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5" style:family="table">
      <style:table-properties style:width="16.517cm" fo:margin-left="0.007cm" fo:margin-top="0cm" fo:margin-bottom="0cm" table:align="left" style:writing-mode="lr-tb"/>
    </style:style>
    <style:style style:name="Tabla15.A" style:family="table-column">
      <style:table-column-properties style:column-width="2.097cm"/>
    </style:style>
    <style:style style:name="Tabla15.B" style:family="table-column">
      <style:table-column-properties style:column-width="3.406cm"/>
    </style:style>
    <style:style style:name="Tabla15.C" style:family="table-column">
      <style:table-column-properties style:column-width="5.503cm"/>
    </style:style>
    <style:style style:name="Tabla15.D" style:family="table-column">
      <style:table-column-properties style:column-width="5.51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5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5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5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2" style:family="table">
      <style:table-properties style:width="16.517cm" fo:margin-left="0.007cm" fo:margin-top="0cm" fo:margin-bottom="0cm" table:align="left" style:writing-mode="lr-tb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503cm"/>
    </style:style>
    <style:style style:name="Tabla2.D" style:family="table-column">
      <style:table-column-properties style:column-width="5.5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3" style:family="table">
      <style:table-properties style:width="16.517cm" fo:margin-left="0.007cm" fo:margin-top="0cm" fo:margin-bottom="0cm" table:align="left" style:writing-mode="lr-tb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3.406cm"/>
    </style:style>
    <style:style style:name="Tabla3.C" style:family="table-column">
      <style:table-column-properties style:column-width="5.503cm"/>
    </style:style>
    <style:style style:name="Tabla3.D" style:family="table-column">
      <style:table-column-properties style:column-width="5.5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6" style:family="table">
      <style:table-properties style:width="16.517cm" fo:margin-left="0.007cm" fo:margin-top="0cm" fo:margin-bottom="0cm" table:align="left" style:writing-mode="lr-tb"/>
    </style:style>
    <style:style style:name="Tabla6.A" style:family="table-column">
      <style:table-column-properties style:column-width="1.796cm"/>
    </style:style>
    <style:style style:name="Tabla6.B" style:family="table-column">
      <style:table-column-properties style:column-width="3.708cm"/>
    </style:style>
    <style:style style:name="Tabla6.C" style:family="table-column">
      <style:table-column-properties style:column-width="5.503cm"/>
    </style:style>
    <style:style style:name="Tabla6.D" style:family="table-column">
      <style:table-column-properties style:column-width="5.5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7" style:family="table">
      <style:table-properties style:width="16.517cm" fo:margin-left="0.007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3.708cm"/>
    </style:style>
    <style:style style:name="Tabla7.C" style:family="table-column">
      <style:table-column-properties style:column-width="5.503cm"/>
    </style:style>
    <style:style style:name="Tabla7.D" style:family="table-column">
      <style:table-column-properties style:column-width="5.51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8" style:family="table">
      <style:table-properties style:width="16.517cm" fo:margin-left="0.007cm" fo:margin-top="0cm" fo:margin-bottom="0cm" table:align="left" style:writing-mode="lr-tb"/>
    </style:style>
    <style:style style:name="Tabla8.A" style:family="table-column">
      <style:table-column-properties style:column-width="1.796cm"/>
    </style:style>
    <style:style style:name="Tabla8.B" style:family="table-column">
      <style:table-column-properties style:column-width="3.708cm"/>
    </style:style>
    <style:style style:name="Tabla8.C" style:family="table-column">
      <style:table-column-properties style:column-width="5.503cm"/>
    </style:style>
    <style:style style:name="Tabla8.D" style:family="table-column">
      <style:table-column-properties style:column-width="5.5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9" style:family="table">
      <style:table-properties style:width="16.517cm" fo:margin-left="0.007cm" fo:margin-top="0cm" fo:margin-bottom="0cm" table:align="left" style:writing-mode="lr-tb"/>
    </style:style>
    <style:style style:name="Tabla9.A" style:family="table-column">
      <style:table-column-properties style:column-width="1.796cm"/>
    </style:style>
    <style:style style:name="Tabla9.B" style:family="table-column">
      <style:table-column-properties style:column-width="3.708cm"/>
    </style:style>
    <style:style style:name="Tabla9.C" style:family="table-column">
      <style:table-column-properties style:column-width="5.503cm"/>
    </style:style>
    <style:style style:name="Tabla9.D" style:family="table-column">
      <style:table-column-properties style:column-width="5.51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0" style:family="table">
      <style:table-properties style:width="16.517cm" fo:margin-left="0.007cm" fo:margin-top="0cm" fo:margin-bottom="0cm" table:align="left" style:writing-mode="lr-tb"/>
    </style:style>
    <style:style style:name="Tabla10.A" style:family="table-column">
      <style:table-column-properties style:column-width="1.796cm"/>
    </style:style>
    <style:style style:name="Tabla10.B" style:family="table-column">
      <style:table-column-properties style:column-width="3.708cm"/>
    </style:style>
    <style:style style:name="Tabla10.C" style:family="table-column">
      <style:table-column-properties style:column-width="5.503cm"/>
    </style:style>
    <style:style style:name="Tabla10.D" style:family="table-column">
      <style:table-column-properties style:column-width="5.5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0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0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0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1" style:family="table">
      <style:table-properties style:width="16.517cm" fo:margin-left="0.007cm" fo:margin-top="0cm" fo:margin-bottom="0cm" table:align="left" style:writing-mode="lr-tb"/>
    </style:style>
    <style:style style:name="Tabla11.A" style:family="table-column">
      <style:table-column-properties style:column-width="1.796cm"/>
    </style:style>
    <style:style style:name="Tabla11.B" style:family="table-column">
      <style:table-column-properties style:column-width="3.708cm"/>
    </style:style>
    <style:style style:name="Tabla11.C" style:family="table-column">
      <style:table-column-properties style:column-width="5.503cm"/>
    </style:style>
    <style:style style:name="Tabla11.D" style:family="table-column">
      <style:table-column-properties style:column-width="5.5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1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1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1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2" style:family="table">
      <style:table-properties style:width="16.517cm" fo:margin-left="0.007cm" fo:margin-top="0cm" fo:margin-bottom="0cm" table:align="left" style:writing-mode="lr-tb"/>
    </style:style>
    <style:style style:name="Tabla12.A" style:family="table-column">
      <style:table-column-properties style:column-width="1.796cm"/>
    </style:style>
    <style:style style:name="Tabla12.B" style:family="table-column">
      <style:table-column-properties style:column-width="3.708cm"/>
    </style:style>
    <style:style style:name="Tabla12.C" style:family="table-column">
      <style:table-column-properties style:column-width="5.503cm"/>
    </style:style>
    <style:style style:name="Tabla12.D" style:family="table-column">
      <style:table-column-properties style:column-width="5.51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3" style:family="table">
      <style:table-properties style:width="16.517cm" fo:margin-left="0.007cm" fo:margin-top="0cm" fo:margin-bottom="0cm" table:align="left" style:writing-mode="lr-tb"/>
    </style:style>
    <style:style style:name="Tabla13.A" style:family="table-column">
      <style:table-column-properties style:column-width="1.796cm"/>
    </style:style>
    <style:style style:name="Tabla13.B" style:family="table-column">
      <style:table-column-properties style:column-width="3.708cm"/>
    </style:style>
    <style:style style:name="Tabla13.C" style:family="table-column">
      <style:table-column-properties style:column-width="5.503cm"/>
    </style:style>
    <style:style style:name="Tabla13.D" style:family="table-column">
      <style:table-column-properties style:column-width="5.51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4" style:family="table">
      <style:table-properties style:width="16.517cm" fo:margin-left="0.007cm" fo:margin-top="0cm" fo:margin-bottom="0cm" table:align="left" style:writing-mode="lr-tb"/>
    </style:style>
    <style:style style:name="Tabla14.A" style:family="table-column">
      <style:table-column-properties style:column-width="1.796cm"/>
    </style:style>
    <style:style style:name="Tabla14.B" style:family="table-column">
      <style:table-column-properties style:column-width="3.708cm"/>
    </style:style>
    <style:style style:name="Tabla14.C" style:family="table-column">
      <style:table-column-properties style:column-width="5.503cm"/>
    </style:style>
    <style:style style:name="Tabla14.D" style:family="table-column">
      <style:table-column-properties style:column-width="5.51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4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4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4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4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4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6" style:family="table">
      <style:table-properties style:width="16.517cm" fo:margin-left="0.007cm" fo:margin-top="0cm" fo:margin-bottom="0cm" table:align="left" style:writing-mode="lr-tb"/>
    </style:style>
    <style:style style:name="Tabla16.A" style:family="table-column">
      <style:table-column-properties style:column-width="1.796cm"/>
    </style:style>
    <style:style style:name="Tabla16.B" style:family="table-column">
      <style:table-column-properties style:column-width="3.708cm"/>
    </style:style>
    <style:style style:name="Tabla16.C" style:family="table-column">
      <style:table-column-properties style:column-width="5.503cm"/>
    </style:style>
    <style:style style:name="Tabla16.D" style:family="table-column">
      <style:table-column-properties style:column-width="5.51cm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7" style:family="table">
      <style:table-properties style:width="16.517cm" fo:margin-left="0.007cm" fo:margin-top="0cm" fo:margin-bottom="0cm" table:align="left" style:writing-mode="lr-tb"/>
    </style:style>
    <style:style style:name="Tabla17.A" style:family="table-column">
      <style:table-column-properties style:column-width="1.796cm"/>
    </style:style>
    <style:style style:name="Tabla17.B" style:family="table-column">
      <style:table-column-properties style:column-width="3.708cm"/>
    </style:style>
    <style:style style:name="Tabla17.C" style:family="table-column">
      <style:table-column-properties style:column-width="5.503cm"/>
    </style:style>
    <style:style style:name="Tabla17.D" style:family="table-column">
      <style:table-column-properties style:column-width="5.51cm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8" style:family="table">
      <style:table-properties style:width="16.517cm" fo:margin-left="0.007cm" fo:margin-top="0cm" fo:margin-bottom="0cm" table:align="left" style:writing-mode="lr-tb"/>
    </style:style>
    <style:style style:name="Tabla18.A" style:family="table-column">
      <style:table-column-properties style:column-width="1.796cm"/>
    </style:style>
    <style:style style:name="Tabla18.B" style:family="table-column">
      <style:table-column-properties style:column-width="3.708cm"/>
    </style:style>
    <style:style style:name="Tabla18.C" style:family="table-column">
      <style:table-column-properties style:column-width="5.503cm"/>
    </style:style>
    <style:style style:name="Tabla18.D" style:family="table-column">
      <style:table-column-properties style:column-width="5.51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9" style:family="table">
      <style:table-properties style:width="16.517cm" fo:margin-left="0.007cm" fo:margin-top="0cm" fo:margin-bottom="0cm" table:align="left" style:writing-mode="lr-tb"/>
    </style:style>
    <style:style style:name="Tabla19.A" style:family="table-column">
      <style:table-column-properties style:column-width="1.796cm"/>
    </style:style>
    <style:style style:name="Tabla19.B" style:family="table-column">
      <style:table-column-properties style:column-width="3.708cm"/>
    </style:style>
    <style:style style:name="Tabla19.C" style:family="table-column">
      <style:table-column-properties style:column-width="5.503cm"/>
    </style:style>
    <style:style style:name="Tabla19.D" style:family="table-column">
      <style:table-column-properties style:column-width="5.51cm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P2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Table_20_Contents">
      <style:text-properties fo:color="#808080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P7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cccc" officeooo:paragraph-rsid="00b654f2"/>
    </style:style>
    <style:style style:name="P9" style:family="paragraph" style:parent-style-name="Table_20_Contents">
      <style:paragraph-properties fo:text-align="center" style:justify-single-word="false"/>
      <style:text-properties fo:color="#cccccc" officeooo:paragraph-rsid="00cd596a"/>
    </style:style>
    <style:style style:name="P10" style:family="paragraph" style:parent-style-name="Table_20_Contents">
      <style:paragraph-properties fo:text-align="center" style:justify-single-word="false"/>
      <style:text-properties fo:color="#cccccc" officeooo:paragraph-rsid="00d430ff"/>
    </style:style>
    <style:style style:name="P11" style:family="paragraph" style:parent-style-name="Table_20_Contents">
      <style:paragraph-properties fo:text-align="center" style:justify-single-word="false"/>
      <style:text-properties fo:color="#cccccc" officeooo:paragraph-rsid="00e505f8"/>
    </style:style>
    <style:style style:name="P12" style:family="paragraph" style:parent-style-name="Table_20_Contents">
      <style:paragraph-properties fo:text-align="center" style:justify-single-word="false"/>
      <style:text-properties fo:color="#cccccc" officeooo:paragraph-rsid="00fdf28b"/>
    </style:style>
    <style:style style:name="P13" style:family="paragraph" style:parent-style-name="Table_20_Contents">
      <style:paragraph-properties fo:text-align="center" style:justify-single-word="false"/>
      <style:text-properties fo:color="#cccccc" officeooo:paragraph-rsid="010577a6"/>
    </style:style>
    <style:style style:name="P14" style:family="paragraph" style:parent-style-name="Table_20_Contents">
      <style:paragraph-properties fo:text-align="center" style:justify-single-word="false"/>
      <style:text-properties fo:color="#cccccc" officeooo:paragraph-rsid="0117f9b4"/>
    </style:style>
    <style:style style:name="P15" style:family="paragraph" style:parent-style-name="Table_20_Contents">
      <style:paragraph-properties fo:text-align="center" style:justify-single-word="false"/>
      <style:text-properties fo:color="#cccccc" officeooo:paragraph-rsid="01294bc5"/>
    </style:style>
    <style:style style:name="P16" style:family="paragraph" style:parent-style-name="Table_20_Contents">
      <style:paragraph-properties fo:text-align="center" style:justify-single-word="false"/>
      <style:text-properties fo:color="#cccccc" officeooo:paragraph-rsid="01378229"/>
    </style:style>
    <style:style style:name="P17" style:family="paragraph" style:parent-style-name="Table_20_Contents">
      <style:paragraph-properties fo:text-align="center" style:justify-single-word="false"/>
      <style:text-properties fo:color="#cccccc" officeooo:paragraph-rsid="0141e2cb"/>
    </style:style>
    <style:style style:name="P18" style:family="paragraph" style:parent-style-name="Table_20_Contents">
      <style:paragraph-properties fo:text-align="center" style:justify-single-word="false"/>
      <style:text-properties fo:color="#cccccc" officeooo:paragraph-rsid="014f6d37"/>
    </style:style>
    <style:style style:name="P19" style:family="paragraph" style:parent-style-name="Table_20_Contents">
      <style:paragraph-properties fo:text-align="center" style:justify-single-word="false"/>
      <style:text-properties fo:color="#cccccc" officeooo:paragraph-rsid="015569c6"/>
    </style:style>
    <style:style style:name="P20" style:family="paragraph" style:parent-style-name="Table_20_Contents">
      <style:paragraph-properties fo:text-align="center" style:justify-single-word="false"/>
      <style:text-properties fo:color="#cccccc" officeooo:paragraph-rsid="01647fdb"/>
    </style:style>
    <style:style style:name="P21" style:family="paragraph" style:parent-style-name="Table_20_Contents">
      <style:paragraph-properties fo:text-align="center" style:justify-single-word="false"/>
      <style:text-properties fo:color="#cccccc" officeooo:paragraph-rsid="016e3e51"/>
    </style:style>
    <style:style style:name="P22" style:family="paragraph" style:parent-style-name="Table_20_Contents">
      <style:paragraph-properties fo:text-align="center" style:justify-single-word="false"/>
      <style:text-properties fo:color="#cccccc" officeooo:paragraph-rsid="01766bef"/>
    </style:style>
    <style:style style:name="P23" style:family="paragraph" style:parent-style-name="Table_20_Contents">
      <style:paragraph-properties fo:text-align="center" style:justify-single-word="false"/>
      <style:text-properties fo:color="#cccccc" officeooo:paragraph-rsid="01824257"/>
    </style:style>
    <style:style style:name="P24" style:family="paragraph" style:parent-style-name="Table_20_Contents">
      <style:paragraph-properties fo:text-align="center" style:justify-single-word="false"/>
      <style:text-properties fo:color="#cccccc" officeooo:rsid="00b7ded0" officeooo:paragraph-rsid="00b7ded0"/>
    </style:style>
    <style:style style:name="P25" style:family="paragraph" style:parent-style-name="Table_20_Contents">
      <style:paragraph-properties fo:text-align="center" style:justify-single-word="false"/>
      <style:text-properties fo:color="#cccccc" officeooo:rsid="00b7ded0" officeooo:paragraph-rsid="00cd596a"/>
    </style:style>
    <style:style style:name="P26" style:family="paragraph" style:parent-style-name="Table_20_Contents">
      <style:paragraph-properties fo:text-align="center" style:justify-single-word="false"/>
      <style:text-properties fo:color="#cccccc" officeooo:rsid="00b7ded0" officeooo:paragraph-rsid="00d430ff"/>
    </style:style>
    <style:style style:name="P27" style:family="paragraph" style:parent-style-name="Table_20_Contents">
      <style:paragraph-properties fo:text-align="center" style:justify-single-word="false"/>
      <style:text-properties fo:color="#cccccc" officeooo:rsid="00b7ded0" officeooo:paragraph-rsid="00e505f8"/>
    </style:style>
    <style:style style:name="P28" style:family="paragraph" style:parent-style-name="Table_20_Contents">
      <style:paragraph-properties fo:text-align="center" style:justify-single-word="false"/>
      <style:text-properties fo:color="#cccccc" officeooo:rsid="00b7ded0" officeooo:paragraph-rsid="00fdf28b"/>
    </style:style>
    <style:style style:name="P29" style:family="paragraph" style:parent-style-name="Table_20_Contents">
      <style:paragraph-properties fo:text-align="center" style:justify-single-word="false"/>
      <style:text-properties fo:color="#cccccc" officeooo:rsid="00b7ded0" officeooo:paragraph-rsid="010577a6"/>
    </style:style>
    <style:style style:name="P30" style:family="paragraph" style:parent-style-name="Table_20_Contents">
      <style:paragraph-properties fo:text-align="center" style:justify-single-word="false"/>
      <style:text-properties fo:color="#cccccc" officeooo:rsid="00b7ded0" officeooo:paragraph-rsid="0117f9b4"/>
    </style:style>
    <style:style style:name="P31" style:family="paragraph" style:parent-style-name="Table_20_Contents">
      <style:paragraph-properties fo:text-align="center" style:justify-single-word="false"/>
      <style:text-properties fo:color="#cccccc" officeooo:rsid="00b7ded0" officeooo:paragraph-rsid="01294bc5"/>
    </style:style>
    <style:style style:name="P32" style:family="paragraph" style:parent-style-name="Table_20_Contents">
      <style:paragraph-properties fo:text-align="center" style:justify-single-word="false"/>
      <style:text-properties fo:color="#cccccc" officeooo:rsid="00b7ded0" officeooo:paragraph-rsid="01378229"/>
    </style:style>
    <style:style style:name="P33" style:family="paragraph" style:parent-style-name="Table_20_Contents">
      <style:paragraph-properties fo:text-align="center" style:justify-single-word="false"/>
      <style:text-properties fo:color="#cccccc" officeooo:rsid="00b7ded0" officeooo:paragraph-rsid="0141e2cb"/>
    </style:style>
    <style:style style:name="P34" style:family="paragraph" style:parent-style-name="Table_20_Contents">
      <style:paragraph-properties fo:text-align="center" style:justify-single-word="false"/>
      <style:text-properties fo:color="#cccccc" officeooo:rsid="00b7ded0" officeooo:paragraph-rsid="014f6d37"/>
    </style:style>
    <style:style style:name="P35" style:family="paragraph" style:parent-style-name="Table_20_Contents">
      <style:paragraph-properties fo:text-align="center" style:justify-single-word="false"/>
      <style:text-properties fo:color="#cccccc" officeooo:rsid="00b7ded0" officeooo:paragraph-rsid="015569c6"/>
    </style:style>
    <style:style style:name="P36" style:family="paragraph" style:parent-style-name="Table_20_Contents">
      <style:paragraph-properties fo:text-align="center" style:justify-single-word="false"/>
      <style:text-properties fo:color="#cccccc" officeooo:rsid="00b7ded0" officeooo:paragraph-rsid="01647fdb"/>
    </style:style>
    <style:style style:name="P37" style:family="paragraph" style:parent-style-name="Table_20_Contents">
      <style:paragraph-properties fo:text-align="center" style:justify-single-word="false"/>
      <style:text-properties fo:color="#cccccc" officeooo:rsid="00b7ded0" officeooo:paragraph-rsid="016e3e51"/>
    </style:style>
    <style:style style:name="P38" style:family="paragraph" style:parent-style-name="Table_20_Contents">
      <style:paragraph-properties fo:text-align="center" style:justify-single-word="false"/>
      <style:text-properties fo:color="#cccccc" officeooo:rsid="00b7ded0" officeooo:paragraph-rsid="01766bef"/>
    </style:style>
    <style:style style:name="P39" style:family="paragraph" style:parent-style-name="Table_20_Contents">
      <style:paragraph-properties fo:text-align="center" style:justify-single-word="false"/>
      <style:text-properties fo:color="#cccccc" officeooo:rsid="00b7ded0" officeooo:paragraph-rsid="01824257"/>
    </style:style>
    <style:style style:name="P40" style:family="paragraph" style:parent-style-name="Table_20_Contents">
      <style:paragraph-properties fo:text-align="center" style:justify-single-word="false"/>
      <style:text-properties fo:color="#cccccc" officeooo:rsid="00b80c3c" officeooo:paragraph-rsid="00b80c3c"/>
    </style:style>
    <style:style style:name="P41" style:family="paragraph" style:parent-style-name="Table_20_Contents">
      <style:paragraph-properties fo:text-align="center" style:justify-single-word="false"/>
      <style:text-properties fo:color="#cccccc" officeooo:rsid="00b80c3c" officeooo:paragraph-rsid="00cd596a"/>
    </style:style>
    <style:style style:name="P42" style:family="paragraph" style:parent-style-name="Table_20_Contents">
      <style:paragraph-properties fo:text-align="center" style:justify-single-word="false"/>
      <style:text-properties fo:color="#cccccc" officeooo:rsid="00b80c3c" officeooo:paragraph-rsid="00d430ff"/>
    </style:style>
    <style:style style:name="P43" style:family="paragraph" style:parent-style-name="Table_20_Contents">
      <style:paragraph-properties fo:text-align="center" style:justify-single-word="false"/>
      <style:text-properties fo:color="#cccccc" officeooo:rsid="00b80c3c" officeooo:paragraph-rsid="00e505f8"/>
    </style:style>
    <style:style style:name="P44" style:family="paragraph" style:parent-style-name="Table_20_Contents">
      <style:paragraph-properties fo:text-align="center" style:justify-single-word="false"/>
      <style:text-properties fo:color="#cccccc" officeooo:rsid="00b80c3c" officeooo:paragraph-rsid="00fdf28b"/>
    </style:style>
    <style:style style:name="P45" style:family="paragraph" style:parent-style-name="Table_20_Contents">
      <style:paragraph-properties fo:text-align="center" style:justify-single-word="false"/>
      <style:text-properties fo:color="#cccccc" officeooo:rsid="00b80c3c" officeooo:paragraph-rsid="010577a6"/>
    </style:style>
    <style:style style:name="P46" style:family="paragraph" style:parent-style-name="Table_20_Contents">
      <style:paragraph-properties fo:text-align="center" style:justify-single-word="false"/>
      <style:text-properties fo:color="#cccccc" officeooo:rsid="00b80c3c" officeooo:paragraph-rsid="0117f9b4"/>
    </style:style>
    <style:style style:name="P47" style:family="paragraph" style:parent-style-name="Table_20_Contents">
      <style:paragraph-properties fo:text-align="center" style:justify-single-word="false"/>
      <style:text-properties fo:color="#cccccc" officeooo:rsid="00b80c3c" officeooo:paragraph-rsid="01294bc5"/>
    </style:style>
    <style:style style:name="P48" style:family="paragraph" style:parent-style-name="Table_20_Contents">
      <style:paragraph-properties fo:text-align="center" style:justify-single-word="false"/>
      <style:text-properties fo:color="#cccccc" officeooo:rsid="00b80c3c" officeooo:paragraph-rsid="01378229"/>
    </style:style>
    <style:style style:name="P49" style:family="paragraph" style:parent-style-name="Table_20_Contents">
      <style:paragraph-properties fo:text-align="center" style:justify-single-word="false"/>
      <style:text-properties fo:color="#cccccc" officeooo:rsid="00b80c3c" officeooo:paragraph-rsid="0141e2cb"/>
    </style:style>
    <style:style style:name="P50" style:family="paragraph" style:parent-style-name="Table_20_Contents">
      <style:paragraph-properties fo:text-align="center" style:justify-single-word="false"/>
      <style:text-properties fo:color="#cccccc" officeooo:rsid="00b80c3c" officeooo:paragraph-rsid="014f6d37"/>
    </style:style>
    <style:style style:name="P51" style:family="paragraph" style:parent-style-name="Table_20_Contents">
      <style:paragraph-properties fo:text-align="center" style:justify-single-word="false"/>
      <style:text-properties fo:color="#cccccc" officeooo:rsid="00b80c3c" officeooo:paragraph-rsid="015569c6"/>
    </style:style>
    <style:style style:name="P52" style:family="paragraph" style:parent-style-name="Table_20_Contents">
      <style:paragraph-properties fo:text-align="center" style:justify-single-word="false"/>
      <style:text-properties fo:color="#cccccc" officeooo:rsid="00b80c3c" officeooo:paragraph-rsid="01647fdb"/>
    </style:style>
    <style:style style:name="P53" style:family="paragraph" style:parent-style-name="Table_20_Contents">
      <style:paragraph-properties fo:text-align="center" style:justify-single-word="false"/>
      <style:text-properties fo:color="#cccccc" officeooo:rsid="00b80c3c" officeooo:paragraph-rsid="016e3e51"/>
    </style:style>
    <style:style style:name="P54" style:family="paragraph" style:parent-style-name="Table_20_Contents">
      <style:paragraph-properties fo:text-align="center" style:justify-single-word="false"/>
      <style:text-properties fo:color="#cccccc" officeooo:rsid="00b80c3c" officeooo:paragraph-rsid="01766bef"/>
    </style:style>
    <style:style style:name="P55" style:family="paragraph" style:parent-style-name="Table_20_Contents">
      <style:paragraph-properties fo:text-align="center" style:justify-single-word="false"/>
      <style:text-properties fo:color="#cccccc" officeooo:rsid="00b80c3c" officeooo:paragraph-rsid="01824257"/>
    </style:style>
    <style:style style:name="P56" style:family="paragraph" style:parent-style-name="Table_20_Contents">
      <style:paragraph-properties fo:text-align="center" style:justify-single-word="false"/>
      <style:text-properties officeooo:paragraph-rsid="00b654f2"/>
    </style:style>
    <style:style style:name="P57" style:family="paragraph" style:parent-style-name="Table_20_Contents">
      <style:paragraph-properties fo:text-align="center" style:justify-single-word="false"/>
      <style:text-properties officeooo:paragraph-rsid="00cd596a"/>
    </style:style>
    <style:style style:name="P58" style:family="paragraph" style:parent-style-name="Table_20_Contents">
      <style:paragraph-properties fo:text-align="center" style:justify-single-word="false"/>
      <style:text-properties officeooo:paragraph-rsid="00d430ff"/>
    </style:style>
    <style:style style:name="P59" style:family="paragraph" style:parent-style-name="Table_20_Contents">
      <style:paragraph-properties fo:text-align="center" style:justify-single-word="false"/>
      <style:text-properties officeooo:paragraph-rsid="00e505f8"/>
    </style:style>
    <style:style style:name="P60" style:family="paragraph" style:parent-style-name="Table_20_Contents">
      <style:paragraph-properties fo:text-align="center" style:justify-single-word="false"/>
      <style:text-properties officeooo:paragraph-rsid="00fdf28b"/>
    </style:style>
    <style:style style:name="P61" style:family="paragraph" style:parent-style-name="Table_20_Contents">
      <style:paragraph-properties fo:text-align="center" style:justify-single-word="false"/>
      <style:text-properties officeooo:paragraph-rsid="010577a6"/>
    </style:style>
    <style:style style:name="P62" style:family="paragraph" style:parent-style-name="Table_20_Contents">
      <style:paragraph-properties fo:text-align="center" style:justify-single-word="false"/>
      <style:text-properties officeooo:paragraph-rsid="0117f9b4"/>
    </style:style>
    <style:style style:name="P63" style:family="paragraph" style:parent-style-name="Table_20_Contents">
      <style:paragraph-properties fo:text-align="center" style:justify-single-word="false"/>
      <style:text-properties officeooo:paragraph-rsid="01294bc5"/>
    </style:style>
    <style:style style:name="P64" style:family="paragraph" style:parent-style-name="Table_20_Contents">
      <style:paragraph-properties fo:text-align="center" style:justify-single-word="false"/>
      <style:text-properties officeooo:paragraph-rsid="01378229"/>
    </style:style>
    <style:style style:name="P65" style:family="paragraph" style:parent-style-name="Table_20_Contents">
      <style:paragraph-properties fo:text-align="center" style:justify-single-word="false"/>
      <style:text-properties officeooo:paragraph-rsid="0141e2cb"/>
    </style:style>
    <style:style style:name="P66" style:family="paragraph" style:parent-style-name="Table_20_Contents">
      <style:paragraph-properties fo:text-align="center" style:justify-single-word="false"/>
      <style:text-properties officeooo:paragraph-rsid="014f6d37"/>
    </style:style>
    <style:style style:name="P67" style:family="paragraph" style:parent-style-name="Table_20_Contents">
      <style:paragraph-properties fo:text-align="center" style:justify-single-word="false"/>
      <style:text-properties officeooo:paragraph-rsid="015569c6"/>
    </style:style>
    <style:style style:name="P68" style:family="paragraph" style:parent-style-name="Table_20_Contents">
      <style:paragraph-properties fo:text-align="center" style:justify-single-word="false"/>
      <style:text-properties officeooo:paragraph-rsid="01647fdb"/>
    </style:style>
    <style:style style:name="P69" style:family="paragraph" style:parent-style-name="Table_20_Contents">
      <style:paragraph-properties fo:text-align="center" style:justify-single-word="false"/>
      <style:text-properties officeooo:paragraph-rsid="016e3e51"/>
    </style:style>
    <style:style style:name="P70" style:family="paragraph" style:parent-style-name="Table_20_Contents">
      <style:paragraph-properties fo:text-align="center" style:justify-single-word="false"/>
      <style:text-properties officeooo:paragraph-rsid="01766bef"/>
    </style:style>
    <style:style style:name="P71" style:family="paragraph" style:parent-style-name="Table_20_Contents">
      <style:paragraph-properties fo:text-align="center" style:justify-single-word="false"/>
      <style:text-properties officeooo:paragraph-rsid="01824257"/>
    </style:style>
    <style:style style:name="P72" style:family="paragraph" style:parent-style-name="Table_20_Contents">
      <style:paragraph-properties fo:text-align="center" style:justify-single-word="false"/>
      <style:text-properties officeooo:rsid="00b654f2" officeooo:paragraph-rsid="00b654f2"/>
    </style:style>
    <style:style style:name="P73" style:family="paragraph" style:parent-style-name="Table_20_Contents">
      <style:paragraph-properties fo:text-align="center" style:justify-single-word="false"/>
      <style:text-properties officeooo:rsid="00b654f2" officeooo:paragraph-rsid="00cd596a"/>
    </style:style>
    <style:style style:name="P74" style:family="paragraph" style:parent-style-name="Table_20_Contents">
      <style:text-properties officeooo:rsid="00b7ded0" officeooo:paragraph-rsid="00b7ded0"/>
    </style:style>
    <style:style style:name="P75" style:family="paragraph" style:parent-style-name="Table_20_Contents">
      <style:text-properties officeooo:rsid="00b7ded0" officeooo:paragraph-rsid="01294bc5"/>
    </style:style>
    <style:style style:name="P76" style:family="paragraph" style:parent-style-name="Table_20_Contents">
      <style:text-properties officeooo:rsid="00b7ded0" officeooo:paragraph-rsid="0130c6d1"/>
    </style:style>
    <style:style style:name="P77" style:family="paragraph" style:parent-style-name="Table_20_Contents">
      <style:text-properties officeooo:rsid="00b7ded0" officeooo:paragraph-rsid="01378229"/>
    </style:style>
    <style:style style:name="P78" style:family="paragraph" style:parent-style-name="Table_20_Contents">
      <style:text-properties officeooo:rsid="00b7ded0" officeooo:paragraph-rsid="0141e2cb"/>
    </style:style>
    <style:style style:name="P79" style:family="paragraph" style:parent-style-name="Table_20_Contents">
      <style:text-properties officeooo:rsid="00b7ded0" officeooo:paragraph-rsid="014f6d37"/>
    </style:style>
    <style:style style:name="P80" style:family="paragraph" style:parent-style-name="Table_20_Contents">
      <style:text-properties officeooo:rsid="00b7ded0" officeooo:paragraph-rsid="015569c6"/>
    </style:style>
    <style:style style:name="P81" style:family="paragraph" style:parent-style-name="Table_20_Contents">
      <style:text-properties officeooo:rsid="00b7ded0" officeooo:paragraph-rsid="01647fdb"/>
    </style:style>
    <style:style style:name="P82" style:family="paragraph" style:parent-style-name="Table_20_Contents">
      <style:text-properties officeooo:rsid="00b7ded0" officeooo:paragraph-rsid="016e3e51"/>
    </style:style>
    <style:style style:name="P83" style:family="paragraph" style:parent-style-name="Table_20_Contents">
      <style:text-properties officeooo:rsid="00b7ded0" officeooo:paragraph-rsid="01766bef"/>
    </style:style>
    <style:style style:name="P84" style:family="paragraph" style:parent-style-name="Table_20_Contents">
      <style:text-properties officeooo:rsid="00b7ded0" officeooo:paragraph-rsid="01824257"/>
    </style:style>
    <style:style style:name="P85" style:family="paragraph" style:parent-style-name="Table_20_Contents">
      <style:paragraph-properties fo:text-align="center" style:justify-single-word="false"/>
      <style:text-properties officeooo:rsid="00b80c3c" officeooo:paragraph-rsid="00b80c3c"/>
    </style:style>
    <style:style style:name="P86" style:family="paragraph" style:parent-style-name="Table_20_Contents">
      <style:paragraph-properties fo:text-align="start" style:justify-single-word="false"/>
      <style:text-properties officeooo:rsid="00bae46f" officeooo:paragraph-rsid="00bae46f"/>
    </style:style>
    <style:style style:name="P87" style:family="paragraph" style:parent-style-name="Table_20_Contents">
      <style:paragraph-properties fo:text-align="start" style:justify-single-word="false"/>
      <style:text-properties officeooo:rsid="00bae46f" officeooo:paragraph-rsid="00cbe626"/>
    </style:style>
    <style:style style:name="P88" style:family="paragraph" style:parent-style-name="Table_20_Contents">
      <style:paragraph-properties fo:text-align="center" style:justify-single-word="false"/>
      <style:text-properties officeooo:rsid="00bae46f" officeooo:paragraph-rsid="00bae46f"/>
    </style:style>
    <style:style style:name="P89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bdb7ca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e7c7b1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beb2af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00c3a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b63d9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color="#007826" officeooo:rsid="00beb2af" officeooo:paragraph-rsid="00beb2af"/>
    </style:style>
    <style:style style:name="P95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officeooo:rsid="00beb2af" officeooo:paragraph-rsid="00beb2af"/>
    </style:style>
    <style:style style:name="P99" style:family="paragraph" style:parent-style-name="Table_20_Contents">
      <style:paragraph-properties fo:text-align="start" style:justify-single-word="false"/>
      <style:text-properties officeooo:rsid="00beb2af" officeooo:paragraph-rsid="00cbe626"/>
    </style:style>
    <style:style style:name="P100" style:family="paragraph" style:parent-style-name="Table_20_Contents">
      <style:paragraph-properties fo:text-align="start" style:justify-single-word="false"/>
      <style:text-properties officeooo:rsid="00c19125" officeooo:paragraph-rsid="00c19125"/>
    </style:style>
    <style:style style:name="P101" style:family="paragraph" style:parent-style-name="Table_20_Contents">
      <style:paragraph-properties fo:text-align="start" style:justify-single-word="false"/>
      <style:text-properties officeooo:rsid="00c19125" officeooo:paragraph-rsid="00d430ff"/>
    </style:style>
    <style:style style:name="P102" style:family="paragraph" style:parent-style-name="Table_20_Contents">
      <style:paragraph-properties fo:text-align="start" style:justify-single-word="false"/>
      <style:text-properties officeooo:rsid="00c19125" officeooo:paragraph-rsid="00fdf28b"/>
    </style:style>
    <style:style style:name="P103" style:family="paragraph" style:parent-style-name="Table_20_Contents">
      <style:paragraph-properties fo:text-align="start" style:justify-single-word="false"/>
      <style:text-properties officeooo:rsid="00c19125" officeooo:paragraph-rsid="010577a6"/>
    </style:style>
    <style:style style:name="P104" style:family="paragraph" style:parent-style-name="Table_20_Contents">
      <style:paragraph-properties fo:text-align="start" style:justify-single-word="false"/>
      <style:text-properties officeooo:rsid="00c19125" officeooo:paragraph-rsid="0113a29b"/>
    </style:style>
    <style:style style:name="P105" style:family="paragraph" style:parent-style-name="Table_20_Contents">
      <style:paragraph-properties fo:text-align="start" style:justify-single-word="false"/>
      <style:text-properties officeooo:rsid="00c19125" officeooo:paragraph-rsid="0117f9b4"/>
    </style:style>
    <style:style style:name="P106" style:family="paragraph" style:parent-style-name="Table_20_Contents">
      <style:paragraph-properties fo:text-align="start" style:justify-single-word="false"/>
      <style:text-properties officeooo:rsid="00c19125" officeooo:paragraph-rsid="01294bc5"/>
    </style:style>
    <style:style style:name="P107" style:family="paragraph" style:parent-style-name="Table_20_Contents">
      <style:paragraph-properties fo:text-align="start" style:justify-single-word="false"/>
      <style:text-properties officeooo:rsid="00c19125" officeooo:paragraph-rsid="01378229"/>
    </style:style>
    <style:style style:name="P108" style:family="paragraph" style:parent-style-name="Table_20_Contents">
      <style:paragraph-properties fo:text-align="start" style:justify-single-word="false"/>
      <style:text-properties officeooo:rsid="00c19125" officeooo:paragraph-rsid="0141e2cb"/>
    </style:style>
    <style:style style:name="P109" style:family="paragraph" style:parent-style-name="Table_20_Contents">
      <style:paragraph-properties fo:text-align="start" style:justify-single-word="false"/>
      <style:text-properties officeooo:rsid="00c19125" officeooo:paragraph-rsid="014f6d37"/>
    </style:style>
    <style:style style:name="P110" style:family="paragraph" style:parent-style-name="Table_20_Contents">
      <style:paragraph-properties fo:text-align="start" style:justify-single-word="false"/>
      <style:text-properties officeooo:rsid="00c19125" officeooo:paragraph-rsid="015569c6"/>
    </style:style>
    <style:style style:name="P111" style:family="paragraph" style:parent-style-name="Table_20_Contents">
      <style:paragraph-properties fo:text-align="start" style:justify-single-word="false"/>
      <style:text-properties officeooo:rsid="00c19125" officeooo:paragraph-rsid="01647fdb"/>
    </style:style>
    <style:style style:name="P112" style:family="paragraph" style:parent-style-name="Table_20_Contents">
      <style:paragraph-properties fo:text-align="start" style:justify-single-word="false"/>
      <style:text-properties officeooo:rsid="00c19125" officeooo:paragraph-rsid="016e3e51"/>
    </style:style>
    <style:style style:name="P113" style:family="paragraph" style:parent-style-name="Table_20_Contents">
      <style:paragraph-properties fo:text-align="start" style:justify-single-word="false"/>
      <style:text-properties officeooo:rsid="00c19125" officeooo:paragraph-rsid="01766bef"/>
    </style:style>
    <style:style style:name="P114" style:family="paragraph" style:parent-style-name="Table_20_Contents">
      <style:paragraph-properties fo:text-align="start" style:justify-single-word="false"/>
      <style:text-properties officeooo:rsid="00c19125" officeooo:paragraph-rsid="01824257"/>
    </style:style>
    <style:style style:name="P115" style:family="paragraph" style:parent-style-name="Table_20_Contents">
      <style:paragraph-properties fo:text-align="center" style:justify-single-word="false"/>
      <style:text-properties officeooo:rsid="00c19125" officeooo:paragraph-rsid="00c19125"/>
    </style:style>
    <style:style style:name="P116" style:family="paragraph" style:parent-style-name="Table_20_Contents">
      <style:paragraph-properties fo:text-align="center" style:justify-single-word="false"/>
      <style:text-properties officeooo:rsid="00d430ff" officeooo:paragraph-rsid="00d430ff"/>
    </style:style>
    <style:style style:name="P117" style:family="paragraph" style:parent-style-name="Table_20_Contents">
      <style:paragraph-properties fo:text-align="center" style:justify-single-word="false"/>
      <style:text-properties officeooo:rsid="00d430ff" officeooo:paragraph-rsid="00fdf28b"/>
    </style:style>
    <style:style style:name="P118" style:family="paragraph" style:parent-style-name="Table_20_Contents">
      <style:paragraph-properties fo:text-align="center" style:justify-single-word="false"/>
      <style:text-properties officeooo:rsid="00d430ff" officeooo:paragraph-rsid="010577a6"/>
    </style:style>
    <style:style style:name="P119" style:family="paragraph" style:parent-style-name="Table_20_Contents">
      <style:paragraph-properties fo:text-align="center" style:justify-single-word="false"/>
      <style:text-properties officeooo:rsid="00d430ff" officeooo:paragraph-rsid="0117f9b4"/>
    </style:style>
    <style:style style:name="P120" style:family="paragraph" style:parent-style-name="Table_20_Contents">
      <style:paragraph-properties fo:text-align="center" style:justify-single-word="false"/>
      <style:text-properties officeooo:rsid="00d430ff" officeooo:paragraph-rsid="01294bc5"/>
    </style:style>
    <style:style style:name="P121" style:family="paragraph" style:parent-style-name="Table_20_Contents">
      <style:paragraph-properties fo:text-align="center" style:justify-single-word="false"/>
      <style:text-properties officeooo:rsid="00d430ff" officeooo:paragraph-rsid="01378229"/>
    </style:style>
    <style:style style:name="P122" style:family="paragraph" style:parent-style-name="Table_20_Contents">
      <style:paragraph-properties fo:text-align="center" style:justify-single-word="false"/>
      <style:text-properties officeooo:rsid="00d430ff" officeooo:paragraph-rsid="0141e2cb"/>
    </style:style>
    <style:style style:name="P123" style:family="paragraph" style:parent-style-name="Table_20_Contents">
      <style:paragraph-properties fo:text-align="center" style:justify-single-word="false"/>
      <style:text-properties officeooo:rsid="00d430ff" officeooo:paragraph-rsid="014f6d37"/>
    </style:style>
    <style:style style:name="P124" style:family="paragraph" style:parent-style-name="Table_20_Contents">
      <style:paragraph-properties fo:text-align="center" style:justify-single-word="false"/>
      <style:text-properties officeooo:rsid="00d430ff" officeooo:paragraph-rsid="015569c6"/>
    </style:style>
    <style:style style:name="P125" style:family="paragraph" style:parent-style-name="Table_20_Contents">
      <style:paragraph-properties fo:text-align="center" style:justify-single-word="false"/>
      <style:text-properties officeooo:rsid="00d430ff" officeooo:paragraph-rsid="01647fdb"/>
    </style:style>
    <style:style style:name="P126" style:family="paragraph" style:parent-style-name="Table_20_Contents">
      <style:paragraph-properties fo:text-align="center" style:justify-single-word="false"/>
      <style:text-properties officeooo:rsid="00d430ff" officeooo:paragraph-rsid="016e3e51"/>
    </style:style>
    <style:style style:name="P127" style:family="paragraph" style:parent-style-name="Table_20_Contents">
      <style:paragraph-properties fo:text-align="center" style:justify-single-word="false"/>
      <style:text-properties officeooo:rsid="00d430ff" officeooo:paragraph-rsid="01766bef"/>
    </style:style>
    <style:style style:name="P128" style:family="paragraph" style:parent-style-name="Table_20_Contents">
      <style:paragraph-properties fo:text-align="center" style:justify-single-word="false"/>
      <style:text-properties officeooo:rsid="00d430ff" officeooo:paragraph-rsid="01824257"/>
    </style:style>
    <style:style style:name="P129" style:family="paragraph" style:parent-style-name="Table_20_Contents">
      <style:paragraph-properties fo:text-align="start" style:justify-single-word="false"/>
      <style:text-properties officeooo:rsid="00d430ff" officeooo:paragraph-rsid="00d7c94a"/>
    </style:style>
    <style:style style:name="P130" style:family="paragraph" style:parent-style-name="Table_20_Contents">
      <style:paragraph-properties fo:text-align="center" style:justify-single-word="false"/>
      <style:text-properties officeooo:rsid="00d5f946" officeooo:paragraph-rsid="00d5f946"/>
    </style:style>
    <style:style style:name="P13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e0935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fdf28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0577a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17f9b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294bc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37822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1e2c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f6d3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5569c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647fd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6e3e5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766be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82425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4e01" officeooo:paragraph-rsid="00d84e0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a3a79" officeooo:paragraph-rsid="00da3a7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b63d9" officeooo:paragraph-rsid="00eb63d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c7f1f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9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db673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0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030e8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20b98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2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34109" officeooo:paragraph-rsid="00f3410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3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4ecc5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4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6a517" officeooo:paragraph-rsid="00f6a517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5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7f18d" officeooo:paragraph-rsid="00f7f18d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6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8ae3c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7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a3253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style:text-underline-style="none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9" style:family="paragraph" style:parent-style-name="Table_20_Contents">
      <style:paragraph-properties fo:text-align="center" style:justify-single-word="false"/>
      <style:text-properties officeooo:rsid="00d7c94a" officeooo:paragraph-rsid="00d7c94a"/>
    </style:style>
    <style:style style:name="P170" style:family="paragraph" style:parent-style-name="Table_20_Contents">
      <style:paragraph-properties fo:text-align="center" style:justify-single-word="false"/>
      <style:text-properties officeooo:rsid="00d84e01" officeooo:paragraph-rsid="00d84e01"/>
    </style:style>
    <style:style style:name="P171" style:family="paragraph" style:parent-style-name="Table_20_Contents">
      <style:paragraph-properties fo:text-align="center" style:justify-single-word="false"/>
      <style:text-properties officeooo:rsid="00d8fb44" officeooo:paragraph-rsid="00d8fb44"/>
    </style:style>
    <style:style style:name="P172" style:family="paragraph" style:parent-style-name="Table_20_Contents">
      <style:paragraph-properties fo:text-align="center" style:justify-single-word="false"/>
      <style:text-properties officeooo:rsid="00da3a79" officeooo:paragraph-rsid="00da3a79"/>
    </style:style>
    <style:style style:name="P173" style:family="paragraph" style:parent-style-name="Table_20_Contents">
      <style:paragraph-properties fo:text-align="center" style:justify-single-word="false"/>
      <style:text-properties officeooo:rsid="00db9e1b" officeooo:paragraph-rsid="00db9e1b"/>
    </style:style>
    <style:style style:name="P174" style:family="paragraph" style:parent-style-name="Table_20_Contents">
      <style:paragraph-properties fo:text-align="center" style:justify-single-word="false"/>
      <style:text-properties officeooo:rsid="00e0935f" officeooo:paragraph-rsid="00e0935f"/>
    </style:style>
    <style:style style:name="P175" style:family="paragraph" style:parent-style-name="Table_20_Contents">
      <style:paragraph-properties fo:text-align="center" style:justify-single-word="false"/>
      <style:text-properties officeooo:rsid="00e0f5af" officeooo:paragraph-rsid="00e0f5af"/>
    </style:style>
    <style:style style:name="P176" style:family="paragraph" style:parent-style-name="Table_20_Contents">
      <style:paragraph-properties fo:text-align="center" style:justify-single-word="false"/>
      <style:text-properties officeooo:rsid="00e7c7b1" officeooo:paragraph-rsid="00e7c7b1"/>
    </style:style>
    <style:style style:name="P177" style:family="paragraph" style:parent-style-name="Table_20_Contents">
      <style:paragraph-properties fo:text-align="start" style:justify-single-word="false"/>
      <style:text-properties officeooo:rsid="00e7c7b1" officeooo:paragraph-rsid="00e7c7b1"/>
    </style:style>
    <style:style style:name="P178" style:family="paragraph" style:parent-style-name="Table_20_Contents">
      <style:paragraph-properties fo:text-align="center" style:justify-single-word="false"/>
      <style:text-properties officeooo:rsid="00e7d3ac" officeooo:paragraph-rsid="00e7d3ac"/>
    </style:style>
    <style:style style:name="P179" style:family="paragraph" style:parent-style-name="Table_20_Contents">
      <style:paragraph-properties fo:text-align="center" style:justify-single-word="false"/>
      <style:text-properties officeooo:rsid="00edb673" officeooo:paragraph-rsid="00edb673"/>
    </style:style>
    <style:style style:name="P180" style:family="paragraph" style:parent-style-name="Table_20_Contents">
      <style:paragraph-properties fo:text-align="center" style:justify-single-word="false"/>
      <style:text-properties officeooo:rsid="00fd58b6" officeooo:paragraph-rsid="00fd58b6"/>
    </style:style>
    <style:style style:name="P181" style:family="paragraph" style:parent-style-name="Table_20_Contents">
      <style:paragraph-properties fo:text-align="center" style:justify-single-word="false"/>
      <style:text-properties officeooo:rsid="01046a70" officeooo:paragraph-rsid="01046a70"/>
    </style:style>
    <style:style style:name="P182" style:family="paragraph" style:parent-style-name="Table_20_Contents">
      <style:paragraph-properties fo:text-align="center" style:justify-single-word="false"/>
      <style:text-properties officeooo:rsid="01046a70" officeooo:paragraph-rsid="010577a6"/>
    </style:style>
    <style:style style:name="P183" style:family="paragraph" style:parent-style-name="Table_20_Contents">
      <style:paragraph-properties fo:text-align="center" style:justify-single-word="false"/>
      <style:text-properties officeooo:rsid="01046a70" officeooo:paragraph-rsid="0117f9b4"/>
    </style:style>
    <style:style style:name="P184" style:family="paragraph" style:parent-style-name="Table_20_Contents">
      <style:paragraph-properties fo:text-align="center" style:justify-single-word="false"/>
      <style:text-properties officeooo:rsid="01046a70" officeooo:paragraph-rsid="01294bc5"/>
    </style:style>
    <style:style style:name="P185" style:family="paragraph" style:parent-style-name="Table_20_Contents">
      <style:paragraph-properties fo:text-align="center" style:justify-single-word="false"/>
      <style:text-properties officeooo:rsid="01098934" officeooo:paragraph-rsid="01098934"/>
    </style:style>
    <style:style style:name="P186" style:family="paragraph" style:parent-style-name="Table_20_Contents">
      <style:paragraph-properties fo:text-align="center" style:justify-single-word="false"/>
      <style:text-properties officeooo:rsid="01098934" officeooo:paragraph-rsid="0117f9b4"/>
    </style:style>
    <style:style style:name="P187" style:family="paragraph" style:parent-style-name="Table_20_Contents">
      <style:paragraph-properties fo:text-align="center" style:justify-single-word="false"/>
      <style:text-properties officeooo:rsid="01098934" officeooo:paragraph-rsid="01294bc5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1b7cf5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294bc5"/>
    </style:style>
    <style:style style:name="P190" style:family="paragraph" style:parent-style-name="Table_20_Contents">
      <style:paragraph-properties fo:text-align="center" style:justify-single-word="false"/>
      <style:text-properties fo:language="es" fo:country="ES" officeooo:rsid="013cfc61" officeooo:paragraph-rsid="013cfc61"/>
    </style:style>
    <style:style style:name="P191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3de87"/>
    </style:style>
    <style:style style:name="P192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f6d37"/>
    </style:style>
    <style:style style:name="P193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5569c6"/>
    </style:style>
    <style:style style:name="P194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647fdb"/>
    </style:style>
    <style:style style:name="P195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824257"/>
    </style:style>
    <style:style style:name="P196" style:family="paragraph" style:parent-style-name="Table_20_Contents">
      <style:paragraph-properties fo:text-align="center" style:justify-single-word="false"/>
      <style:text-properties fo:language="es" fo:country="ES" officeooo:rsid="01449eab" officeooo:paragraph-rsid="01449eab"/>
    </style:style>
    <style:style style:name="P197" style:family="paragraph" style:parent-style-name="Table_20_Contents">
      <style:paragraph-properties fo:text-align="center" style:justify-single-word="false"/>
      <style:text-properties fo:language="es" fo:country="ES" officeooo:rsid="015105bb" officeooo:paragraph-rsid="015105bb"/>
    </style:style>
    <style:style style:name="P198" style:family="paragraph" style:parent-style-name="Table_20_Contents">
      <style:paragraph-properties fo:text-align="center" style:justify-single-word="false"/>
      <style:text-properties fo:language="es" fo:country="ES" officeooo:rsid="0159c7ce" officeooo:paragraph-rsid="0159c7ce"/>
    </style:style>
    <style:style style:name="P199" style:family="paragraph" style:parent-style-name="Table_20_Contents">
      <style:paragraph-properties fo:text-align="center" style:justify-single-word="false"/>
      <style:text-properties fo:language="es" fo:country="ES" officeooo:rsid="0159c7ce" officeooo:paragraph-rsid="01647fdb"/>
    </style:style>
    <style:style style:name="P200" style:family="paragraph" style:parent-style-name="Table_20_Contents">
      <style:paragraph-properties fo:text-align="center" style:justify-single-word="false"/>
      <style:text-properties fo:language="es" fo:country="ES" officeooo:rsid="016ff5d7" officeooo:paragraph-rsid="016ff5d7"/>
    </style:style>
    <style:style style:name="P201" style:family="paragraph" style:parent-style-name="Table_20_Contents">
      <style:paragraph-properties fo:text-align="center" style:justify-single-word="false"/>
      <style:text-properties fo:language="es" fo:country="ES" officeooo:rsid="016ff5d7" officeooo:paragraph-rsid="01766bef"/>
    </style:style>
    <style:style style:name="P202" style:family="paragraph" style:parent-style-name="Table_20_Contents">
      <style:paragraph-properties fo:text-align="center" style:justify-single-word="false"/>
      <style:text-properties fo:language="es" fo:country="ES" officeooo:rsid="0189e924" officeooo:paragraph-rsid="0189e924"/>
    </style:style>
    <style:style style:name="P203" style:family="paragraph" style:parent-style-name="Table_20_Contents">
      <style:paragraph-properties fo:text-align="center" style:justify-single-word="false"/>
      <style:text-properties fo:language="es" fo:country="ES" officeooo:rsid="0189e924" officeooo:paragraph-rsid="01824257"/>
    </style:style>
    <style:style style:name="P204" style:family="paragraph" style:parent-style-name="Table_20_Contents">
      <style:paragraph-properties fo:text-align="center" style:justify-single-word="false"/>
      <style:text-properties officeooo:rsid="00e5cb2b" officeooo:paragraph-rsid="00e505f8"/>
    </style:style>
    <style:style style:name="P205" style:family="paragraph" style:parent-style-name="Table_20_Contents">
      <style:paragraph-properties fo:text-align="center" style:justify-single-word="false"/>
      <style:text-properties officeooo:rsid="00e5cb2b" officeooo:paragraph-rsid="00fdf28b"/>
    </style:style>
    <style:style style:name="P206" style:family="paragraph" style:parent-style-name="Table_20_Contents">
      <style:paragraph-properties fo:text-align="center" style:justify-single-word="false"/>
      <style:text-properties officeooo:rsid="00e5cb2b" officeooo:paragraph-rsid="010577a6"/>
    </style:style>
    <style:style style:name="P207" style:family="paragraph" style:parent-style-name="Table_20_Contents">
      <style:paragraph-properties fo:text-align="center" style:justify-single-word="false"/>
      <style:text-properties officeooo:rsid="00e5cb2b" officeooo:paragraph-rsid="0117f9b4"/>
    </style:style>
    <style:style style:name="P208" style:family="paragraph" style:parent-style-name="Table_20_Contents">
      <style:paragraph-properties fo:text-align="center" style:justify-single-word="false"/>
      <style:text-properties officeooo:rsid="00e5cb2b" officeooo:paragraph-rsid="01294bc5"/>
    </style:style>
    <style:style style:name="P209" style:family="paragraph" style:parent-style-name="Table_20_Contents">
      <style:paragraph-properties fo:text-align="center" style:justify-single-word="false"/>
      <style:text-properties officeooo:rsid="00e5cb2b" officeooo:paragraph-rsid="01378229"/>
    </style:style>
    <style:style style:name="P210" style:family="paragraph" style:parent-style-name="Table_20_Contents">
      <style:paragraph-properties fo:text-align="center" style:justify-single-word="false"/>
      <style:text-properties officeooo:rsid="00e5cb2b" officeooo:paragraph-rsid="0141e2cb"/>
    </style:style>
    <style:style style:name="P211" style:family="paragraph" style:parent-style-name="Table_20_Contents">
      <style:paragraph-properties fo:text-align="center" style:justify-single-word="false"/>
      <style:text-properties officeooo:rsid="00e5cb2b" officeooo:paragraph-rsid="014f6d37"/>
    </style:style>
    <style:style style:name="P212" style:family="paragraph" style:parent-style-name="Table_20_Contents">
      <style:paragraph-properties fo:text-align="center" style:justify-single-word="false"/>
      <style:text-properties officeooo:rsid="00e5cb2b" officeooo:paragraph-rsid="015569c6"/>
    </style:style>
    <style:style style:name="P213" style:family="paragraph" style:parent-style-name="Table_20_Contents">
      <style:paragraph-properties fo:text-align="center" style:justify-single-word="false"/>
      <style:text-properties officeooo:rsid="00e5cb2b" officeooo:paragraph-rsid="01647fdb"/>
    </style:style>
    <style:style style:name="P214" style:family="paragraph" style:parent-style-name="Table_20_Contents">
      <style:paragraph-properties fo:text-align="center" style:justify-single-word="false"/>
      <style:text-properties officeooo:rsid="00e5cb2b" officeooo:paragraph-rsid="016e3e51"/>
    </style:style>
    <style:style style:name="P215" style:family="paragraph" style:parent-style-name="Table_20_Contents">
      <style:paragraph-properties fo:text-align="center" style:justify-single-word="false"/>
      <style:text-properties officeooo:rsid="00e5cb2b" officeooo:paragraph-rsid="01766bef"/>
    </style:style>
    <style:style style:name="P216" style:family="paragraph" style:parent-style-name="Table_20_Contents">
      <style:paragraph-properties fo:text-align="center" style:justify-single-word="false"/>
      <style:text-properties officeooo:rsid="00e5cb2b" officeooo:paragraph-rsid="01824257"/>
    </style:style>
    <style:style style:name="P217" style:family="paragraph" style:parent-style-name="Table_20_Contents">
      <style:paragraph-properties fo:text-align="center" style:justify-single-word="false"/>
      <style:text-properties officeooo:rsid="017688c6" officeooo:paragraph-rsid="017688c6"/>
    </style:style>
    <style:style style:name="P218" style:family="paragraph" style:parent-style-name="Header">
      <style:paragraph-properties fo:text-align="center" style:justify-single-word="false"/>
    </style:style>
    <style:style style:name="P21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P22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P221" style:family="paragraph" style:parent-style-name="Footer">
      <style:paragraph-properties fo:text-align="end" style:justify-single-word="false"/>
    </style:style>
    <style:style style:name="P22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P22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P224" style:family="paragraph" style:parent-style-name="Standard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0b654f2"/>
    </style:style>
    <style:style style:name="P226" style:family="paragraph" style:parent-style-name="Standard">
      <style:paragraph-properties fo:text-align="justify" style:justify-single-word="false"/>
      <style:text-properties officeooo:paragraph-rsid="00cd596a"/>
    </style:style>
    <style:style style:name="P227" style:family="paragraph" style:parent-style-name="Standard">
      <style:paragraph-properties fo:text-align="justify" style:justify-single-word="false"/>
      <style:text-properties officeooo:paragraph-rsid="00d430ff"/>
    </style:style>
    <style:style style:name="P228" style:family="paragraph" style:parent-style-name="Standard">
      <style:paragraph-properties fo:text-align="justify" style:justify-single-word="false"/>
      <style:text-properties officeooo:paragraph-rsid="00e505f8"/>
    </style:style>
    <style:style style:name="P229" style:family="paragraph" style:parent-style-name="Standard">
      <style:paragraph-properties fo:text-align="justify" style:justify-single-word="false"/>
      <style:text-properties officeooo:paragraph-rsid="00fdf28b"/>
    </style:style>
    <style:style style:name="P230" style:family="paragraph" style:parent-style-name="Standard">
      <style:paragraph-properties fo:text-align="justify" style:justify-single-word="false"/>
      <style:text-properties officeooo:paragraph-rsid="010577a6"/>
    </style:style>
    <style:style style:name="P231" style:family="paragraph" style:parent-style-name="Standard">
      <style:paragraph-properties fo:text-align="justify" style:justify-single-word="false"/>
      <style:text-properties officeooo:paragraph-rsid="0117f9b4"/>
    </style:style>
    <style:style style:name="P232" style:family="paragraph" style:parent-style-name="Standard">
      <style:paragraph-properties fo:text-align="justify" style:justify-single-word="false"/>
      <style:text-properties officeooo:paragraph-rsid="01294bc5"/>
    </style:style>
    <style:style style:name="P233" style:family="paragraph" style:parent-style-name="Standard">
      <style:paragraph-properties fo:text-align="justify" style:justify-single-word="false"/>
      <style:text-properties officeooo:paragraph-rsid="01378229"/>
    </style:style>
    <style:style style:name="P234" style:family="paragraph" style:parent-style-name="Standard">
      <style:paragraph-properties fo:text-align="justify" style:justify-single-word="false"/>
      <style:text-properties officeooo:paragraph-rsid="0141e2cb"/>
    </style:style>
    <style:style style:name="P235" style:family="paragraph" style:parent-style-name="Standard">
      <style:paragraph-properties fo:text-align="justify" style:justify-single-word="false"/>
      <style:text-properties officeooo:paragraph-rsid="014f6d37"/>
    </style:style>
    <style:style style:name="P236" style:family="paragraph" style:parent-style-name="Standard">
      <style:paragraph-properties fo:text-align="justify" style:justify-single-word="false"/>
      <style:text-properties officeooo:paragraph-rsid="015569c6"/>
    </style:style>
    <style:style style:name="P237" style:family="paragraph" style:parent-style-name="Standard">
      <style:paragraph-properties fo:text-align="justify" style:justify-single-word="false"/>
      <style:text-properties officeooo:paragraph-rsid="01647fdb"/>
    </style:style>
    <style:style style:name="P238" style:family="paragraph" style:parent-style-name="Standard">
      <style:paragraph-properties fo:text-align="justify" style:justify-single-word="false"/>
      <style:text-properties officeooo:paragraph-rsid="016e3e51"/>
    </style:style>
    <style:style style:name="P239" style:family="paragraph" style:parent-style-name="Standard">
      <style:paragraph-properties fo:text-align="justify" style:justify-single-word="false"/>
      <style:text-properties officeooo:paragraph-rsid="01766bef"/>
    </style:style>
    <style:style style:name="P240" style:family="paragraph" style:parent-style-name="Standard">
      <style:paragraph-properties fo:text-align="justify" style:justify-single-word="false"/>
      <style:text-properties officeooo:paragraph-rsid="01824257"/>
    </style:style>
    <style:style style:name="P241" style:family="paragraph" style:parent-style-name="Standard">
      <style:text-properties style:font-name="Tahoma"/>
    </style:style>
    <style:style style:name="P242" style:family="paragraph" style:parent-style-name="Standard">
      <style:text-properties style:font-name="Tahoma" fo:language="es" fo:country="ES" style:font-name-complex="Tahoma2"/>
    </style:style>
    <style:style style:name="P243" style:family="paragraph" style:parent-style-name="Standard">
      <style:text-properties style:font-name="Tahoma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46" style:family="paragraph" style:parent-style-name="Standard">
      <style:paragraph-properties fo:text-align="center" style:justify-single-word="false"/>
      <style:text-properties officeooo:paragraph-rsid="00b1702e"/>
    </style:style>
    <style:style style:name="P247" style:family="paragraph" style:parent-style-name="Standard">
      <style:paragraph-properties fo:text-align="justify" style:justify-single-word="false"/>
      <style:text-properties officeooo:rsid="00c62ac0" officeooo:paragraph-rsid="00c62ac0"/>
    </style:style>
    <style:style style:name="P248" style:family="paragraph" style:parent-style-name="Standard">
      <style:paragraph-properties fo:text-align="start" style:justify-single-word="false"/>
      <style:text-properties officeooo:rsid="00bae46f" officeooo:paragraph-rsid="00d7c94a"/>
    </style:style>
    <style:style style:name="P249" style:family="paragraph" style:parent-style-name="Standard">
      <style:paragraph-properties fo:text-align="start" style:justify-single-word="false"/>
      <style:text-properties officeooo:rsid="00bae46f" officeooo:paragraph-rsid="00fdf28b"/>
    </style:style>
    <style:style style:name="P250" style:family="paragraph" style:parent-style-name="Standard">
      <style:paragraph-properties fo:text-align="start" style:justify-single-word="false"/>
      <style:text-properties officeooo:rsid="00bae46f" officeooo:paragraph-rsid="010577a6"/>
    </style:style>
    <style:style style:name="P251" style:family="paragraph" style:parent-style-name="Standard">
      <style:paragraph-properties fo:text-align="start" style:justify-single-word="false"/>
      <style:text-properties officeooo:rsid="00bae46f" officeooo:paragraph-rsid="0117f9b4"/>
    </style:style>
    <style:style style:name="P252" style:family="paragraph" style:parent-style-name="Standard">
      <style:paragraph-properties fo:text-align="start" style:justify-single-word="false"/>
      <style:text-properties officeooo:rsid="00bae46f" officeooo:paragraph-rsid="01294bc5"/>
    </style:style>
    <style:style style:name="P253" style:family="paragraph" style:parent-style-name="Standard">
      <style:paragraph-properties fo:text-align="start" style:justify-single-word="false"/>
      <style:text-properties officeooo:rsid="00bae46f" officeooo:paragraph-rsid="0143de87"/>
    </style:style>
    <style:style style:name="P254" style:family="paragraph" style:parent-style-name="Standard">
      <style:paragraph-properties fo:text-align="start" style:justify-single-word="false"/>
      <style:text-properties officeooo:rsid="00bae46f" officeooo:paragraph-rsid="014b57b5"/>
    </style:style>
    <style:style style:name="P255" style:family="paragraph" style:parent-style-name="Standard">
      <style:paragraph-properties fo:text-align="start" style:justify-single-word="false"/>
      <style:text-properties officeooo:rsid="00bae46f" officeooo:paragraph-rsid="014c472e"/>
    </style:style>
    <style:style style:name="P256" style:family="paragraph" style:parent-style-name="Standard">
      <style:paragraph-properties fo:text-align="start" style:justify-single-word="false"/>
      <style:text-properties officeooo:rsid="00bae46f" officeooo:paragraph-rsid="014f6d37"/>
    </style:style>
    <style:style style:name="P257" style:family="paragraph" style:parent-style-name="Standard">
      <style:paragraph-properties fo:text-align="start" style:justify-single-word="false"/>
      <style:text-properties officeooo:rsid="00bae46f" officeooo:paragraph-rsid="015569c6"/>
    </style:style>
    <style:style style:name="P258" style:family="paragraph" style:parent-style-name="Standard">
      <style:paragraph-properties fo:text-align="start" style:justify-single-word="false"/>
      <style:text-properties officeooo:rsid="00bae46f" officeooo:paragraph-rsid="0159c7ce"/>
    </style:style>
    <style:style style:name="P259" style:family="paragraph" style:parent-style-name="Standard">
      <style:paragraph-properties fo:text-align="start" style:justify-single-word="false"/>
      <style:text-properties officeooo:rsid="00bae46f" officeooo:paragraph-rsid="015f4ec0"/>
    </style:style>
    <style:style style:name="P260" style:family="paragraph" style:parent-style-name="Standard">
      <style:paragraph-properties fo:text-align="start" style:justify-single-word="false"/>
      <style:text-properties officeooo:rsid="00bae46f" officeooo:paragraph-rsid="01647fdb"/>
    </style:style>
    <style:style style:name="P261" style:family="paragraph" style:parent-style-name="Standard">
      <style:paragraph-properties fo:text-align="start" style:justify-single-word="false"/>
      <style:text-properties officeooo:rsid="00bae46f" officeooo:paragraph-rsid="0176d137"/>
    </style:style>
    <style:style style:name="P262" style:family="paragraph" style:parent-style-name="Standard">
      <style:paragraph-properties fo:text-align="start" style:justify-single-word="false"/>
      <style:text-properties officeooo:rsid="00bae46f" officeooo:paragraph-rsid="0181b34f"/>
    </style:style>
    <style:style style:name="P263" style:family="paragraph" style:parent-style-name="Standard">
      <style:paragraph-properties fo:text-align="start" style:justify-single-word="false"/>
      <style:text-properties officeooo:rsid="00bae46f" officeooo:paragraph-rsid="01824257"/>
    </style:style>
    <style:style style:name="P264" style:family="paragraph" style:parent-style-name="Standard">
      <style:paragraph-properties fo:text-align="start" style:justify-single-word="false"/>
      <style:text-properties officeooo:rsid="00bae46f" officeooo:paragraph-rsid="0189e924"/>
    </style:style>
    <style:style style:name="P265" style:family="paragraph" style:parent-style-name="Standard">
      <style:paragraph-properties fo:text-align="start" style:justify-single-word="false"/>
      <style:text-properties fo:color="#007826" fo:font-size="8pt" officeooo:rsid="00bdb7ca" officeooo:paragraph-rsid="00d7c94a" style:font-size-asian="8pt" style:font-size-complex="8pt"/>
    </style:style>
    <style:style style:name="P266" style:family="paragraph" style:parent-style-name="Standard">
      <style:paragraph-properties fo:text-align="start" style:justify-single-word="false"/>
      <style:text-properties fo:color="#007826" officeooo:rsid="00beb2af" officeooo:paragraph-rsid="00d7c94a"/>
    </style:style>
    <style:style style:name="P26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c7f1f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db67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030e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20b9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3410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4ecc5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6a51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7f18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8ae3c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ba98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49ef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a8cb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bfec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b9bd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f47b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05de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dd4a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3de8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835d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5105b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5b17f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67776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9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77aef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9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89e92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333333" style:font-name="Tahoma" fo:font-size="10pt" fo:language="es" fo:country="CO" officeooo:rsid="00beb2af" officeooo:paragraph-rsid="00d7c94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93" style:family="paragraph" style:parent-style-name="Standard">
      <style:text-properties officeooo:paragraph-rsid="0117f9b4"/>
    </style:style>
    <style:style style:name="P294" style:family="paragraph" style:parent-style-name="Standard">
      <style:text-properties officeooo:paragraph-rsid="01294bc5"/>
    </style:style>
    <style:style style:name="P295" style:family="paragraph" style:parent-style-name="Standard">
      <style:text-properties officeooo:paragraph-rsid="01378229"/>
    </style:style>
    <style:style style:name="P296" style:family="paragraph" style:parent-style-name="Standard">
      <style:text-properties officeooo:paragraph-rsid="0141e2cb"/>
    </style:style>
    <style:style style:name="P297" style:family="paragraph" style:parent-style-name="Standard">
      <style:text-properties officeooo:paragraph-rsid="014f6d37"/>
    </style:style>
    <style:style style:name="P298" style:family="paragraph" style:parent-style-name="Standard">
      <style:text-properties officeooo:paragraph-rsid="015569c6"/>
    </style:style>
    <style:style style:name="P299" style:family="paragraph" style:parent-style-name="Standard">
      <style:text-properties officeooo:paragraph-rsid="01647fdb"/>
    </style:style>
    <style:style style:name="P300" style:family="paragraph" style:parent-style-name="Standard">
      <style:text-properties officeooo:paragraph-rsid="016e3e51"/>
    </style:style>
    <style:style style:name="P301" style:family="paragraph" style:parent-style-name="Standard">
      <style:text-properties officeooo:paragraph-rsid="01766bef"/>
    </style:style>
    <style:style style:name="P302" style:family="paragraph" style:parent-style-name="Standard">
      <style:paragraph-properties fo:text-align="justify" style:justify-single-word="false"/>
      <style:text-properties officeooo:rsid="00c6ab0d" officeooo:paragraph-rsid="00c6ab0d"/>
    </style:style>
    <style:style style:name="P303" style:family="paragraph" style:parent-style-name="Standard">
      <style:paragraph-properties fo:margin-left="0.751cm" fo:margin-right="0cm" fo:text-align="justify" style:justify-single-word="false" fo:text-indent="0cm" style:auto-text-indent="false"/>
    </style:style>
    <style:style style:name="P30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cd596a"/>
    </style:style>
    <style:style style:name="P30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d430ff"/>
    </style:style>
    <style:style style:name="P30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e505f8"/>
    </style:style>
    <style:style style:name="P30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fdf28b"/>
    </style:style>
    <style:style style:name="P308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0577a6"/>
    </style:style>
    <style:style style:name="P309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17f9b4"/>
    </style:style>
    <style:style style:name="P31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294bc5"/>
    </style:style>
    <style:style style:name="P311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378229"/>
    </style:style>
    <style:style style:name="P31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1e2cb"/>
    </style:style>
    <style:style style:name="P3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f6d37"/>
    </style:style>
    <style:style style:name="P3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5569c6"/>
    </style:style>
    <style:style style:name="P3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647fdb"/>
    </style:style>
    <style:style style:name="P3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6e3e51"/>
    </style:style>
    <style:style style:name="P31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766bef"/>
    </style:style>
    <style:style style:name="P318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824257"/>
    </style:style>
    <style:style style:name="P319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8c9ed2"/>
    </style:style>
    <style:style style:name="P320" style:family="paragraph" style:parent-style-name="Heading_20_1">
      <style:paragraph-properties fo:text-align="center" style:justify-single-word="false"/>
    </style:style>
    <style:style style:name="P321" style:family="paragraph" style:parent-style-name="Caption">
      <style:text-properties officeooo:paragraph-rsid="00b654f2"/>
    </style:style>
    <style:style style:name="P322" style:family="paragraph" style:parent-style-name="Caption">
      <style:text-properties officeooo:paragraph-rsid="00cd596a"/>
    </style:style>
    <style:style style:name="P323" style:family="paragraph" style:parent-style-name="Caption">
      <style:text-properties officeooo:paragraph-rsid="00d430ff"/>
    </style:style>
    <style:style style:name="P324" style:family="paragraph" style:parent-style-name="Caption">
      <style:text-properties officeooo:paragraph-rsid="00e505f8"/>
    </style:style>
    <style:style style:name="P325" style:family="paragraph" style:parent-style-name="Table">
      <style:paragraph-properties fo:keep-with-next="always"/>
      <style:text-properties officeooo:paragraph-rsid="00b654f2"/>
    </style:style>
    <style:style style:name="P326" style:family="paragraph" style:parent-style-name="Table">
      <style:paragraph-properties fo:keep-with-next="always"/>
      <style:text-properties officeooo:paragraph-rsid="00cd596a"/>
    </style:style>
    <style:style style:name="P327" style:family="paragraph" style:parent-style-name="Table">
      <style:paragraph-properties fo:keep-with-next="always"/>
      <style:text-properties officeooo:paragraph-rsid="00d430ff"/>
    </style:style>
    <style:style style:name="P328" style:family="paragraph" style:parent-style-name="Table">
      <style:paragraph-properties fo:keep-with-next="always"/>
      <style:text-properties officeooo:paragraph-rsid="00e505f8"/>
    </style:style>
    <style:style style:name="P329" style:family="paragraph" style:parent-style-name="Table">
      <style:paragraph-properties fo:keep-with-next="always"/>
      <style:text-properties officeooo:paragraph-rsid="00fdf28b"/>
    </style:style>
    <style:style style:name="P330" style:family="paragraph" style:parent-style-name="Table">
      <style:paragraph-properties fo:keep-with-next="always"/>
      <style:text-properties officeooo:paragraph-rsid="010577a6"/>
    </style:style>
    <style:style style:name="P331" style:family="paragraph" style:parent-style-name="Table">
      <style:paragraph-properties fo:keep-with-next="always"/>
      <style:text-properties officeooo:paragraph-rsid="0117f9b4"/>
    </style:style>
    <style:style style:name="P332" style:family="paragraph" style:parent-style-name="Table">
      <style:paragraph-properties fo:keep-with-next="always"/>
      <style:text-properties officeooo:paragraph-rsid="01294bc5"/>
    </style:style>
    <style:style style:name="P333" style:family="paragraph" style:parent-style-name="Table">
      <style:paragraph-properties fo:keep-with-next="always"/>
      <style:text-properties officeooo:paragraph-rsid="01378229"/>
    </style:style>
    <style:style style:name="P334" style:family="paragraph" style:parent-style-name="Table">
      <style:paragraph-properties fo:keep-with-next="always"/>
      <style:text-properties officeooo:paragraph-rsid="0141e2cb"/>
    </style:style>
    <style:style style:name="P335" style:family="paragraph" style:parent-style-name="Table">
      <style:paragraph-properties fo:keep-with-next="always"/>
      <style:text-properties officeooo:paragraph-rsid="014f6d37"/>
    </style:style>
    <style:style style:name="P336" style:family="paragraph" style:parent-style-name="Table">
      <style:paragraph-properties fo:keep-with-next="always"/>
      <style:text-properties officeooo:paragraph-rsid="015569c6"/>
    </style:style>
    <style:style style:name="P337" style:family="paragraph" style:parent-style-name="Table">
      <style:paragraph-properties fo:keep-with-next="always"/>
      <style:text-properties officeooo:paragraph-rsid="01647fdb"/>
    </style:style>
    <style:style style:name="P338" style:family="paragraph" style:parent-style-name="Table">
      <style:paragraph-properties fo:keep-with-next="always"/>
      <style:text-properties officeooo:paragraph-rsid="016e3e51"/>
    </style:style>
    <style:style style:name="P339" style:family="paragraph" style:parent-style-name="Table">
      <style:paragraph-properties fo:keep-with-next="always"/>
      <style:text-properties officeooo:paragraph-rsid="01766bef"/>
    </style:style>
    <style:style style:name="P340" style:family="paragraph" style:parent-style-name="Table">
      <style:paragraph-properties fo:keep-with-next="always"/>
      <style:text-properties officeooo:paragraph-rsid="01824257"/>
    </style:style>
    <style:style style:name="P3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hyphenate="false" fo:hyphenation-remain-char-count="2" fo:hyphenation-push-char-count="2"/>
    </style:style>
    <style:style style:name="P3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cd596a" fo:hyphenate="false" fo:hyphenation-remain-char-count="2" fo:hyphenation-push-char-count="2"/>
    </style:style>
    <style:style style:name="P3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d430ff" fo:hyphenate="false" fo:hyphenation-remain-char-count="2" fo:hyphenation-push-char-count="2"/>
    </style:style>
    <style:style style:name="P3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e505f8" fo:hyphenate="false" fo:hyphenation-remain-char-count="2" fo:hyphenation-push-char-count="2"/>
    </style:style>
    <style:style style:name="P3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fdf28b" fo:hyphenate="false" fo:hyphenation-remain-char-count="2" fo:hyphenation-push-char-count="2"/>
    </style:style>
    <style:style style:name="P3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10577a6" fo:hyphenate="false" fo:hyphenation-remain-char-count="2" fo:hyphenation-push-char-count="2"/>
    </style:style>
    <style:style style:name="P34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3e5d10" style:language-asian="en" style:country-asian="US" style:language-complex="ar" style:country-complex="SA" fo:hyphenate="false" fo:hyphenation-remain-char-count="2" fo:hyphenation-push-char-count="2"/>
    </style:style>
    <style:style style:name="P3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294bc5" style:language-asian="en" style:country-asian="US" style:language-complex="ar" style:country-complex="SA" fo:hyphenate="false" fo:hyphenation-remain-char-count="2" fo:hyphenation-push-char-count="2"/>
    </style:style>
    <style:style style:name="P3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1e2cb" style:language-asian="en" style:country-asian="US" style:language-complex="ar" style:country-complex="SA" fo:hyphenate="false" fo:hyphenation-remain-char-count="2" fo:hyphenation-push-char-count="2"/>
    </style:style>
    <style:style style:name="P3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74d8d4" style:language-asian="en" style:country-asian="US" style:language-complex="ar" style:country-complex="SA" fo:hyphenate="false" fo:hyphenation-remain-char-count="2" fo:hyphenation-push-char-count="2"/>
    </style:style>
    <style:style style:name="P3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f6d37" style:language-asian="en" style:country-asian="US" style:language-complex="ar" style:country-complex="SA" fo:hyphenate="false" fo:hyphenation-remain-char-count="2" fo:hyphenation-push-char-count="2"/>
    </style:style>
    <style:style style:name="P3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824257" style:language-asian="en" style:country-asian="US" style:language-complex="ar" style:country-complex="SA" fo:hyphenate="false" fo:hyphenation-remain-char-count="2" fo:hyphenation-push-char-count="2"/>
    </style:style>
    <style:style style:name="P3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5569c6" style:language-asian="en" style:country-asian="US" style:language-complex="ar" style:country-complex="SA" fo:hyphenate="false" fo:hyphenation-remain-char-count="2" fo:hyphenation-push-char-count="2"/>
    </style:style>
    <style:style style:name="P3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647fdb" style:language-asian="en" style:country-asian="US" style:language-complex="ar" style:country-complex="SA" fo:hyphenate="false" fo:hyphenation-remain-char-count="2" fo:hyphenation-push-char-count="2"/>
    </style:style>
    <style:style style:name="P3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6e3e51" style:language-asian="en" style:country-asian="US" style:language-complex="ar" style:country-complex="SA" fo:hyphenate="false" fo:hyphenation-remain-char-count="2" fo:hyphenation-push-char-count="2"/>
    </style:style>
    <style:style style:name="P3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766bef" style:language-asian="en" style:country-asian="US" style:language-complex="ar" style:country-complex="SA" fo:hyphenate="false" fo:hyphenation-remain-char-count="2" fo:hyphenation-push-char-count="2"/>
    </style:style>
    <style:style style:name="P3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b654f2" fo:hyphenate="false" fo:hyphenation-remain-char-count="2" fo:hyphenation-push-char-count="2"/>
    </style:style>
    <style:style style:name="P3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cd596a" fo:hyphenate="false" fo:hyphenation-remain-char-count="2" fo:hyphenation-push-char-count="2"/>
    </style:style>
    <style:style style:name="P3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d430ff" fo:hyphenate="false" fo:hyphenation-remain-char-count="2" fo:hyphenation-push-char-count="2"/>
    </style:style>
    <style:style style:name="P3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0c6ab0d" officeooo:paragraph-rsid="018d8f29" fo:hyphenate="false" fo:hyphenation-remain-char-count="2" fo:hyphenation-push-char-count="2"/>
    </style:style>
    <style:style style:name="P3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8d8f29" officeooo:paragraph-rsid="018d8f29" fo:hyphenate="false" fo:hyphenation-remain-char-count="2" fo:hyphenation-push-char-count="2"/>
    </style:style>
    <style:style style:name="P3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8da987" officeooo:paragraph-rsid="0195a8c9" fo:hyphenate="false" fo:hyphenation-remain-char-count="2" fo:hyphenation-push-char-count="2"/>
    </style:style>
    <style:style style:name="P3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969034" officeooo:paragraph-rsid="01969034" fo:hyphenate="false" fo:hyphenation-remain-char-count="2" fo:hyphenation-push-char-count="2"/>
    </style:style>
    <style:style style:name="P3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981e88" officeooo:paragraph-rsid="01981e88" fo:hyphenate="false" fo:hyphenation-remain-char-count="2" fo:hyphenation-push-char-count="2"/>
    </style:style>
    <style:style style:name="P3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fo:font-weight="bold" officeooo:rsid="019c365d" officeooo:paragraph-rsid="019c365d" style:font-weight-asian="bold" style:font-weight-complex="bold" fo:hyphenate="false" fo:hyphenation-remain-char-count="2" fo:hyphenation-push-char-count="2"/>
    </style:style>
    <style:style style:name="P366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fdf28b" fo:hyphenate="false" fo:hyphenation-remain-char-count="2" fo:hyphenation-push-char-count="2"/>
    </style:style>
    <style:style style:name="P367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1824257" fo:hyphenate="false" fo:hyphenation-remain-char-count="2" fo:hyphenation-push-char-count="2"/>
    </style:style>
    <style:style style:name="P368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0577a6" fo:hyphenate="false" fo:hyphenation-remain-char-count="2" fo:hyphenation-push-char-count="2"/>
    </style:style>
    <style:style style:name="P369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17f9b4" fo:hyphenate="false" fo:hyphenation-remain-char-count="2" fo:hyphenation-push-char-count="2"/>
    </style:style>
    <style:style style:name="P370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294bc5" fo:hyphenate="false" fo:hyphenation-remain-char-count="2" fo:hyphenation-push-char-count="2"/>
    </style:style>
    <style:style style:name="P371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378229" fo:hyphenate="false" fo:hyphenation-remain-char-count="2" fo:hyphenation-push-char-count="2"/>
    </style:style>
    <style:style style:name="P372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1e2cb" fo:hyphenate="false" fo:hyphenation-remain-char-count="2" fo:hyphenation-push-char-count="2"/>
    </style:style>
    <style:style style:name="P373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f6d37" fo:hyphenate="false" fo:hyphenation-remain-char-count="2" fo:hyphenation-push-char-count="2"/>
    </style:style>
    <style:style style:name="P374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5569c6" fo:hyphenate="false" fo:hyphenation-remain-char-count="2" fo:hyphenation-push-char-count="2"/>
    </style:style>
    <style:style style:name="P375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647fdb" fo:hyphenate="false" fo:hyphenation-remain-char-count="2" fo:hyphenation-push-char-count="2"/>
    </style:style>
    <style:style style:name="P376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6e3e51" fo:hyphenate="false" fo:hyphenation-remain-char-count="2" fo:hyphenation-push-char-count="2"/>
    </style:style>
    <style:style style:name="P377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766bef" fo:hyphenate="false" fo:hyphenation-remain-char-count="2" fo:hyphenation-push-char-count="2"/>
    </style:style>
    <style:style style:name="P37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7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fb4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38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4e0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381" style:family="paragraph" style:parent-style-name="Table_20_index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82" style:family="paragraph" style:parent-style-name="Standard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officeooo:rsid="019a748c" officeooo:paragraph-rsid="019a748c" fo:hyphenate="false" fo:hyphenation-remain-char-count="2" fo:hyphenation-push-char-count="2"/>
    </style:style>
    <style:style style:name="P383" style:family="paragraph" style:parent-style-name="Standard" style:list-style-name="L1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officeooo:rsid="01969034" officeooo:paragraph-rsid="01969034" fo:hyphenate="false" fo:hyphenation-remain-char-count="2" fo:hyphenation-push-char-count="2"/>
    </style:style>
    <style:style style:name="P38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officeooo:rsid="01981e88" officeooo:paragraph-rsid="01981e88" fo:hyphenate="false" fo:hyphenation-remain-char-count="2" fo:hyphenation-push-char-count="2"/>
    </style:style>
    <style:style style:name="P38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officeooo:rsid="019a748c" officeooo:paragraph-rsid="019a748c" fo:hyphenate="false" fo:hyphenation-remain-char-count="2" fo:hyphenation-push-char-count="2"/>
    </style:style>
    <style:style style:name="P38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officeooo:rsid="019c365d" officeooo:paragraph-rsid="019c365d" fo:hyphenate="false" fo:hyphenation-remain-char-count="2" fo:hyphenation-push-char-count="2"/>
    </style:style>
    <style:style style:name="P387" style:family="paragraph" style:parent-style-name="Title" style:master-page-name="Standard">
      <style:paragraph-properties fo:text-align="center" style:justify-single-word="false" style:page-number="auto"/>
      <style:text-properties fo:language="es" fo:country="ES" style:font-name-complex="Tahoma2"/>
    </style:style>
    <style:style style:name="P388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89" style:family="paragraph" style:parent-style-name="Contents_20_Heading" style:master-page-name="Converted2">
      <style:paragraph-properties fo:text-align="center" style:justify-single-word="false" style:page-number="auto"/>
      <style:text-properties fo:language="es" fo:country="ES"/>
    </style:style>
    <style:style style:name="P390" style:family="paragraph" style:parent-style-name="Heading_20_1" style:list-style-name="WWNum1" style:master-page-name="">
      <style:paragraph-properties fo:margin-left="1.27cm" fo:margin-right="0cm" fo:text-indent="-0.635cm" style:auto-text-indent="false" style:page-number="auto"/>
      <style:text-properties officeooo:rsid="018cd098" officeooo:paragraph-rsid="018cd098"/>
    </style:style>
    <style:style style:name="P39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b3a476"/>
    </style:style>
    <style:style style:name="P39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cd596a"/>
    </style:style>
    <style:style style:name="P39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d430ff"/>
    </style:style>
    <style:style style:name="P39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e505f8"/>
    </style:style>
    <style:style style:name="P395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fdf28b"/>
    </style:style>
    <style:style style:name="P396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0577a6"/>
    </style:style>
    <style:style style:name="P397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17f9b4"/>
    </style:style>
    <style:style style:name="P398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294bc5"/>
    </style:style>
    <style:style style:name="P399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378229"/>
    </style:style>
    <style:style style:name="P400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1e2cb"/>
    </style:style>
    <style:style style:name="P40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f6d37"/>
    </style:style>
    <style:style style:name="P40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5569c6"/>
    </style:style>
    <style:style style:name="P40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647fdb"/>
    </style:style>
    <style:style style:name="P40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6e3e51"/>
    </style:style>
    <style:style style:name="P405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766bef"/>
    </style:style>
    <style:style style:name="P406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824257"/>
    </style:style>
    <style:style style:name="T1" style:family="text">
      <style:text-properties fo:language="es" fo:country="ES" officeooo:rsid="00b1702e" style:font-name-complex="Tahoma2"/>
    </style:style>
    <style:style style:name="T2" style:family="text">
      <style:text-properties fo:language="es" fo:country="ES" officeooo:rsid="012a2a88"/>
    </style:style>
    <style:style style:name="T3" style:family="text">
      <style:text-properties fo:language="es" fo:country="ES" officeooo:rsid="012bac4f"/>
    </style:style>
    <style:style style:name="T4" style:family="text">
      <style:text-properties fo:language="es" fo:country="ES" officeooo:rsid="012f9aa6"/>
    </style:style>
    <style:style style:name="T5" style:family="text">
      <style:text-properties fo:language="es" fo:country="ES" officeooo:rsid="0132c283"/>
    </style:style>
    <style:style style:name="T6" style:family="text">
      <style:text-properties fo:language="es" fo:country="ES" officeooo:rsid="0133480f"/>
    </style:style>
    <style:style style:name="T7" style:family="text">
      <style:text-properties fo:language="es" fo:country="ES" officeooo:rsid="01345a6e"/>
    </style:style>
    <style:style style:name="T8" style:family="text">
      <style:text-properties fo:language="es" fo:country="ES" officeooo:rsid="01365446"/>
    </style:style>
    <style:style style:name="T9" style:family="text">
      <style:text-properties fo:language="es" fo:country="ES" officeooo:rsid="0136afd0"/>
    </style:style>
    <style:style style:name="T10" style:family="text">
      <style:text-properties fo:language="es" fo:country="ES" officeooo:rsid="0138bc0c"/>
    </style:style>
    <style:style style:name="T11" style:family="text">
      <style:text-properties fo:language="es" fo:country="ES" officeooo:rsid="013b6301"/>
    </style:style>
    <style:style style:name="T12" style:family="text">
      <style:text-properties fo:language="es" fo:country="ES" officeooo:rsid="013bf1f1"/>
    </style:style>
    <style:style style:name="T13" style:family="text">
      <style:text-properties fo:language="es" fo:country="ES" officeooo:rsid="013e5d10"/>
    </style:style>
    <style:style style:name="T14" style:family="text">
      <style:text-properties fo:language="es" fo:country="ES" officeooo:rsid="013e617c"/>
    </style:style>
    <style:style style:name="T15" style:family="text">
      <style:text-properties fo:language="es" fo:country="ES" officeooo:rsid="01403e84"/>
    </style:style>
    <style:style style:name="T16" style:family="text">
      <style:text-properties fo:language="es" fo:country="ES" officeooo:rsid="0141e2cb"/>
    </style:style>
    <style:style style:name="T17" style:family="text">
      <style:text-properties fo:language="es" fo:country="ES" officeooo:rsid="014685b4"/>
    </style:style>
    <style:style style:name="T18" style:family="text">
      <style:text-properties fo:language="es" fo:country="ES" officeooo:rsid="014f6d37"/>
    </style:style>
    <style:style style:name="T19" style:family="text">
      <style:text-properties fo:language="es" fo:country="ES" officeooo:rsid="015105bb"/>
    </style:style>
    <style:style style:name="T20" style:family="text">
      <style:text-properties fo:language="es" fo:country="ES" officeooo:rsid="0157388a"/>
    </style:style>
    <style:style style:name="T21" style:family="text">
      <style:text-properties fo:language="es" fo:country="ES" officeooo:rsid="01578f2e"/>
    </style:style>
    <style:style style:name="T22" style:family="text">
      <style:text-properties fo:language="es" fo:country="ES" officeooo:rsid="0157b474"/>
    </style:style>
    <style:style style:name="T23" style:family="text">
      <style:text-properties fo:language="es" fo:country="ES" officeooo:rsid="01647fdb"/>
    </style:style>
    <style:style style:name="T24" style:family="text">
      <style:text-properties fo:language="es" fo:country="ES" officeooo:rsid="016630db"/>
    </style:style>
    <style:style style:name="T25" style:family="text">
      <style:text-properties fo:language="es" fo:country="ES" officeooo:rsid="016e3e51"/>
    </style:style>
    <style:style style:name="T26" style:family="text">
      <style:text-properties fo:language="es" fo:country="ES" officeooo:rsid="016fb930"/>
    </style:style>
    <style:style style:name="T27" style:family="text">
      <style:text-properties fo:language="es" fo:country="ES" officeooo:rsid="01766bef"/>
    </style:style>
    <style:style style:name="T28" style:family="text">
      <style:text-properties fo:language="es" fo:country="ES" officeooo:rsid="0182425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0577a6" style:font-weight-asian="bold" style:font-weight-complex="bold"/>
    </style:style>
    <style:style style:name="T31" style:family="text">
      <style:text-properties officeooo:rsid="00b1702e"/>
    </style:style>
    <style:style style:name="T32" style:family="text">
      <style:text-properties officeooo:rsid="00b2e7f8"/>
    </style:style>
    <style:style style:name="T33" style:family="text">
      <style:text-properties officeooo:rsid="00b574c2"/>
    </style:style>
    <style:style style:name="T34" style:family="text">
      <style:text-properties officeooo:rsid="00b654f2"/>
    </style:style>
    <style:style style:name="T35" style:family="text">
      <style:text-properties officeooo:rsid="00bae46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e4084e"/>
    </style:style>
    <style:style style:name="T39" style:family="text">
      <style:text-properties officeooo:rsid="00bcd7a1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style:text-underline-style="none" style:font-size-asian="8pt" style:font-size-complex="8pt"/>
    </style:style>
    <style:style style:name="T42" style:family="text">
      <style:text-properties officeooo:rsid="00c884ef"/>
    </style:style>
    <style:style style:name="T43" style:family="text">
      <style:text-properties officeooo:rsid="00cbe626"/>
    </style:style>
    <style:style style:name="T44" style:family="text">
      <style:text-properties officeooo:rsid="00cd596a"/>
    </style:style>
    <style:style style:name="T45" style:family="text">
      <style:text-properties officeooo:rsid="00d2a4a9"/>
    </style:style>
    <style:style style:name="T46" style:family="text">
      <style:text-properties officeooo:rsid="00d430ff"/>
    </style:style>
    <style:style style:name="T47" style:family="text">
      <style:text-properties fo:color="#000000" style:font-name="Tahoma" fo:font-size="10pt" fo:language="es" fo:country="CO" fo:font-weight="normal" style:font-size-asian="10pt" style:font-weight-asian="normal" style:font-name-complex="Arial" style:font-size-complex="10pt" style:language-complex="ar" style:country-complex="SA" style:font-weight-complex="normal"/>
    </style:style>
    <style:style style:name="T48" style:family="text">
      <style:text-properties fo:color="#333333" style:font-name="Tahoma" fo:font-size="10pt" fo:language="es" fo:country="CO" style:text-underline-style="none" officeooo:rsid="00c1912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49" style:family="text">
      <style:text-properties fo:color="#333333" style:font-name="Tahoma" fo:font-size="10pt" fo:language="es" fo:country="CO" style:text-underline-style="none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fo:color="#333333" style:font-name="Tahoma" fo:font-size="10pt" fo:language="es" fo:country="CO" style:text-underline-style="none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fo:color="#333333" style:font-name="Tahoma" fo:font-size="10pt" fo:language="es" fo:country="CO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2" style:family="text">
      <style:text-properties fo:color="#333333" style:font-name="Tahoma" fo:font-size="10pt" fo:language="es" fo:country="CO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fo:color="#333333" style:font-name="Tahoma" fo:font-size="10pt" fo:language="es" fo:country="CO" fo:font-weight="normal" officeooo:rsid="00ec7f1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fo:color="#333333" style:font-name="Tahoma" fo:font-size="10pt" fo:language="es" fo:country="CO" fo:font-weight="normal" officeooo:rsid="01049ef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fo:color="#333333" style:font-name="Tahoma" fo:font-size="10pt" fo:language="es" fo:country="CO" fo:font-weight="normal" officeooo:rsid="010a8cb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fo:color="#333333" style:font-name="Tahoma" fo:font-size="10pt" fo:language="es" fo:country="CO" fo:font-weight="normal" officeooo:rsid="010ded0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7" style:family="text">
      <style:text-properties fo:color="#333333" style:font-name="Tahoma" fo:font-size="10pt" fo:language="es" fo:country="CO" fo:font-weight="normal" officeooo:rsid="010eec6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8" style:family="text">
      <style:text-properties fo:color="#333333" style:font-name="Tahoma" fo:font-size="10pt" fo:language="es" fo:country="CO" fo:font-weight="normal" officeooo:rsid="0110ad7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9" style:family="text">
      <style:text-properties fo:color="#333333" style:font-name="Tahoma" fo:font-size="10pt" fo:language="es" fo:country="CO" fo:font-weight="normal" officeooo:rsid="011212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0" style:family="text">
      <style:text-properties fo:color="#333333" style:font-name="Tahoma" fo:font-size="10pt" fo:language="es" fo:country="CO" fo:font-weight="normal" officeooo:rsid="015da42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fo:color="#333333" style:font-name="Tahoma" fo:font-size="10pt" fo:language="es" fo:country="CO" fo:font-weight="normal" officeooo:rsid="015f4ec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2" style:family="text">
      <style:text-properties fo:color="#333333" style:font-name="Tahoma" fo:font-size="10pt" fo:language="es" fo:country="CO" fo:font-weight="normal" officeooo:rsid="0167fca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3" style:family="text">
      <style:text-properties fo:color="#333333" style:font-name="Tahoma" fo:font-size="10pt" fo:language="es" fo:country="CO" fo:font-weight="normal" officeooo:rsid="0169c688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4" style:family="text">
      <style:text-properties fo:color="#333333" style:font-name="Tahoma" fo:font-size="10pt" fo:language="es" fo:country="CO" fo:font-weight="normal" officeooo:rsid="016b716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5" style:family="text">
      <style:text-properties fo:color="#333333" style:font-name="Tahoma" fo:font-size="10pt" fo:language="es" fo:country="CO" fo:font-weight="normal" officeooo:rsid="0179541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6" style:family="text">
      <style:text-properties fo:color="#333333" style:font-name="Tahoma" fo:font-size="10pt" fo:language="es" fo:country="CO" fo:font-weight="normal" officeooo:rsid="017a491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7" style:family="text">
      <style:text-properties fo:color="#333333" style:font-name="Tahoma" fo:font-size="10pt" fo:language="es" fo:country="CO" fo:font-weight="normal" officeooo:rsid="017b632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8" style:family="text">
      <style:text-properties fo:color="#333333" style:font-name="Tahoma" fo:font-size="10pt" fo:language="es" fo:country="CO" fo:font-weight="normal" officeooo:rsid="017ce6c8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9" style:family="text">
      <style:text-properties fo:color="#333333" style:font-name="Tahoma" fo:font-size="10pt" fo:language="es" fo:country="CO" fo:font-weight="normal" officeooo:rsid="017dc3d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0" style:family="text">
      <style:text-properties fo:color="#333333" style:font-name="Tahoma" fo:font-size="10pt" fo:language="es" fo:country="CO" fo:font-weight="normal" officeooo:rsid="017f739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1" style:family="text">
      <style:text-properties fo:color="#333333" style:font-name="Tahoma" fo:font-size="10pt" fo:language="es" fo:country="CO" fo:font-weight="normal" officeooo:rsid="0180297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2" style:family="text">
      <style:text-properties fo:color="#333333" style:font-name="Tahoma" fo:font-size="10pt" fo:language="es" fo:country="CO" fo:font-weight="normal" officeooo:rsid="0181b34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3" style:family="text">
      <style:text-properties fo:color="#333333" style:font-name="Tahoma" fo:font-size="10pt" fo:language="es" fo:country="CO" fo:font-weight="normal" officeooo:rsid="0181b4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4" style:family="text">
      <style:text-properties fo:color="#333333" style:font-name="Tahoma" fo:font-size="10pt" fo:language="es" fo:country="CO" fo:font-weight="normal" officeooo:rsid="0181e60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5" style:family="text">
      <style:text-properties fo:color="#333333" style:font-name="Tahoma" fo:font-size="10pt" fo:language="es" fo:country="CO" fo:font-weight="normal" officeooo:rsid="018b1d9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6" style:family="text">
      <style:text-properties fo:color="#333333" style:font-name="Tahoma" fo:font-size="10pt" fo:language="es" fo:country="ES" fo:font-weight="normal" officeooo:rsid="01216ef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7" style:family="text">
      <style:text-properties fo:color="#333333" style:font-name="Tahoma" fo:font-size="10pt" fo:language="es" fo:country="ES" fo:font-weight="normal" officeooo:rsid="0121e76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8" style:family="text">
      <style:text-properties fo:color="#333333" style:font-name="Tahoma" fo:font-size="10pt" fo:language="es" fo:country="ES" fo:font-weight="normal" officeooo:rsid="012294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9" style:family="text">
      <style:text-properties fo:color="#333333" style:font-name="Tahoma" fo:font-size="10pt" fo:language="es" fo:country="ES" fo:font-weight="normal" officeooo:rsid="0122e2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0" style:family="text">
      <style:text-properties fo:color="#333333" style:font-name="Tahoma" fo:font-size="10pt" fo:language="es" fo:country="ES" fo:font-weight="normal" officeooo:rsid="01249e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1" style:family="text">
      <style:text-properties fo:color="#333333" style:font-name="Tahoma" fo:font-size="10pt" fo:language="es" fo:country="ES" fo:font-weight="normal" officeooo:rsid="0125f13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2" style:family="text">
      <style:text-properties fo:color="#333333" style:font-name="Tahoma" fo:font-size="10pt" fo:language="es" fo:country="ES" fo:font-weight="normal" officeooo:rsid="0127d3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3" style:family="text">
      <style:text-properties fo:color="#333333" style:font-name="Tahoma" fo:font-size="10pt" fo:language="es" fo:country="ES" fo:font-weight="normal" officeooo:rsid="013967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4" style:family="text">
      <style:text-properties fo:color="#333333" style:font-name="Tahoma" fo:font-size="10pt" fo:language="es" fo:country="ES" fo:font-weight="normal" officeooo:rsid="0149e03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5" style:family="text">
      <style:text-properties fo:color="#333333" style:font-name="Tahoma" fo:font-size="10pt" fo:language="es" fo:country="ES" fo:font-weight="normal" officeooo:rsid="014afa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6" style:family="text">
      <style:text-properties fo:color="#333333" style:font-name="Tahoma" fo:font-size="10pt" fo:language="es" fo:country="ES" fo:font-weight="normal" officeooo:rsid="014b57b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7" style:family="text">
      <style:text-properties fo:color="#333333" style:font-name="Tahoma" fo:font-size="10pt" fo:language="es" fo:country="ES" fo:font-weight="normal" officeooo:rsid="014c472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8" style:family="text">
      <style:text-properties fo:color="#333333" style:font-name="Tahoma" fo:font-size="10pt" fo:language="es" fo:country="ES" fo:font-weight="normal" officeooo:rsid="014cb3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9" style:family="text">
      <style:text-properties fo:color="#333333" style:font-name="Tahoma" fo:font-size="10pt" fo:language="es" fo:country="ES" fo:font-weight="normal" officeooo:rsid="015b9ad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0" style:family="text">
      <style:text-properties fo:color="#333333" style:font-name="Tahoma" fo:font-size="10pt" fo:language="es" fo:country="ES" fo:font-weight="normal" officeooo:rsid="015c7c1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1" style:family="text">
      <style:text-properties fo:color="#333333" style:font-name="Tahoma" fo:font-size="10pt" fo:language="es" fo:country="ES" fo:font-weight="normal" officeooo:rsid="015fede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2" style:family="text">
      <style:text-properties fo:color="#333333" style:font-name="Tahoma" fo:font-size="10pt" fo:language="es" fo:country="ES" fo:font-weight="normal" officeooo:rsid="0161451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3" style:family="text">
      <style:text-properties fo:color="#333333" style:font-name="Tahoma" fo:font-size="10pt" fo:language="es" fo:country="ES" fo:font-weight="normal" officeooo:rsid="0162969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4" style:family="text">
      <style:text-properties fo:color="#333333" style:font-name="Tahoma" fo:font-size="10pt" fo:language="es" fo:country="ES" fo:font-weight="normal" officeooo:rsid="0167fca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5" style:family="text">
      <style:text-properties fo:color="#333333" style:font-name="Tahoma" fo:font-size="10pt" fo:language="es" fo:country="ES" fo:font-weight="normal" officeooo:rsid="016c88b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6" style:family="text">
      <style:text-properties fo:color="#007826" fo:font-size="8pt" officeooo:rsid="00e00c3a" fo:background-color="#ffffff" loext:char-shading-value="0" style:font-size-asian="8pt" style:font-size-complex="8pt"/>
    </style:style>
    <style:style style:name="T97" style:family="text">
      <style:text-properties fo:color="#007826" fo:font-size="8pt" officeooo:rsid="00e4084e" fo:background-color="#ffffff" loext:char-shading-value="0" style:font-size-asian="8pt" style:font-size-complex="8pt"/>
    </style:style>
    <style:style style:name="T98" style:family="text">
      <style:text-properties fo:color="#007826" fo:font-size="8pt" fo:font-weight="normal" officeooo:rsid="00e00c3a" fo:background-color="#ffffff" loext:char-shading-value="0" style:font-size-asian="8pt" style:font-weight-asian="normal" style:font-size-complex="8pt" style:font-weight-complex="normal"/>
    </style:style>
    <style:style style:name="T99" style:family="text">
      <style:text-properties fo:color="#007826" fo:font-size="8pt" fo:font-weight="normal" officeooo:rsid="00e4084e" fo:background-color="#ffffff" loext:char-shading-value="0" style:font-size-asian="8pt" style:font-weight-asian="normal" style:font-size-complex="8pt" style:font-weight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d501fa" style:font-weight-asian="normal" style:font-weight-complex="normal"/>
    </style:style>
    <style:style style:name="T102" style:family="text">
      <style:text-properties fo:font-weight="normal" officeooo:rsid="00d7e5b0" style:font-weight-asian="normal" style:font-weight-complex="normal"/>
    </style:style>
    <style:style style:name="T103" style:family="text">
      <style:text-properties officeooo:rsid="00dd2714"/>
    </style:style>
    <style:style style:name="T104" style:family="text">
      <style:text-properties officeooo:rsid="00de6929"/>
    </style:style>
    <style:style style:name="T105" style:family="text">
      <style:text-properties officeooo:rsid="00e00c3a"/>
    </style:style>
    <style:style style:name="T106" style:family="text">
      <style:text-properties officeooo:rsid="00e0935f"/>
    </style:style>
    <style:style style:name="T107" style:family="text">
      <style:text-properties officeooo:rsid="00e4084e"/>
    </style:style>
    <style:style style:name="T108" style:family="text">
      <style:text-properties officeooo:rsid="00e4b0d6"/>
    </style:style>
    <style:style style:name="T109" style:family="text">
      <style:text-properties officeooo:rsid="00e5cb2b"/>
    </style:style>
    <style:style style:name="T110" style:family="text">
      <style:text-properties officeooo:rsid="00e7c7b1"/>
    </style:style>
    <style:style style:name="T111" style:family="text">
      <style:text-properties officeooo:rsid="00e7d3ac"/>
    </style:style>
    <style:style style:name="T112" style:family="text">
      <style:text-properties officeooo:rsid="00eb63d9"/>
    </style:style>
    <style:style style:name="T113" style:family="text">
      <style:text-properties officeooo:rsid="00ec7920"/>
    </style:style>
    <style:style style:name="T114" style:family="text">
      <style:text-properties officeooo:rsid="00ec7f1f"/>
    </style:style>
    <style:style style:name="T115" style:family="text">
      <style:text-properties officeooo:rsid="00edb673"/>
    </style:style>
    <style:style style:name="T116" style:family="text">
      <style:text-properties officeooo:rsid="00eecb68"/>
    </style:style>
    <style:style style:name="T117" style:family="text">
      <style:text-properties officeooo:rsid="00f030e8"/>
    </style:style>
    <style:style style:name="T118" style:family="text">
      <style:text-properties officeooo:rsid="00f20b98"/>
    </style:style>
    <style:style style:name="T119" style:family="text">
      <style:text-properties officeooo:rsid="00f34109"/>
    </style:style>
    <style:style style:name="T120" style:family="text">
      <style:text-properties officeooo:rsid="00f4ecc5"/>
    </style:style>
    <style:style style:name="T121" style:family="text">
      <style:text-properties officeooo:rsid="00f6a517"/>
    </style:style>
    <style:style style:name="T122" style:family="text">
      <style:text-properties officeooo:rsid="00f7f18d"/>
    </style:style>
    <style:style style:name="T123" style:family="text">
      <style:text-properties officeooo:rsid="00f8ae3c"/>
    </style:style>
    <style:style style:name="T124" style:family="text">
      <style:text-properties officeooo:rsid="00fba983"/>
    </style:style>
    <style:style style:name="T125" style:family="text">
      <style:text-properties officeooo:rsid="00fbbe2e"/>
    </style:style>
    <style:style style:name="T126" style:family="text">
      <style:text-properties officeooo:rsid="00fd58b6"/>
    </style:style>
    <style:style style:name="T127" style:family="text">
      <style:text-properties officeooo:rsid="00fdf28b"/>
    </style:style>
    <style:style style:name="T128" style:family="text">
      <style:text-properties officeooo:rsid="00ff7a59"/>
    </style:style>
    <style:style style:name="T129" style:family="text">
      <style:text-properties officeooo:rsid="01008fb1"/>
    </style:style>
    <style:style style:name="T130" style:family="text">
      <style:text-properties officeooo:rsid="01049efd"/>
    </style:style>
    <style:style style:name="T131" style:family="text">
      <style:text-properties officeooo:rsid="0106d0ee"/>
    </style:style>
    <style:style style:name="T132" style:family="text">
      <style:text-properties officeooo:rsid="0109091d"/>
    </style:style>
    <style:style style:name="T133" style:family="text">
      <style:text-properties officeooo:rsid="010a8cb7"/>
    </style:style>
    <style:style style:name="T134" style:family="text">
      <style:text-properties officeooo:rsid="010bfecd"/>
    </style:style>
    <style:style style:name="T135" style:family="text">
      <style:text-properties officeooo:rsid="0112c653"/>
    </style:style>
    <style:style style:name="T136" style:family="text">
      <style:text-properties officeooo:rsid="0117f9b4"/>
    </style:style>
    <style:style style:name="T137" style:family="text">
      <style:text-properties officeooo:rsid="011b9bd1"/>
    </style:style>
    <style:style style:name="T138" style:family="text">
      <style:text-properties officeooo:rsid="011f47b0"/>
    </style:style>
    <style:style style:name="T139" style:family="text">
      <style:text-properties officeooo:rsid="01205de1"/>
    </style:style>
    <style:style style:name="T140" style:family="text">
      <style:text-properties officeooo:rsid="012dd4a8"/>
    </style:style>
    <style:style style:name="T141" style:family="text">
      <style:text-properties officeooo:rsid="013e5d10"/>
    </style:style>
    <style:style style:name="T142" style:family="text">
      <style:text-properties officeooo:rsid="0143de87"/>
    </style:style>
    <style:style style:name="T143" style:family="text">
      <style:text-properties officeooo:rsid="014835d0"/>
    </style:style>
    <style:style style:name="T144" style:family="text">
      <style:text-properties officeooo:rsid="015105bb"/>
    </style:style>
    <style:style style:name="T145" style:family="text">
      <style:text-properties officeooo:rsid="015b17fb"/>
    </style:style>
    <style:style style:name="T146" style:family="text">
      <style:text-properties officeooo:rsid="01677769"/>
    </style:style>
    <style:style style:name="T147" style:family="text">
      <style:text-properties officeooo:rsid="017688c6"/>
    </style:style>
    <style:style style:name="T148" style:family="text">
      <style:text-properties officeooo:rsid="0177aefb"/>
    </style:style>
    <style:style style:name="T149" style:family="text">
      <style:text-properties officeooo:rsid="017b632c"/>
    </style:style>
    <style:style style:name="T150" style:family="text">
      <style:text-properties officeooo:rsid="017ca357"/>
    </style:style>
    <style:style style:name="T151" style:family="text">
      <style:text-properties officeooo:rsid="0189e924"/>
    </style:style>
    <style:style style:name="T152" style:family="text">
      <style:text-properties officeooo:rsid="010577a6"/>
    </style:style>
    <style:style style:name="T153" style:family="text">
      <style:text-properties officeooo:rsid="018c9ed2"/>
    </style:style>
    <style:style style:name="T154" style:family="text">
      <style:text-properties officeooo:rsid="018da987"/>
    </style:style>
    <style:style style:name="T155" style:family="text">
      <style:text-properties officeooo:rsid="018ff18d"/>
    </style:style>
    <style:style style:name="T156" style:family="text">
      <style:text-properties officeooo:rsid="0190fb92"/>
    </style:style>
    <style:style style:name="T157" style:family="text">
      <style:text-properties officeooo:rsid="0193f387"/>
    </style:style>
    <style:style style:name="T158" style:family="text">
      <style:text-properties officeooo:rsid="0195a8c9"/>
    </style:style>
    <style:style style:name="T159" style:family="text">
      <style:text-properties officeooo:rsid="01981e88"/>
    </style:style>
    <style:style style:name="T160" style:family="text">
      <style:text-properties officeooo:rsid="019962de"/>
    </style:style>
    <style:style style:name="T161" style:family="text">
      <style:text-properties officeooo:rsid="019a748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7">TALENTOS PARA EL EMPLEO</text:p>
      <text:p text:style-name="P246"><text:span text:style-name="Subtle_20_Emphasis"><text:span text:style-name="T1">Paso a producción</text:span></text:span></text:p>
      <text:p text:style-name="P242"><text:span text:style-name="Subtle_20_Emphasis"/>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4">ELABORADO POR:</text:p>
      <text:p text:style-name="P244">JHONY ALEXANDER ROCHA AVENDAÑO</text:p>
      <text:p text:style-name="P244">Contratista de Desarrollo</text:p>
      <text:p text:style-name="P243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5">Subdirección de Desarrollo y Tecnología</text:p>
      <text:p text:style-name="P245">Unidad Administrativa Especial del Servicio Público de Empleo</text:p>
      <text:p text:style-name="P245">BOGOTÁ D.C., AGOSTO 24 DE 2015</text:p>
      <text:p text:style-name="P389">CONTENIDO</text:p>
      <text:p text:style-name="Standard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8"><text:a xlink:type="simple" xlink:href="#__RefHeading__749_2041396739">Introducción<text:tab/>4</text:a></text:p>
          <text:p text:style-name="P388"><text:a xlink:type="simple" xlink:href="#__RefHeading__4352_461438637">1.Especificaciones técnicas<text:tab/>5</text:a></text:p>
          <text:p text:style-name="P388"><text:a xlink:type="simple" xlink:href="#__RefHeading__751_2041396739">2.Versión 001. Implementación del Proyecto<text:tab/>7</text:a></text:p>
          <text:p text:style-name="P388"><text:a xlink:type="simple" xlink:href="#__RefHeading__529_1167730872">3.Versión 002. Actualización del Proyecto<text:tab/>9</text:a></text:p>
          <text:p text:style-name="P388"><text:a xlink:type="simple" xlink:href="#__RefHeading__2100_1487805163">4.Versión 003. Actualización del Proyecto<text:tab/>10</text:a></text:p>
          <text:p text:style-name="P388"><text:a xlink:type="simple" xlink:href="#__RefHeading__2102_1487805163">5.Versión 004. Actualización del Proyecto<text:tab/>12</text:a></text:p>
          <text:p text:style-name="P388"><text:a xlink:type="simple" xlink:href="#__RefHeading__3972_1487805163">6.Versión 005. Actualización del Proyecto<text:tab/>14</text:a></text:p>
          <text:p text:style-name="P388"><text:a xlink:type="simple" xlink:href="#__RefHeading__3974_1487805163">7.Versión 006. Actualización del Proyecto<text:tab/>15</text:a></text:p>
          <text:p text:style-name="P388"><text:a xlink:type="simple" xlink:href="#__RefHeading__5881_1487805163">8.Versión 007. Actualización del Proyecto<text:tab/>17</text:a></text:p>
          <text:p text:style-name="P388"><text:a xlink:type="simple" xlink:href="#__RefHeading__5883_1487805163">9.Versión 008. Actualización del Proyecto<text:tab/>19</text:a></text:p>
          <text:p text:style-name="P388"><text:a xlink:type="simple" xlink:href="#__RefHeading__5885_1487805163">10.Versión 009. Actualización del Proyecto<text:tab/>20</text:a></text:p>
          <text:p text:style-name="P388"><text:a xlink:type="simple" xlink:href="#__RefHeading__5887_1487805163">11.Versión 010. Actualización del Proyecto<text:tab/>21</text:a></text:p>
          <text:p text:style-name="P388"><text:a xlink:type="simple" xlink:href="#__RefHeading__4255_1439298752">12.Versión 011. Actualización del Proyecto<text:tab/>23</text:a></text:p>
          <text:p text:style-name="P388"><text:a xlink:type="simple" xlink:href="#__RefHeading__4257_1439298752">13.Versión 012. Actualización del Proyecto<text:tab/>24</text:a></text:p>
          <text:p text:style-name="P388"><text:a xlink:type="simple" xlink:href="#__RefHeading__4259_1439298752">14.Versión 013. Actualización del Proyecto<text:tab/>26</text:a></text:p>
          <text:p text:style-name="P388"><text:a xlink:type="simple" xlink:href="#__RefHeading__4261_1439298752">15.Versión 014. Actualización del Proyecto<text:tab/>28</text:a></text:p>
          <text:p text:style-name="P388"><text:a xlink:type="simple" xlink:href="#__RefHeading__4263_1439298752">16.Versión 015. Actualización del Proyecto<text:tab/>29</text:a></text:p>
          <text:p text:style-name="P388"><text:a xlink:type="simple" xlink:href="#__RefHeading__4265_1439298752">17.Versión 016. Actualización del Proyecto<text:tab/>32</text:a></text:p>
        </text:index-body>
      </text:table-of-content>
      <text:p text:style-name="P241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381">Tabla 1: Paso a producción versión 001.<text:tab/>5</text:p>
          <text:p text:style-name="P381">Tabla 2: Paso a producción versión 002.<text:tab/>7</text:p>
          <text:p text:style-name="P381">Tabla 3: Paso a producción versión 0003.<text:tab/>8</text:p>
          <text:p text:style-name="P381"><text:soft-page-break/>Tabla 4: Paso a producción versión 004.<text:tab/>10</text:p>
          <text:p text:style-name="P381">Tabla 5: Paso a producción versión 005.<text:tab/>12</text:p>
          <text:p text:style-name="P381">Tabla 6: Paso a producción versión 006.<text:tab/>13</text:p>
          <text:p text:style-name="P381">Tabla 7: Paso a producción versión 007.<text:tab/>15</text:p>
          <text:p text:style-name="P381">Tabla 8: Paso a producción versión 008.<text:tab/>17</text:p>
          <text:p text:style-name="P381">Tabla 9: Paso a producción versión 009.<text:tab/>18</text:p>
          <text:p text:style-name="P381">Tabla 10: Paso a producción versión 0010.<text:tab/>19</text:p>
          <text:p text:style-name="P381">Tabla 11: Paso a producción versión 0011.<text:tab/>21</text:p>
          <text:p text:style-name="P381">Tabla 12: Paso a producción versión 0012.<text:tab/>22</text:p>
          <text:p text:style-name="P381">Tabla 13: Paso a producción versión 0013.<text:tab/>24</text:p>
          <text:p text:style-name="P381">Tabla 14: Paso a producción versión 0014.<text:tab/>26</text:p>
          <text:p text:style-name="P381">Tabla 15: Paso a producción versión 0015.<text:tab/>27</text:p>
          <text:p text:style-name="P381">Tabla 16: Paso a producción versión 0016.<text:tab/>30</text:p>
        </text:index-body>
      </text:table-index>
      <text:p text:style-name="P241"/>
      <text:p text:style-name="Standard"/>
      <text:h text:style-name="P320" text:outline-level="1"><text:bookmark text:name="_Toc299642515"/><text:bookmark-start text:name="__RefHeading__749_2041396739"/>Introducción<text:bookmark-end text:name="__RefHeading__749_2041396739"/></text:h>
      <text:p text:style-name="P224"/>
      <text:p text:style-name="P224">En el presente documento se describirá <text:span text:style-name="T31">el paso a paso a producción</text:span> del Sistema de Información “Talentos para el Empleo” <text:span text:style-name="T31">en cada una de sus actualizaciones y/o versiones</text:span>. Est<text:span text:style-name="T31">a</text:span>s <text:span text:style-name="T31">actualizaciones</text:span> son el resultado de l<text:span text:style-name="T32">a</text:span> <text:span text:style-name="T32">etapa</text:span> de <text:span text:style-name="T31">Desarrollo</text:span>, realizado de acuerdo a las necesidades del negocio.</text:p>
      <text:p text:style-name="P224"/>
      <text:p text:style-name="P247">En algunas ocasiones dentro de los pasos a producción se mencionará<text:span text:style-name="T42">n</text:span> algunos documentos o archivos externos al presente documento. Estos documentos o archivos externos se encontrarán debidamente nombrados y ordenados dentro de la carpeta correspondiente de la versión del paso a paso.</text:p>
      <text:p text:style-name="P247"/>
      <text:p text:style-name="P247">Cada carpeta tendrá como nombre la fecha en que se realizó la puesta en producción, con el formato “YYYY-MM-DD”, y después contendrá el número de la versión del proyecto, quedando de la siguiente manera “YYYY-MM-DD-XXX”, donde “XXX” corresponde al número de la versión.</text:p>
      <text:p text:style-name="P247"/>
      <text:p text:style-name="P247">Además, en cada carpeta se encuentra una carpeta con las modificaciones a realizar, la cual llamaremos “1-Ajustes”, y dentro de ella se encuentran dos carpetas, la primera con las actualizaciones al proyecto WEB “APP” y la segunda con las actualizaciones sobre la base de datos “BD”. <text:s text:c="3"/></text:p>
      <text:p text:style-name="P247"/>
      <text:p text:style-name="P302">Así mismo, aparte de la carpeta “1-Ajustes”, también se encuentra una carpeta para almacenar una copia de seguridad del proyecto y base de datos, la cual llamaremos “2-Actualizado”, después de haberse implementado las actualizaciones. En esta carpeta se encontrarán las carpetas “BD” y “APP”.</text:p>
      <text:list xml:id="list2157206198610874465" text:style-name="WWNum1">
        <text:list-item>
          <text:h text:style-name="P390" text:outline-level="1"><text:bookmark-start text:name="__RefHeading__4352_461438637"/>E<text:span text:style-name="T160">specificaciones técnicas</text:span><text:bookmark-end text:name="__RefHeading__4352_461438637"/></text:h>
        </text:list-item>
      </text:list>
      <text:p text:style-name="P319"/>
      <text:p text:style-name="P361"><text:span text:style-name="T154">A continuación se encuentra la</text:span> documentación técnica que describe las características técnicas del sistema de información Talentos para el Empleo.</text:p>
      <text:p text:style-name="P361"/>
      <text:p text:style-name="P362">La arquitectura del proyecto es de tres capas, <text:span text:style-name="T157">en una capa se encuentra</text:span> el producto “<text:span text:style-name="T155">Aplicación</text:span>”, <text:span text:style-name="T157">el cuál</text:span> se <text:span text:style-name="T158">alojará</text:span> en el servidor de aplicaciones ubicado en el departamento de tecnología del Ministerio de Trabajo. <text:span text:style-name="T155">Otra capa contiene l</text:span>as estaciones de trabajo, <text:span text:style-name="T156">que</text:span> <text:span text:style-name="T155">sólo</text:span> necesitan como software de apoyo un explorador de Internet (<text:span text:style-name="T158">Internet Explorer 9 o superior, Google Chrome 26 o superior, Firefox 20 o superior</text:span>) <text:span text:style-name="T157">para ejecutar el aplicativo</text:span>. <text:span text:style-name="T157">Y en una última capa se encuentra el servidor de base <text:s/>de datos donde se persiste la información del sistema de información Talentos para el Empleo. </text:span><text:s text:c="3"/></text:p>
      <text:p text:style-name="P362"/>
      <text:p text:style-name="P365">Características de la implementación</text:p>
      <text:p text:style-name="P363"/>
      <text:list xml:id="list1675839730210586065" text:style-name="L1">
        <text:list-item>
          <text:p text:style-name="P383"><text:span text:style-name="T159">Herramientas y l</text:span>enguajes de programación: la aplicación está desarrollada en Visual Studio, .Net, ASP.net, C# y otros como HTML, JQuery, Javascript y el framework Bootstrap 2.</text:p>
        </text:list-item>
        <text:list-item>
          <text:p text:style-name="P384">Servidor de base de datos: manejador de base de datos SQL Server versión 2012.</text:p>
        </text:list-item>
        <text:list-item>
          <text:p text:style-name="P385">Librería para generar códigos QR: para generar un Código QR y exportarlo en PNG se utilizó la librería QrCode.Net.</text:p>
        </text:list-item>
        <text:list-item>
          <text:p text:style-name="P385">Librería para generación de PDF: para generar un PDF se utilizó la librería iTextSharp.</text:p>
        </text:list-item>
      </text:list>
      <text:p text:style-name="P382"/>
      <text:p text:style-name="P382"><text:soft-page-break/></text:p>
      <text:list xml:id="list111944243698932" text:continue-numbering="true" text:style-name="L1">
        <text:list-item>
          <text:p text:style-name="P386">Librería para el manejo integrado de consultas: para realizar todo tipo de consultas a distintas fuentes de datos: objetos, xmls, bases de datos, etc., se utilizó la librería LINQ.</text:p>
        </text:list-item>
        <text:list-item>
          <text:p text:style-name="P386">Librería para el manejo de JSON: <text:span text:style-name="T161">para </text:span>realizar conversiones y serializar en JSON<text:span text:style-name="T161"> <text:s/>se utilizó la librería </text:span>Newtonsoft.Json<text:span text:style-name="T161">.</text:span></text:p>
        </text:list-item>
      </text:list>
      <text:p text:style-name="P364"/>
      <text:p text:style-name="P360"/>
      <text:p text:style-name="P360"/>
      <text:list xml:id="list111945471205388" text:continue-list="list2157206198610874465" text:style-name="WWNum1">
        <text:list-item>
          <text:h text:style-name="P391" text:outline-level="1"><text:bookmark-start text:name="__RefHeading__751_2041396739"/>Versión 001. Implementación del Proyecto<text:bookmark-end text:name="__RefHeading__751_2041396739"/></text:h>
        </text:list-item>
      </text:list>
      <text:p text:style-name="P303"/>
      <text:p text:style-name="P341"><text:span text:style-name="T33">En esta primera versión se instaló, configuró y se puso en marcha el módulo de matrícula</text:span>. <text:span text:style-name="T33">Para su implementación se realizaron los siguientes pasos:</text:span></text:p>
      <text:p text:style-name="P225"/>
      <text:p text:style-name="P325"><text:span text:style-name="T29">Tabla </text:span><text:span text:style-name="T29"><text:sequence text:ref-name="refTable0" text:name="Table" text:formula="ooow:Table+1" style:num-format="1">1</text:sequence></text:span><text:span text:style-name="T29">: </text:span><text:span text:style-name="T39">Paso a producción versión 001</text:span>.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table:number-columns-spanned="2" office:value-type="string">
            <text:p text:style-name="P8">ID <text:span text:style-name="T39">PP</text:span></text:p>
          </table:table-cell>
          <table:covered-table-cell/>
          <table:table-cell table:style-name="Tabla15.A1" office:value-type="string">
            <text:p text:style-name="P8">Fecha</text:p>
          </table:table-cell>
          <table:table-cell table:style-name="Tabla15.D1" office:value-type="string">
            <text:p text:style-name="P8"><text:span text:style-name="T34">Ejecutado</text:span> por</text:p>
          </table:table-cell>
        </table:table-row>
        <table:table-row table:style-name="Tabla15.1">
          <table:table-cell table:style-name="Tabla15.A2" table:number-columns-spanned="2" office:value-type="string">
            <text:p text:style-name="P56"><text:span text:style-name="T34">PP</text:span>-001</text:p>
          </table:table-cell>
          <table:covered-table-cell/>
          <table:table-cell table:style-name="Tabla15.A2" office:value-type="string">
            <text:p text:style-name="P56"><text:span text:style-name="T35">13</text:span> de <text:span text:style-name="T35">Abril</text:span> de 2015</text:p>
          </table:table-cell>
          <table:table-cell table:style-name="Tabla15.D2" office:value-type="string">
            <text:p text:style-name="P72">Lucero Vivas, <text:span text:style-name="T45">Ivan Dario Perilla y Jhony Alexander Rocha Avendaño</text:span></text:p>
          </table:table-cell>
        </table:table-row>
        <table:table-row table:style-name="Tabla15.1">
          <table:table-cell table:style-name="Tabla15.D1" table:number-columns-spanned="4" office:value-type="string">
            <text:p text:style-name="P24">Objetivo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2" table:number-columns-spanned="4" office:value-type="string">
            <text:p text:style-name="P74">Instalar, configurar y poner en marcha el proyecto Talentos para el Empleo.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1" table:number-columns-spanned="4" office:value-type="string">
            <text:p text:style-name="P40">Pasos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40">No.</text:p>
          </table:table-cell>
          <table:table-cell table:style-name="Tabla15.D1" table:number-columns-spanned="3" office:value-type="string">
            <text:p text:style-name="P40">Descripción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85">1</text:p>
          </table:table-cell>
          <table:table-cell table:style-name="Tabla15.D2" table:number-columns-spanned="3" office:value-type="string">
            <text:p text:style-name="P86">Restaurar copia de seguridad de las base de datos SPE_AS_DB y SPE_FormacionTrabajo con los datos iniciales del proyecto Talentos para el empleo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88">2</text:p>
          </table:table-cell>
          <table:table-cell table:style-name="Tabla15.B8" table:number-columns-spanned="3" office:value-type="string">
            <text:p text:style-name="P86">Crear un usuario administrador de las bases de datos restauradas llamado redempleo con clave <text:span text:style-name="T36">Unidad2015*</text:span><text:span text:style-name="T37">.</text:span>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88">3</text:p>
          </table:table-cell>
          <table:table-cell table:style-name="Tabla15.B8" table:number-columns-spanned="3" office:value-type="string">
            <text:p text:style-name="P86">Asignar permisos al usuario redempleo de lectura, escritura y propietari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6">4</text:p>
          </table:table-cell>
          <table:table-cell table:style-name="Tabla15.B8" table:number-columns-spanned="3" office:value-type="string">
            <text:p text:style-name="P177">Ejecutar script de carga inicial de preinscritos.</text:p>
            <text:p text:style-name="P90">“<text:span text:style-name="T110">1-insert_inicial_preinscritos.sql</text:span>”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5</text:p>
          </table:table-cell>
          <table:table-cell table:style-name="Tabla15.B8" table:number-columns-spanned="3" office:value-type="string">
            <text:p text:style-name="P86">Configurar el proyecto Web en el IIS “Internet Information Services”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6</text:p>
          </table:table-cell>
          <table:table-cell table:style-name="Tabla15.B8" table:number-columns-spanned="3" office:value-type="string">
            <text:p text:style-name="P87">Actualizar la cadena de conexión a la base de datos. <text:span text:style-name="T43">Archivo: Web.config</text:span></text:p>
            <text:p text:style-name="P89">&lt;connectionStrings&gt;</text:p>
            <text:p text:style-name="P89"><text:s text:c="4"/>&lt;add name="AppServices" connectionString="Server=MinTrab19.mintrabajo.loc\SQLSVR2012;Database=SPE_AS_DB;persist security info=True;User Id=redempleo;Password=Unidad2015*;" providerName="System.Data.SqlClient" /&gt;</text:p>
            <text:p text:style-name="P89"><text:s text:c="4"/>&lt;add name="FormacionTrabajoConnectionString" connectionString="Data Source=MinTrab19.mintrabajo.loc\SQLSVR2012;Initial Catalog=SPE_FormacionTrabajo;User ID=redempleo;Password=Unidad2015*;MultipleActiveResultSets=True;Application Name=EntityFramework" providerName="System.Data.SqlClient" /&gt;</text:p>
            <text:p text:style-name="P89"><text:s text:c="4"/>&lt;add name="FormacionTrabajoEntities" connectionString="metadata=res://*/ModeloFormacion.csdl|res://*/ModeloFormacion.ssdl|res://*/ModeloFormacion.msl;provider=System.Data.SqlClient;provider connection <text:soft-page-break/>string=&amp;quot;data source=MinTrab19.mintrabajo.loc\SQLSVR2012;initial catalog=SPE_FormacionTrabajo;user ID=redempleo;password=Unidad2015*;MultipleActiveResultSets=True;App=EntityFramework&amp;quot;" providerName="System.Data.EntityClient" /&gt;</text:p>
            <text:p text:style-name="P89"><text:s text:c="4"/>&lt;add name="MemberShipEntities" connectionString="metadata=res://*/MemberShipModel.csdl|res://*/MemberShipModel.ssdl|res://*/MemberShipModel.msl;provider=System.Data.SqlClient;provider connection string=&amp;quot;data source=MinTrab19.mintrabajo.loc\SQLSVR2012;initial catalog=SPE_AS_DB;user ID=redempleo;password=Unidad2015*;MultipleActiveResultSets=True;App=EntityFramework&amp;quot;" providerName="System.Data.EntityClient" /&gt;</text:p>
            <text:p text:style-name="P89"><text:s text:c="2"/>&lt;/connectionStrings&gt;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7</text:p>
          </table:table-cell>
          <table:table-cell table:style-name="Tabla15.B8" table:number-columns-spanned="3" office:value-type="string">
            <text:p text:style-name="P98">Configurar el enrutamiento de la aplicación de acuerdo a la carpeta donde se configuró el proyecto WEB. <text:span text:style-name="T43">Archivo:</text:span> <text:span text:style-name="T43">Web.config</text:span></text:p>
            <text:p text:style-name="P91">&lt;appSettings&gt;</text:p>
            <text:p text:style-name="P91"><text:s text:c="4"/>&lt;add key="RutaServidor" value="/FTTalentosEmpleo/" /&gt;</text:p>
            <text:p text:style-name="P91"><text:s text:c="5"/>...</text:p>
            <text:p text:style-name="P94"><text:span text:style-name="T40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8</text:p>
          </table:table-cell>
          <table:table-cell table:style-name="Tabla15.B8" table:number-columns-spanned="3" office:value-type="string">
            <text:p text:style-name="P99">Configurar la ruta de almacenamiento de documentos generados y subidos en el aplicativo Talentos para el empleo. <text:span text:style-name="T43">Archivo:</text:span> <text:span text:style-name="T43">Web.config</text:span></text:p>
            <text:p text:style-name="P91">&lt;appSettings&gt;</text:p>
            <text:p text:style-name="P91"><text:s text:c="4"/>...</text:p>
            <text:p text:style-name="P91"><text:s text:c="4"/>&lt;add key="RutaCarpetaElectronica" value="E:\SPEFormacion\CarpetaElectronica\" /&gt;</text:p>
            <text:p text:style-name="P91"><text:s text:c="4"/>&lt;add key="RutaCarpetaElectronicaPersonas" value="E:\SPEFormacion\CarpetaElectronicaPersonas\" /&gt;</text:p>
            <text:p text:style-name="P91"><text:s text:c="4"/>&lt;add key="RutaCarpetaElectronicaCargues" value="E:\SPEFormacion\CarpetaElectronicaCargues\" /&gt;</text:p>
            <text:p text:style-name="P91"><text:s text:c="4"/>&lt;add key="RutaCarpetaElectronicaSeguimiento" value="E:\SPEFormacion\CarpetaElectronicaSeguimiento\" /&gt;</text:p>
            <text:p text:style-name="P91"><text:s text:c="4"/>&lt;add key="RutaCarpetaElectronicaNovedades" value="E:\SPEFormacion\CarpetaElectronicaNovedades\" /&gt;</text:p>
            <text:p text:style-name="P91"><text:s text:c="4"/>&lt;add key="RutaCarpetaElectronicaModulos" value="E:\SPEFormacion\CarpetaElectronicaModulos\" /&gt;</text:p>
            <text:p text:style-name="P91"><text:s text:c="4"/>...</text:p>
            <text:p text:style-name="P94"><text:span text:style-name="T40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9</text:p>
          </table:table-cell>
          <table:table-cell table:style-name="Tabla15.B8" table:number-columns-spanned="3" office:value-type="string">
            <text:p text:style-name="P100">Compilar el proyecto Talentos para el Empleo con la configuración de los pasos 5, 6 y 7; teniendo conexión a la red donde se encuentra el servidor de base de datos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10</text:p>
          </table:table-cell>
          <table:table-cell table:style-name="Tabla15.B8" table:number-columns-spanned="3" office:value-type="string">
            <text:p text:style-name="P100">Detener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15">1<text:span text:style-name="T111">1</text:span></text:p>
          </table:table-cell>
          <table:table-cell table:style-name="Tabla15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15">1<text:span text:style-name="T111">2</text:span></text:p>
          </table:table-cell>
          <table:table-cell table:style-name="Tabla15.B8" table:number-columns-spanned="3" office:value-type="string">
            <text:p text:style-name="P100">Iniciar nuevamente el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15">1<text:span text:style-name="T111">3</text:span></text:p>
          </table:table-cell>
          <table:table-cell table:style-name="Tabla15.B8" table:number-columns-spanned="3" office:value-type="string">
            <text:p text:style-name="P100">Direccionar el subdominio becas.serviciodeempleo.gov.co a la dirección http://app2.mintrabajo.gov.co/FTTalentosEmpleo/</text:p>
          </table:table-cell>
          <table:covered-table-cell/>
          <table:covered-table-cell/>
        </table:table-row>
      </table:table>
      <text:p text:style-name="P321"><text:span text:style-name="T29">Fuente: </text:span>Elaboración propia</text:p>
      <text:p text:style-name="P357"/>
      <text:list xml:id="list111944318147653" text:continue-numbering="true" text:style-name="WWNum1">
        <text:list-item>
          <text:h text:style-name="P392" text:outline-level="1"><text:bookmark-start text:name="__RefHeading__529_1167730872"/>Versión 00<text:span text:style-name="T44">2</text:span>. <text:span text:style-name="T44">Actualización</text:span> del Proyecto<text:bookmark-end text:name="__RefHeading__529_1167730872"/></text:h>
        </text:list-item>
      </text:list>
      <text:p text:style-name="P304"/>
      <text:p text:style-name="P342"><text:span text:style-name="T33">En esta versión se actualizó, configuró y se puso en marcha el módulo de matrícula</text:span>. <text:span text:style-name="T33">Para su implementación se realizaron los siguientes pasos:</text:span></text:p>
      <text:p text:style-name="P226"/>
      <text:p text:style-name="P326"><text:span text:style-name="T29">Tabla </text:span><text:span text:style-name="T29"><text:sequence text:ref-name="refTable1" text:name="Table" text:formula="ooow:Table+1" style:num-format="1">2</text:sequence></text:span><text:span text:style-name="T29">: </text:span><text:span text:style-name="T39">Paso a producción versión 002</text:span>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9">ID <text:span text:style-name="T39">PP</text:span></text:p>
          </table:table-cell>
          <table:covered-table-cell/>
          <table:table-cell table:style-name="Tabla2.A1" office:value-type="string">
            <text:p text:style-name="P9">Fecha</text:p>
          </table:table-cell>
          <table:table-cell table:style-name="Tabla2.D1" office:value-type="string">
            <text:p text:style-name="P9"><text:span text:style-name="T34">Ejecutado</text:span> por</text:p>
          </table:table-cell>
        </table:table-row>
        <table:table-row table:style-name="Tabla2.1">
          <table:table-cell table:style-name="Tabla2.A2" table:number-columns-spanned="2" office:value-type="string">
            <text:p text:style-name="P57"><text:span text:style-name="T34">PP</text:span>-0<text:span text:style-name="T153">0</text:span>0<text:span text:style-name="T45">2</text:span></text:p>
          </table:table-cell>
          <table:covered-table-cell/>
          <table:table-cell table:style-name="Tabla2.A2" office:value-type="string">
            <text:p text:style-name="P57"><text:span text:style-name="T35">13</text:span> de <text:span text:style-name="T35">Abril</text:span> de 2015</text:p>
          </table:table-cell>
          <table:table-cell table:style-name="Tabla2.D2" office:value-type="string">
            <text:p text:style-name="P73">Lucero Vivas</text:p>
          </table:table-cell>
        </table:table-row>
        <table:table-row table:style-name="Tabla2.1">
          <table:table-cell table:style-name="Tabla2.D1" table:number-columns-spanned="4" office:value-type="string">
            <text:p text:style-name="P25">Objetiv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41">Paso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41">No.</text:p>
          </table:table-cell>
          <table:table-cell table:style-name="Tabla2.D1" table:number-columns-spanned="3" office:value-type="string">
            <text:p text:style-name="P41">Descripción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49"/>
          </table:table-cell>
          <table:table-cell table:style-name="Tabla2.D2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68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</table:table>
      <text:p text:style-name="P322"><text:span text:style-name="T29">Fuente: </text:span>Elaboración propia</text:p>
      <text:p text:style-name="P358"/>
      <text:list xml:id="list111945448924500" text:continue-numbering="true" text:style-name="WWNum1">
        <text:list-item>
          <text:h text:style-name="P393" text:outline-level="1"><text:bookmark-start text:name="__RefHeading__2100_1487805163"/>Versión 00<text:span text:style-name="T46">3</text:span>. <text:span text:style-name="T44">Actualización</text:span> del Proyecto<text:bookmark-end text:name="__RefHeading__2100_1487805163"/></text:h>
        </text:list-item>
      </text:list>
      <text:p text:style-name="P305"/>
      <text:p text:style-name="P343"><text:span text:style-name="T33">En esta versión se actualizó, configuró y se puso en marcha el módulo de seguimiento</text:span>. <text:span text:style-name="T33">Para su implementación se realizaron los siguientes pasos:</text:span></text:p>
      <text:p text:style-name="P227"/>
      <text:p text:style-name="P327"><text:span text:style-name="T29">Tabla </text:span><text:span text:style-name="T29"><text:sequence text:ref-name="refTable2" text:name="Table" text:formula="ooow:Table+1" style:num-format="1">3</text:sequence></text:span><text:span text:style-name="T29">: </text:span><text:span text:style-name="T39">Paso a producción versión 0003</text:span>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2" office:value-type="string">
            <text:p text:style-name="P10">ID <text:span text:style-name="T39">PP</text:span></text:p>
          </table:table-cell>
          <table:covered-table-cell/>
          <table:table-cell table:style-name="Tabla3.A1" office:value-type="string">
            <text:p text:style-name="P10">Fecha</text:p>
          </table:table-cell>
          <table:table-cell table:style-name="Tabla3.D1" office:value-type="string">
            <text:p text:style-name="P10"><text:span text:style-name="T34">Ejecutado</text:span> por</text:p>
          </table:table-cell>
        </table:table-row>
        <table:table-row table:style-name="Tabla3.1">
          <table:table-cell table:style-name="Tabla3.A2" table:number-columns-spanned="2" office:value-type="string">
            <text:p text:style-name="P58"><text:span text:style-name="T34">PP</text:span>-000<text:span text:style-name="T104">3</text:span></text:p>
          </table:table-cell>
          <table:covered-table-cell/>
          <table:table-cell table:style-name="Tabla3.A2" office:value-type="string">
            <text:p text:style-name="P58"><text:span text:style-name="T103">07</text:span> de <text:span text:style-name="T103">Mayo</text:span> de 2015</text:p>
          </table:table-cell>
          <table:table-cell table:style-name="Tabla3.D2" office:value-type="string">
            <text:p text:style-name="P173">Jhony Alexander Rocha Avendaño</text:p>
          </table:table-cell>
        </table:table-row>
        <table:table-row table:style-name="Tabla3.1">
          <table:table-cell table:style-name="Tabla3.D1" table:number-columns-spanned="4" office:value-type="string">
            <text:p text:style-name="P26">Objetivo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1" table:number-columns-spanned="4" office:value-type="string">
            <text:p text:style-name="P42">Paso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42">No.</text:p>
          </table:table-cell>
          <table:table-cell table:style-name="Tabla3.D1" table:number-columns-spanned="3" office:value-type="string">
            <text:p text:style-name="P42">Descripción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16">1</text:p>
          </table:table-cell>
          <table:table-cell table:style-name="Tabla3.D2" table:number-columns-spanned="3" office:value-type="string">
            <text:p text:style-name="P101">Detener servicio del IIS correspondiente al proyecto Talentos para el Empleo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2</text:p>
          </table:table-cell>
          <table:table-cell table:style-name="Tabla3.B8" table:number-columns-spanned="3" office:value-type="string">
            <text:p text:style-name="P129"><text:span text:style-name="T48">Ejecutar el script d</text:span><text:span text:style-name="T49">e creación</text:span><text:span text:style-name="T48"> de tabla para la entidad planilla </text:span><text:span text:style-name="T50">en la base de datos</text:span><text:span text:style-name="T48">.</text:span><text:span text:style-name="T37"> </text:span></text:p>
            <text:p text:style-name="P97"><text:span text:style-name="T37">“</text:span><text:span text:style-name="T38">1-</text:span><text:span text:style-name="T37">create_table_seguimiento_planilla.sql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3</text:p>
          </table:table-cell>
          <table:table-cell table:style-name="Tabla3.B8" table:number-columns-spanned="3" office:value-type="string">
            <text:p text:style-name="P248"><text:span text:style-name="T51">Ejecutar el script de creación de tabla para la entidad planilla detalle </text:span><text:span text:style-name="T52">en la base de datos</text:span><text:span text:style-name="T51">.</text:span><text:span text:style-name="T47"> </text:span></text:p>
            <text:p text:style-name="P267">“<text:span text:style-name="T107">2-</text:span>create_table_seguimiento_planilla_detalle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4</text:p>
          </table:table-cell>
          <table:table-cell table:style-name="Tabla3.B8" table:number-columns-spanned="3" office:value-type="string">
            <text:p text:style-name="P248"><text:span text:style-name="T51">Ejecutar el script de creación de tabla para la entidad planilla documento </text:span><text:span text:style-name="T52">en la base de datos</text:span><text:span text:style-name="T51">.</text:span><text:span text:style-name="T47"> </text:span></text:p>
            <text:p text:style-name="P267">“<text:span text:style-name="T107">3-</text:span>create_table_seguimiento_planilla_documento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5</text:p>
          </table:table-cell>
          <table:table-cell table:style-name="Tabla3.B8" table:number-columns-spanned="3" office:value-type="string">
            <text:p text:style-name="P265"><text:span text:style-name="T51">Ejecutar el script de creación de tabla para la entidad planilla novedad </text:span><text:span text:style-name="T52">en la base de datos</text:span><text:span text:style-name="T51">.</text:span></text:p>
            <text:p text:style-name="P267">“<text:span text:style-name="T107">4-</text:span>create_table_seguimiento_planilla_novedad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6</text:p>
          </table:table-cell>
          <table:table-cell table:style-name="Tabla3.B8" table:number-columns-spanned="3" office:value-type="string">
            <text:p text:style-name="P266"><text:span text:style-name="T51">Ejecutar el script de creación de tabla para la entidad planilla descarga </text:span><text:span text:style-name="T52">en la base de datos</text:span><text:span text:style-name="T51">.</text:span></text:p>
            <text:p text:style-name="P267">“<text:span text:style-name="T107">5-</text:span>create_table_seguimiento_planilla_descarg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30">7</text:p>
          </table:table-cell>
          <table:table-cell table:style-name="Tabla3.B8" table:number-columns-spanned="3" office:value-type="string">
            <text:p text:style-name="P292"><text:span text:style-name="T100">Ejecutar </text:span><text:span text:style-name="T102">los</text:span><text:span text:style-name="T100"> script</text:span><text:span text:style-name="T102">s</text:span><text:span text:style-name="T100"> para la inserción de los estados de las planillas </text:span><text:span text:style-name="T101">en la base de datos</text:span><text:span text:style-name="T100">.</text:span></text:p>
            <text:p text:style-name="P292"><text:span text:style-name="T98">“</text:span><text:span text:style-name="T99">6-</text:span><text:span text:style-name="T98">alter_table_codigo_referencia_nombre_corto.sql” </text:span></text:p>
            <text:p text:style-name="P267">“<text:span text:style-name="T107">7-</text:span>insert_table_codigo_referencia_estado_planill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69">8</text:p>
          </table:table-cell>
          <table:table-cell table:style-name="Tabla3.B8" table:number-columns-spanned="3" office:value-type="string">
            <text:p text:style-name="P144">Ejecutar el script para la modificación de la descripción de jornada matinal por jornada mañana.</text:p>
            <text:p text:style-name="P380">“<text:span text:style-name="T107">8-</text:span>update_codigo_referencia_matinal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0">9</text:p>
          </table:table-cell>
          <table:table-cell table:style-name="Tabla3.B8" table:number-columns-spanned="3" office:value-type="string">
            <text:p text:style-name="P145">Ejecutar el script para agregar la fecha de permiso para subir una planilla en una fecha <text:soft-page-break/>anterior a la fecha actual de la aplicación.</text:p>
            <text:p text:style-name="P379">“<text:span text:style-name="T107">9-</text:span>alter_table_institucion_formacion_programa_jornada_fecha_planilla_anterior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1">10</text:p>
          </table:table-cell>
          <table:table-cell table:style-name="Tabla3.B8" table:number-columns-spanned="3" office:value-type="string">
            <text:p text:style-name="P145">Ejecutar script para la actualización de roles del sistema Institución y Unidad.</text:p>
            <text:p text:style-name="P379">“<text:span text:style-name="T107">10-</text:span>Script actualizar roles Institucion – Unidad.xls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1">11</text:p>
          </table:table-cell>
          <table:table-cell table:style-name="Tabla3.B8" table:number-columns-spanned="3" office:value-type="string">
            <text:p text:style-name="P145">Ejecutar script para insertar las nuevas rutas del proyecto junto con su respectivo rol.</text:p>
            <text:p text:style-name="P378"><text:span text:style-name="T96">“</text:span><text:span text:style-name="T97">11-</text:span><text:span text:style-name="T96">Script insertar nuevas rutas vs roles 001.xls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2">1<text:span text:style-name="T108">2</text:span></text:p>
          </table:table-cell>
          <table:table-cell table:style-name="Tabla3.B8" table:number-columns-spanned="3" office:value-type="string">
            <text:p text:style-name="P146">Eliminar de la Entidad Formacion Beneficiario la primativa UK_Beneficiario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4">1<text:span text:style-name="T108">3</text:span></text:p>
          </table:table-cell>
          <table:table-cell table:style-name="Tabla3.B8" table:number-columns-spanned="3" office:value-type="string">
            <text:p text:style-name="P147">Agregar en el archivo de configuración “web.config” la carpeta de rutas para el módulo de seguimiento.</text:p>
            <text:p text:style-name="P92">&lt;appSettings&gt;</text:p>
            <text:p text:style-name="P92"><text:s text:c="4"/>...</text:p>
            <text:p text:style-name="P92"><text:s text:c="4"/><text:span text:style-name="T105">&lt;add key="RutaCarpetaElectronicaSeguimiento" value="E:\SPEFormacion\CarpetaElectronicaSeguimiento\" /&gt;</text:span></text:p>
            <text:p text:style-name="P92"><text:s text:c="4"/>...</text:p>
            <text:p text:style-name="P95"><text:span text:style-name="T40">&lt;/appSettings&gt;</text:span> 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4">1<text:span text:style-name="T108">4</text:span></text:p>
          </table:table-cell>
          <table:table-cell table:style-name="Tabla3.B8" table:number-columns-spanned="3" office:value-type="string">
            <text:p text:style-name="P131">Compilar el proyecto Talentos para el Empleo con la configuración del paso <text:span text:style-name="T106">14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5">1<text:span text:style-name="T108">5</text:span></text:p>
          </table:table-cell>
          <table:table-cell table:style-name="Tabla3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5">1<text:span text:style-name="T108">6</text:span></text:p>
          </table:table-cell>
          <table:table-cell table:style-name="Tabla3.B8" table:number-columns-spanned="3" office:value-type="string">
            <text:p text:style-name="P10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23"><text:span text:style-name="T29">Fuente: </text:span>Elaboración propia</text:p>
      <text:p text:style-name="P359"/>
      <text:list xml:id="list111943750728219" text:continue-numbering="true" text:style-name="WWNum1">
        <text:list-item>
          <text:h text:style-name="P394" text:outline-level="1"><text:bookmark-start text:name="__RefHeading__2102_1487805163"/>Versión 00<text:span text:style-name="T109">4</text:span>. <text:span text:style-name="T44">Actualización</text:span> del Proyecto<text:bookmark-end text:name="__RefHeading__2102_1487805163"/></text:h>
        </text:list-item>
      </text:list>
      <text:p text:style-name="P306"/>
      <text:p text:style-name="P344"><text:span text:style-name="T33">En esta versión se actualizó, configuró y se puso en marcha el módulo de preinscripción</text:span>. <text:span text:style-name="T33">Para su implementación se realizaron los siguientes pasos:</text:span></text:p>
      <text:p text:style-name="P228"/>
      <text:p text:style-name="P328"><text:span text:style-name="T29">Tabla </text:span><text:span text:style-name="T29"><text:sequence text:ref-name="refTable3" text:name="Table" text:formula="ooow:Table+1" style:num-format="1">4</text:sequence></text:span><text:span text:style-name="T29">: </text:span><text:span text:style-name="T39">Paso a producción versión 004</text:span>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11">ID <text:span text:style-name="T39">PP</text:span></text:p>
          </table:table-cell>
          <table:covered-table-cell/>
          <table:table-cell table:style-name="Tabla6.A1" office:value-type="string">
            <text:p text:style-name="P11">Fecha</text:p>
          </table:table-cell>
          <table:table-cell table:style-name="Tabla6.D1" office:value-type="string">
            <text:p text:style-name="P11"><text:span text:style-name="T34">Ejecutado</text:span> por</text:p>
          </table:table-cell>
        </table:table-row>
        <table:table-row table:style-name="Tabla6.1">
          <table:table-cell table:style-name="Tabla6.A2" table:number-columns-spanned="2" office:value-type="string">
            <text:p text:style-name="P59"><text:span text:style-name="T34">PP</text:span>-00<text:span text:style-name="T109">4</text:span></text:p>
          </table:table-cell>
          <table:covered-table-cell/>
          <table:table-cell table:style-name="Tabla6.A2" office:value-type="string">
            <text:p text:style-name="P59"><text:span text:style-name="T128">19</text:span> de <text:span text:style-name="T128">Mayo</text:span> de 2015</text:p>
          </table:table-cell>
          <table:table-cell table:style-name="Tabla6.D2" office:value-type="string">
            <text:p text:style-name="P204">Jhony Alexander Rocha</text:p>
          </table:table-cell>
        </table:table-row>
        <table:table-row table:style-name="Tabla6.1">
          <table:table-cell table:style-name="Tabla6.D1" table:number-columns-spanned="4" office:value-type="string">
            <text:p text:style-name="P27">Objetivo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1" table:number-columns-spanned="4" office:value-type="string">
            <text:p text:style-name="P43">Pas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43">No.</text:p>
          </table:table-cell>
          <table:table-cell table:style-name="Tabla6.D1" table:number-columns-spanned="3" office:value-type="string">
            <text:p text:style-name="P43">Descripción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16">1</text:p>
          </table:table-cell>
          <table:table-cell table:style-name="Tabla6.D2" table:number-columns-spanned="3" office:value-type="string">
            <text:p text:style-name="P101">Detener servicio del IIS correspondiente al proyecto Talentos para el Empleo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51">2</text:p>
          </table:table-cell>
          <table:table-cell table:style-name="Tabla6.B8" table:number-columns-spanned="3" office:value-type="string">
            <text:p text:style-name="P148">Agregar en el archivo de configuración “web.config” la carpeta de rutas para el módulo de <text:span text:style-name="T113">preinscrición</text:span>.</text:p>
            <text:p text:style-name="P93">&lt;appSettings&gt;</text:p>
            <text:p text:style-name="P93"><text:s text:c="4"/>...</text:p>
            <text:p text:style-name="P93"><text:s text:c="4"/><text:span text:style-name="T112">&lt;add key="RutaCarpetaElectronicaPreinscripcion" value="E:\SPEFormacion\CarpetaElectronicaPreinscripcion\" /&gt;</text:span></text:p>
            <text:p text:style-name="P93"><text:s text:c="4"/>...</text:p>
            <text:p text:style-name="P96"><text:span text:style-name="T41">&lt;/appSettings&gt;</text:span><text:span text:style-name="T37"> </text:span>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6">3</text:p>
          </table:table-cell>
          <table:table-cell table:style-name="Tabla6.B8" table:number-columns-spanned="3" office:value-type="string">
            <text:p text:style-name="P248"><text:span text:style-name="T51">Ejecutar el script de </text:span><text:span text:style-name="T53">actualización fecha corte</text:span><text:span text:style-name="T51"> para la entidad </text:span><text:span text:style-name="T53">potencial beneficiario</text:span><text:span text:style-name="T51"> </text:span><text:span text:style-name="T52">en la base de datos</text:span><text:span text:style-name="T51">.</text:span><text:span text:style-name="T47"> </text:span></text:p>
            <text:p text:style-name="P268">“<text:span text:style-name="T114">0-update_potencial_beneficiario_fecha_corte</text:span>.sql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79">4</text:p>
          </table:table-cell>
          <table:table-cell table:style-name="Tabla6.B8" table:number-columns-spanned="3" office:value-type="string">
            <text:p text:style-name="P248"><text:span text:style-name="T51">Ejecutar el script de </text:span><text:span text:style-name="T53">cambio de rutas para la nueva estructura del sitio</text:span><text:span text:style-name="T51"> </text:span><text:span text:style-name="T52">en la base de datos</text:span><text:span text:style-name="T51">.</text:span><text:span text:style-name="T47"> </text:span></text:p>
            <text:p text:style-name="P268">“<text:span text:style-name="T114">1-Cambio Rutas Nueva Estructura Si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59">5</text:p>
          </table:table-cell>
          <table:table-cell table:style-name="Tabla6.B8" table:number-columns-spanned="3" office:value-type="string">
            <text:p text:style-name="P152">Ejecutar el script de inserción de rutas de soporte planilla novedad en la base de datos.</text:p>
            <text:p text:style-name="P268">“<text:span text:style-name="T114">2-insert_rutas_soporte_planilla_novedad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59">6</text:p>
          </table:table-cell>
          <table:table-cell table:style-name="Tabla6.B8" table:number-columns-spanned="3" office:value-type="string">
            <text:p text:style-name="P153">Ejecutar el script de inserción de <text:span text:style-name="T116">roles</text:span> <text:span text:style-name="T116">de centro de empleo</text:span> en la base de datos.</text:p>
            <text:p text:style-name="P269">“<text:span text:style-name="T115">3-insert_aspnet_roles_centro_emple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0">7</text:p>
          </table:table-cell>
          <table:table-cell table:style-name="Tabla6.B8" table:number-columns-spanned="3" office:value-type="string">
            <text:p text:style-name="P154">Ejecutar el script de inserción de <text:span text:style-name="T117">usuarios</text:span> <text:span text:style-name="T116">de centro de empleo</text:span> en la base de datos.</text:p>
            <text:p text:style-name="P270">“<text:span text:style-name="T117">4-insert_aspnet_user_centro_empleo.sql</text:span>”</text:p>
          </table:table-cell>
          <table:covered-table-cell/>
          <table:covered-table-cell/>
        </table:table-row>
        <text:soft-page-break/>
        <table:table-row table:style-name="Tabla6.1">
          <table:table-cell table:style-name="Tabla6.A8" office:value-type="string">
            <text:p text:style-name="P160">8</text:p>
          </table:table-cell>
          <table:table-cell table:style-name="Tabla6.B8" table:number-columns-spanned="3" office:value-type="string">
            <text:p text:style-name="P154">Ejecutar el script de inserción de <text:span text:style-name="T117">tipo de novedad</text:span> en la base de datos.</text:p>
            <text:p text:style-name="P270">“<text:span text:style-name="T117">5-insert_table_novedad_tip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0">9</text:p>
          </table:table-cell>
          <table:table-cell table:style-name="Tabla6.B8" table:number-columns-spanned="3" office:value-type="string">
            <text:p text:style-name="P155">Ejecutar el script de <text:span text:style-name="T118">actualización de valores null a cero</text:span> <text:span text:style-name="T118">en la tabla paquete en </text:span>la base de datos.</text:p>
            <text:p text:style-name="P271">“<text:span text:style-name="T118">6-update_paquete_cupos_null_cer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1">10</text:p>
          </table:table-cell>
          <table:table-cell table:style-name="Tabla6.B8" table:number-columns-spanned="3" office:value-type="string">
            <text:p text:style-name="P155">Ejecutar el script de <text:span text:style-name="T118">actualización de tipo de dato INT del campo cupos en la tabla paquete en </text:span>la base de datos.</text:p>
            <text:p text:style-name="P271">“<text:span text:style-name="T118">7-alter_table_paquete_cupos_int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1">11</text:p>
          </table:table-cell>
          <table:table-cell table:style-name="Tabla6.B8" table:number-columns-spanned="3" office:value-type="string">
            <text:p text:style-name="P156">Ejecutar el script de <text:span text:style-name="T119">inserción de rutas para preinscripción en la tabla aspnet_paths en </text:span>la base de datos.</text:p>
            <text:p text:style-name="P272">“<text:span text:style-name="T119">8-insert_aspnet_path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2">12</text:p>
          </table:table-cell>
          <table:table-cell table:style-name="Tabla6.B8" table:number-columns-spanned="3" office:value-type="string">
            <text:p text:style-name="P156">Ejecutar el script de <text:span text:style-name="T120">creación de tabla centro de empleo en </text:span>la base de datos.</text:p>
            <text:p text:style-name="P273">“<text:span text:style-name="T120">9-create_table_centro_empleo_usuari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3">13</text:p>
          </table:table-cell>
          <table:table-cell table:style-name="Tabla6.B8" table:number-columns-spanned="3" office:value-type="string">
            <text:p text:style-name="P156">Ejecutar el script de <text:span text:style-name="T121">inserción de usuarios centro centro de empleo en </text:span>la base de datos.</text:p>
            <text:p text:style-name="P274">“<text:span text:style-name="T121">10-insert_table_centro_empleo_usuari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4">14</text:p>
          </table:table-cell>
          <table:table-cell table:style-name="Tabla6.B8" table:number-columns-spanned="3" office:value-type="string">
            <text:p text:style-name="P156">Ejecutar el script de <text:span text:style-name="T122">actualización de formato código centro centro de empleo en </text:span>la base de datos.</text:p>
            <text:p text:style-name="P275">“<text:span text:style-name="T122">11-update_centros_empleo_formato_codig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5">15</text:p>
          </table:table-cell>
          <table:table-cell table:style-name="Tabla6.B8" table:number-columns-spanned="3" office:value-type="string">
            <text:p text:style-name="P156">Ejecutar el script de <text:span text:style-name="T122">actualización de nombre de la convocatoria en la tabla periodo en </text:span>la base de datos.</text:p>
            <text:p text:style-name="P276">“<text:span text:style-name="T123">12-update_periodo_formacion_nombre_periodo_1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6">16</text:p>
          </table:table-cell>
          <table:table-cell table:style-name="Tabla6.B8" table:number-columns-spanned="3" office:value-type="string">
            <text:p text:style-name="P157">Ejecutar el script de <text:span text:style-name="T124">inserción de rutas de acceso para la unidad al módulo de seguimiento en </text:span>la base de datos.</text:p>
            <text:p text:style-name="P276">“<text:span text:style-name="T123">13-insert_rutas_unidad_seguimiento_repor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7">17</text:p>
          </table:table-cell>
          <table:table-cell table:style-name="Tabla6.B8" table:number-columns-spanned="3" office:value-type="string">
            <text:p text:style-name="P158">Ejecutar el script de <text:span text:style-name="T125">inserción de tipos de soportes en la tabla código de referencia en </text:span>la base de datos.</text:p>
            <text:p text:style-name="P277">“<text:span text:style-name="T124">14-insert_codigo_referencia_tipo_soporte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74">1<text:span text:style-name="T126">8</text:span></text:p>
          </table:table-cell>
          <table:table-cell table:style-name="Tabla6.B8" table:number-columns-spanned="3" office:value-type="string">
            <text:p text:style-name="P131">Compilar el proyecto Talentos para el Empleo con la configuración del paso <text:span text:style-name="T126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75">1<text:span text:style-name="T126">9</text:span></text:p>
          </table:table-cell>
          <table:table-cell table:style-name="Tabla6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80">20</text:p>
          </table:table-cell>
          <table:table-cell table:style-name="Tabla6.B8" table:number-columns-spanned="3" office:value-type="string">
            <text:p text:style-name="P10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24"><text:span text:style-name="T29">Fuente: </text:span>Elaboración propia</text:p>
      <text:list xml:id="list111945466642218" text:continue-numbering="true" text:style-name="WWNum1">
        <text:list-item>
          <text:h text:style-name="P395" text:outline-level="1"><text:bookmark-start text:name="__RefHeading__3972_1487805163"/>Versión 00<text:span text:style-name="T127">5</text:span>. <text:span text:style-name="T44">Actualización</text:span> del Proyecto<text:bookmark-end text:name="__RefHeading__3972_1487805163"/></text:h>
        </text:list-item>
      </text:list>
      <text:p text:style-name="P307"/>
      <text:p text:style-name="P345"><text:span text:style-name="T33">En esta versión se actualizó y configuró el módulo de preinscripción</text:span>. <text:span text:style-name="T33">Para su implementación se realizaron los siguientes pasos:</text:span></text:p>
      <text:p text:style-name="P229"/>
      <text:p text:style-name="P329"><text:span text:style-name="T29">Tabla </text:span><text:span text:style-name="T29"><text:sequence text:ref-name="refTable4" text:name="Table" text:formula="ooow:Table+1" style:num-format="1">5</text:sequence></text:span><text:span text:style-name="T29">: </text:span><text:span text:style-name="T39">Paso a producción versión 005</text:span>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2" office:value-type="string">
            <text:p text:style-name="P12">ID <text:span text:style-name="T39">PP</text:span></text:p>
          </table:table-cell>
          <table:covered-table-cell/>
          <table:table-cell table:style-name="Tabla7.A1" office:value-type="string">
            <text:p text:style-name="P12">Fecha</text:p>
          </table:table-cell>
          <table:table-cell table:style-name="Tabla7.D1" office:value-type="string">
            <text:p text:style-name="P12"><text:span text:style-name="T34">Ejecutado</text:span> por</text:p>
          </table:table-cell>
        </table:table-row>
        <table:table-row table:style-name="Tabla7.1">
          <table:table-cell table:style-name="Tabla7.A2" table:number-columns-spanned="2" office:value-type="string">
            <text:p text:style-name="P60"><text:span text:style-name="T34">PP</text:span>-00<text:span text:style-name="T127">5</text:span></text:p>
          </table:table-cell>
          <table:covered-table-cell/>
          <table:table-cell table:style-name="Tabla7.A2" office:value-type="string">
            <text:p text:style-name="P60"><text:span text:style-name="T129">21</text:span> de <text:span text:style-name="T129">Mayo</text:span> de 2015</text:p>
          </table:table-cell>
          <table:table-cell table:style-name="Tabla7.D2" office:value-type="string">
            <text:p text:style-name="P205">Jhony Alexander Rocha</text:p>
          </table:table-cell>
        </table:table-row>
        <table:table-row table:style-name="Tabla7.1">
          <table:table-cell table:style-name="Tabla7.D1" table:number-columns-spanned="4" office:value-type="string">
            <text:p text:style-name="P28">Objetivo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1" table:number-columns-spanned="4" office:value-type="string">
            <text:p text:style-name="P44">Paso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44">No.</text:p>
          </table:table-cell>
          <table:table-cell table:style-name="Tabla7.D1" table:number-columns-spanned="3" office:value-type="string">
            <text:p text:style-name="P44">Descripción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17">1</text:p>
          </table:table-cell>
          <table:table-cell table:style-name="Tabla7.D2" table:number-columns-spanned="3" office:value-type="string">
            <text:p text:style-name="P102">Detener servicio del IIS correspondiente al proyecto Talentos para el Empleo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2</text:p>
          </table:table-cell>
          <table:table-cell table:style-name="Tabla7.B8" table:number-columns-spanned="3" office:value-type="string">
            <text:p text:style-name="P249"><text:span text:style-name="T51">Ejecutar el script de </text:span><text:span text:style-name="T53">actualización </text:span><text:span text:style-name="T54">de la columna idPaquete de la tabla formación beneficiario </text:span><text:span text:style-name="T52">en la base de datos</text:span><text:span text:style-name="T51">.</text:span><text:span text:style-name="T47"> </text:span></text:p>
            <text:p text:style-name="P278">“<text:span text:style-name="T130">1-alter_column_formacion_beneficiario_idpaquete</text:span>.sql”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3</text:p>
          </table:table-cell>
          <table:table-cell table:style-name="Tabla7.B8" table:number-columns-spanned="3" office:value-type="string">
            <text:p text:style-name="P132">Compilar el proyecto Talentos para el Empleo con la configuración del paso <text:span text:style-name="T126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4</text:p>
          </table:table-cell>
          <table:table-cell table:style-name="Tabla7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5</text:p>
          </table:table-cell>
          <table:table-cell table:style-name="Tabla7.B8" table:number-columns-spanned="3" office:value-type="string">
            <text:p text:style-name="P102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6"><text:span text:style-name="T29">Fuente: </text:span>Elaboración propia</text:p>
      <text:p text:style-name="Standard"/>
      <text:list xml:id="list111945164620476" text:continue-numbering="true" text:style-name="WWNum1">
        <text:list-item>
          <text:h text:style-name="P396" text:outline-level="1"><text:bookmark-start text:name="__RefHeading__3974_1487805163"/>Versión 00<text:span text:style-name="T131">6</text:span>. <text:span text:style-name="T44">Actualización</text:span> del Proyecto<text:bookmark-end text:name="__RefHeading__3974_1487805163"/></text:h>
        </text:list-item>
      </text:list>
      <text:p text:style-name="P308"/>
      <text:p text:style-name="P346"><text:span text:style-name="T33">En esta versión se actualizó y configuró el aplicativo para el manejo de paquetes de formación de tipo validación con un sólo programa y dos módulos, </text:span><text:span text:style-name="T5">la administración de cambio de jornada para el perfil de institución de formación,</text:span><text:span text:style-name="T6"> la validación de control de fechas por cada uno de los procesos </text:span><text:span text:style-name="T7">de preinscripción, matrícula, seguimiento y cierre, </text:span><text:span text:style-name="T14">módulo de cierre y su formalización con documentos soportes</text:span>. <text:span text:style-name="T33">Para su implementación se realizaron los siguientes pasos:</text:span></text:p>
      <text:p text:style-name="P230"/>
      <text:p text:style-name="P330"><text:span text:style-name="T29">Tabla </text:span><text:span text:style-name="T29"><text:sequence text:ref-name="refTable5" text:name="Table" text:formula="ooow:Table+1" style:num-format="1">6</text:sequence></text:span><text:span text:style-name="T29">: </text:span><text:span text:style-name="T39">Paso a producción versión 006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columns-spanned="2" office:value-type="string">
            <text:p text:style-name="P13">ID <text:span text:style-name="T39">PP</text:span></text:p>
          </table:table-cell>
          <table:covered-table-cell/>
          <table:table-cell table:style-name="Tabla8.A1" office:value-type="string">
            <text:p text:style-name="P13">Fecha</text:p>
          </table:table-cell>
          <table:table-cell table:style-name="Tabla8.D1" office:value-type="string">
            <text:p text:style-name="P13"><text:span text:style-name="T34">Ejecutado</text:span> por</text:p>
          </table:table-cell>
        </table:table-row>
        <table:table-row table:style-name="Tabla8.1">
          <table:table-cell table:style-name="Tabla8.A2" table:number-columns-spanned="2" office:value-type="string">
            <text:p text:style-name="P61"><text:span text:style-name="T34">PP</text:span>-00<text:span text:style-name="T131">6</text:span></text:p>
          </table:table-cell>
          <table:covered-table-cell/>
          <table:table-cell table:style-name="Tabla8.A2" office:value-type="string">
            <text:p text:style-name="P61"><text:span text:style-name="T132">09</text:span> de <text:span text:style-name="T132">Junio</text:span> de 2015</text:p>
          </table:table-cell>
          <table:table-cell table:style-name="Tabla8.D2" office:value-type="string">
            <text:p text:style-name="P206">Jhony Alexander Rocha</text:p>
          </table:table-cell>
        </table:table-row>
        <table:table-row table:style-name="Tabla8.1">
          <table:table-cell table:style-name="Tabla8.D1" table:number-columns-spanned="4" office:value-type="string">
            <text:p text:style-name="P29">Objetivo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1" table:number-columns-spanned="4" office:value-type="string">
            <text:p text:style-name="P45">Pasos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45">No.</text:p>
          </table:table-cell>
          <table:table-cell table:style-name="Tabla8.D1" table:number-columns-spanned="3" office:value-type="string">
            <text:p text:style-name="P45">Descripción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118">1</text:p>
          </table:table-cell>
          <table:table-cell table:style-name="Tabla8.D2" table:number-columns-spanned="3" office:value-type="string">
            <text:p text:style-name="P103">Detener servicio del IIS correspondiente al proyecto Talentos para el Empleo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2">2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5">inserción</text:span><text:span text:style-name="T53"> </text:span><text:span text:style-name="T54">de la </text:span><text:span text:style-name="T55">programas de formación de tipo validación</text:span><text:span text:style-name="T54"> </text:span><text:span text:style-name="T52">en la base de datos</text:span><text:span text:style-name="T51">.</text:span><text:span text:style-name="T47"> </text:span></text:p>
            <text:p text:style-name="P279">“<text:span text:style-name="T133">1-insert_paquetes_validacion_decimo_once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3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6">actualización</text:span><text:span text:style-name="T53"> </text:span><text:span text:style-name="T54">de </text:span><text:span text:style-name="T56">control de fechas de los procesos</text:span><text:span text:style-name="T54"> </text:span><text:span text:style-name="T52">en la base de datos</text:span><text:span text:style-name="T51">.</text:span><text:span text:style-name="T47"> </text:span></text:p>
            <text:p text:style-name="P280">“<text:span text:style-name="T134">2-alter_procedimiento_almacenado_control_fechas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4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5">inserción</text:span><text:span text:style-name="T53"> </text:span><text:span text:style-name="T54">de </text:span><text:span text:style-name="T57">roles para la funcionalidad de cambio de jornada</text:span><text:span text:style-name="T54"> </text:span><text:span text:style-name="T52">en la base de datos</text:span><text:span text:style-name="T51">.</text:span><text:span text:style-name="T47"> </text:span></text:p>
            <text:p text:style-name="P280">“<text:span text:style-name="T134">3-insert path_pathroles_cambiarjornada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5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8">actualización del campo idPeriodo a Bigint</text:span><text:span text:style-name="T53"> </text:span><text:span text:style-name="T54">de la </text:span><text:span text:style-name="T58">tabla paquete </text:span><text:span text:style-name="T52">en la base de datos</text:span><text:span text:style-name="T51">.</text:span><text:span text:style-name="T47"> </text:span></text:p>
            <text:p text:style-name="P280">“<text:span text:style-name="T134">4-alter_table_paquete_idPeriodo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6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5">inserción</text:span><text:span text:style-name="T53"> </text:span><text:span text:style-name="T54">de </text:span><text:span text:style-name="T59">usuario de centro de empleo</text:span><text:span text:style-name="T54"> </text:span><text:span text:style-name="T52">en la base de datos</text:span><text:span text:style-name="T51">.</text:span><text:span text:style-name="T47"> </text:span></text:p>
            <text:p text:style-name="P280">“<text:span text:style-name="T134">5-insert_user_centro_empleo.sql</text:span>”</text:p>
          </table:table-cell>
          <table:covered-table-cell/>
          <table:covered-table-cell/>
        </table:table-row>
        <text:soft-page-break/>
        <table:table-row table:style-name="Tabla8.1">
          <table:table-cell table:style-name="Tabla8.A8" office:value-type="string">
            <text:p text:style-name="P185">7</text:p>
          </table:table-cell>
          <table:table-cell table:style-name="Tabla8.B8" table:number-columns-spanned="3" office:value-type="string">
            <text:p text:style-name="P13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8</text:p>
          </table:table-cell>
          <table:table-cell table:style-name="Tabla8.B8" table:number-columns-spanned="3" office:value-type="string">
            <text:p text:style-name="P103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9</text:p>
          </table:table-cell>
          <table:table-cell table:style-name="Tabla8.B8" table:number-columns-spanned="3" office:value-type="string">
            <text:p text:style-name="P103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8"><text:span text:style-name="T29">Fuente: </text:span>Elaboración propia</text:p>
      <text:p text:style-name="Standard"/>
      <text:list xml:id="list111944693066977" text:continue-numbering="true" text:style-name="WWNum1">
        <text:list-item>
          <text:h text:style-name="P397" text:outline-level="1"><text:bookmark-start text:name="__RefHeading__5881_1487805163"/>Versión 00<text:span text:style-name="T136">7</text:span>. <text:span text:style-name="T44">Actualización</text:span> del Proyecto<text:bookmark-end text:name="__RefHeading__5881_1487805163"/></text:h>
        </text:list-item>
      </text:list>
      <text:p text:style-name="P309"/>
      <text:p text:style-name="P347"><text:span text:style-name="T33">En esta versión se actualizó y configuró el aplicativo para el manejo de la convocatoria No. 2, módulo de cierre de la convocatoria No. 1,</text:span><text:span text:style-name="T8"> el cálculo del porcentaje de asistencia de los beneficiarios</text:span>. <text:span text:style-name="T141">En el reporte de seguimiento (planillas) y en la funcionalidad de anular planillas se </text:span><text:span text:style-name="T13">ajustarón</text:span><text:span text:style-name="T141"> los filtros, para que se tenga en cuenta en el listado de paquetes la convocatoria seleccionada. Adicionalmente en el reporte de seguimiento se </text:span><text:span text:style-name="T13">deshabilitó</text:span><text:span text:style-name="T141"> el botón descargar, cuando el estado de la planilla es Generada. Para su implementación se realizaron los siguientes pasos:</text:span></text:p>
      <text:p text:style-name="P231"/>
      <text:p text:style-name="P331"><text:span text:style-name="T29">Tabla </text:span><text:span text:style-name="T29"><text:sequence text:ref-name="refTable6" text:name="Table" text:formula="ooow:Table+1" style:num-format="1">7</text:sequence></text:span><text:span text:style-name="T29">: </text:span><text:span text:style-name="T39">Paso a producción versión 007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2" office:value-type="string">
            <text:p text:style-name="P14">ID <text:span text:style-name="T39">PP</text:span></text:p>
          </table:table-cell>
          <table:covered-table-cell/>
          <table:table-cell table:style-name="Tabla9.A1" office:value-type="string">
            <text:p text:style-name="P14">Fecha</text:p>
          </table:table-cell>
          <table:table-cell table:style-name="Tabla9.D1" office:value-type="string">
            <text:p text:style-name="P14"><text:span text:style-name="T34">Ejecutado</text:span> por</text:p>
          </table:table-cell>
        </table:table-row>
        <table:table-row table:style-name="Tabla9.1">
          <table:table-cell table:style-name="Tabla9.A2" table:number-columns-spanned="2" office:value-type="string">
            <text:p text:style-name="P62"><text:span text:style-name="T34">PP</text:span>-00<text:span text:style-name="T136">7</text:span></text:p>
          </table:table-cell>
          <table:covered-table-cell/>
          <table:table-cell table:style-name="Tabla9.A2" office:value-type="string">
            <text:p text:style-name="P62"><text:span text:style-name="T136">30</text:span> de <text:span text:style-name="T132">Junio</text:span> de 2015</text:p>
          </table:table-cell>
          <table:table-cell table:style-name="Tabla9.D2" office:value-type="string">
            <text:p text:style-name="P207">Jhony Alexander Rocha</text:p>
          </table:table-cell>
        </table:table-row>
        <table:table-row table:style-name="Tabla9.1">
          <table:table-cell table:style-name="Tabla9.D1" table:number-columns-spanned="4" office:value-type="string">
            <text:p text:style-name="P30">Objetivo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1" table:number-columns-spanned="4" office:value-type="string">
            <text:p text:style-name="P46">Pasos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46">No.</text:p>
          </table:table-cell>
          <table:table-cell table:style-name="Tabla9.D1" table:number-columns-spanned="3" office:value-type="string">
            <text:p text:style-name="P46">Descripción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119">1</text:p>
          </table:table-cell>
          <table:table-cell table:style-name="Tabla9.D2" table:number-columns-spanned="3" office:value-type="string">
            <text:p text:style-name="P105">Detener servicio del IIS correspondiente al proyecto Talentos para el Empleo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3">2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 </text:span><text:span text:style-name="T76">rutas de acceso a la funcionalidad de seguimiento de la convocatoria No. 2 </text:span><text:span text:style-name="T52">en la base de datos</text:span><text:span text:style-name="T51">.</text:span><text:span text:style-name="T47"> </text:span></text:p>
            <text:p text:style-name="P281">“<text:span text:style-name="T137">1-insert_paths_seguimiento_convocatoria_2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3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77">inserción de rutas de acceso para el módulo de cierre de paquetes con un sólo programa</text:span><text:span text:style-name="T54"> </text:span><text:span text:style-name="T52">en la base de datos</text:span><text:span text:style-name="T51">.</text:span><text:span text:style-name="T47"> </text:span></text:p>
            <text:p text:style-name="P281">“<text:span text:style-name="T137">2-insert_paths_cierre_modulo_paquete_un_program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4</text:p>
          </table:table-cell>
          <table:table-cell table:style-name="Tabla9.B8" table:number-columns-spanned="3" office:value-type="string">
            <text:p text:style-name="P251"><text:span text:style-name="T51">Ejecutar el script de</text:span><text:span text:style-name="T57"> </text:span><text:span text:style-name="T78">actualización del contenido del campo cantidad de módulos en la tabla programa jornada</text:span><text:span text:style-name="T54"> </text:span><text:span text:style-name="T52">en la base de datos</text:span><text:span text:style-name="T51">.</text:span><text:span text:style-name="T47"> </text:span></text:p>
            <text:p text:style-name="P281">“<text:span text:style-name="T137">3-update_programa_jornada_cantidad_modulo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5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78">creación de la tabla cierre de módulos</text:span><text:span text:style-name="T58"> </text:span><text:span text:style-name="T52">en la base de datos</text:span><text:span text:style-name="T51">.</text:span><text:span text:style-name="T47"> </text:span></text:p>
            <text:p text:style-name="P283"><text:soft-page-break/>“<text:span text:style-name="T139">4-create_tabl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6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78">creación de la tabla novedades de cierre de módulos</text:span><text:span text:style-name="T54"> </text:span><text:span text:style-name="T52">en la base de datos</text:span><text:span text:style-name="T51">.</text:span><text:span text:style-name="T47"> </text:span></text:p>
            <text:p text:style-name="P283">“<text:span text:style-name="T139">5-create_table_cierre_modulo_novedad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7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 </text:span><text:span text:style-name="T79">tipo de soportes en la tabla código de referencia</text:span><text:span text:style-name="T54"> </text:span><text:span text:style-name="T52">en la base de datos</text:span><text:span text:style-name="T51">.</text:span><text:span text:style-name="T47"> </text:span></text:p>
            <text:p text:style-name="P282">“<text:span text:style-name="T138">6-insert_tipo_soport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8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 </text:span><text:span text:style-name="T80">rutas de acceso al módulo de cierre de módulos</text:span><text:span text:style-name="T54"> </text:span><text:span text:style-name="T52">en la base de datos</text:span><text:span text:style-name="T51">.</text:span><text:span text:style-name="T47"> </text:span></text:p>
            <text:p text:style-name="P283">“<text:span text:style-name="T139">7-insert_paths_cierre_modulo_soporte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9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</text:span><text:span text:style-name="T81">l estado no aprobado en la tabla de código de referencia </text:span><text:span text:style-name="T52">en la base de datos</text:span><text:span text:style-name="T51">.</text:span><text:span text:style-name="T47"> </text:span></text:p>
            <text:p text:style-name="P283">“<text:span text:style-name="T139">8-insert_estado_no_aprobad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0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82">actualización en la tabla formación beneficiario para agregar el campo de porcentaje de asistencia</text:span><text:span text:style-name="T54"> </text:span><text:span text:style-name="T52">en la base de datos</text:span><text:span text:style-name="T51">.</text:span><text:span text:style-name="T47"> </text:span></text:p>
            <text:p text:style-name="P283">“<text:span text:style-name="T139">9-alter_table_add_porcentaje_asistenci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1</text:p>
          </table:table-cell>
          <table:table-cell table:style-name="Tabla9.B8" table:number-columns-spanned="3" office:value-type="string">
            <text:p text:style-name="P134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2</text:p>
          </table:table-cell>
          <table:table-cell table:style-name="Tabla9.B8" table:number-columns-spanned="3" office:value-type="string">
            <text:p text:style-name="P105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3</text:p>
          </table:table-cell>
          <table:table-cell table:style-name="Tabla9.B8" table:number-columns-spanned="3" office:value-type="string">
            <text:p text:style-name="P105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9"><text:span text:style-name="T29">Fuente: </text:span>Elaboración propia</text:p>
      <text:p text:style-name="P293"/>
      <text:list xml:id="list111944248473938" text:continue-numbering="true" text:style-name="WWNum1">
        <text:list-item>
          <text:h text:style-name="P398" text:outline-level="1"><text:bookmark-start text:name="__RefHeading__5883_1487805163"/>Versión 00<text:span text:style-name="T2">8</text:span>. <text:span text:style-name="T44">Actualización</text:span> del Proyecto<text:bookmark-end text:name="__RefHeading__5883_1487805163"/></text:h>
        </text:list-item>
      </text:list>
      <text:p text:style-name="P310"/>
      <text:p text:style-name="P348"><text:span text:style-name="T33">En esta versión se actualizó y configuró el aplicativo para el manejo de </text:span><text:span text:style-name="T4">modificar documentos soportes de cierre de módulo</text:span><text:span text:style-name="T33"> y </text:span><text:span text:style-name="T9">los</text:span><text:span text:style-name="T33"> </text:span><text:span text:style-name="T9">reportes del</text:span><text:span text:style-name="T33"> módulo de cierre de la convocatoria No. 1</text:span>. <text:span text:style-name="T33">Para su implementación se realizaron los siguientes pasos:</text:span></text:p>
      <text:p text:style-name="P232"/>
      <text:p text:style-name="P332"><text:span text:style-name="T29">Tabla </text:span><text:span text:style-name="T29"><text:sequence text:ref-name="refTable7" text:name="Table" text:formula="ooow:Table+1" style:num-format="1">8</text:sequence></text:span><text:span text:style-name="T29">: </text:span><text:span text:style-name="T39">Paso a producción versión 00</text:span><text:span text:style-name="T2">8</text:span><text:span text:style-name="T39">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2" office:value-type="string">
            <text:p text:style-name="P15">ID <text:span text:style-name="T39">PP</text:span></text:p>
          </table:table-cell>
          <table:covered-table-cell/>
          <table:table-cell table:style-name="Tabla10.A1" office:value-type="string">
            <text:p text:style-name="P15">Fecha</text:p>
          </table:table-cell>
          <table:table-cell table:style-name="Tabla10.D1" office:value-type="string">
            <text:p text:style-name="P15"><text:span text:style-name="T34">Ejecutado</text:span> por</text:p>
          </table:table-cell>
        </table:table-row>
        <table:table-row table:style-name="Tabla10.1">
          <table:table-cell table:style-name="Tabla10.A2" table:number-columns-spanned="2" office:value-type="string">
            <text:p text:style-name="P63"><text:span text:style-name="T34">PP</text:span>-00<text:span text:style-name="T2">8</text:span></text:p>
          </table:table-cell>
          <table:covered-table-cell/>
          <table:table-cell table:style-name="Tabla10.A2" office:value-type="string">
            <text:p text:style-name="P63"><text:span text:style-name="T3">07</text:span> de <text:span text:style-name="T132">Ju</text:span><text:span text:style-name="T3">l</text:span><text:span text:style-name="T132">io</text:span> de 2015</text:p>
          </table:table-cell>
          <table:table-cell table:style-name="Tabla10.D2" office:value-type="string">
            <text:p text:style-name="P208">Jhony Alexander Rocha</text:p>
          </table:table-cell>
        </table:table-row>
        <table:table-row table:style-name="Tabla10.1">
          <table:table-cell table:style-name="Tabla10.D1" table:number-columns-spanned="4" office:value-type="string">
            <text:p text:style-name="P31">Objetivo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2" table:number-columns-spanned="4" office:value-type="string">
            <text:p text:style-name="P75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1" table:number-columns-spanned="4" office:value-type="string">
            <text:p text:style-name="P47">Pasos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47">No.</text:p>
          </table:table-cell>
          <table:table-cell table:style-name="Tabla10.D1" table:number-columns-spanned="3" office:value-type="string">
            <text:p text:style-name="P47">Descripción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120">1</text:p>
          </table:table-cell>
          <table:table-cell table:style-name="Tabla10.D2" table:number-columns-spanned="3" office:value-type="string">
            <text:p text:style-name="P106">Detener servicio del IIS correspondiente al proyecto Talentos para el Empleo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4">2</text:p>
          </table:table-cell>
          <table:table-cell table:style-name="Tabla10.B8" table:number-columns-spanned="3" office:value-type="string">
            <text:p text:style-name="P252"><text:span text:style-name="T51">Ejecutar el script de </text:span><text:span text:style-name="T55">inserción</text:span><text:span text:style-name="T53"> </text:span><text:span text:style-name="T54">de </text:span><text:span text:style-name="T76">rutas de acceso a la funcionalidad de </text:span><text:span text:style-name="T83">modificacar soportes de cierre de módulo</text:span><text:span text:style-name="T76"> </text:span><text:span text:style-name="T52">en la base de datos</text:span><text:span text:style-name="T51">.</text:span><text:span text:style-name="T47"> </text:span></text:p>
            <text:p text:style-name="P284">“<text:span text:style-name="T140">1-insert_paths_modificar_soporte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7">3</text:p>
          </table:table-cell>
          <table:table-cell table:style-name="Tabla10.B8" table:number-columns-spanned="3" office:value-type="string">
            <text:p text:style-name="P252"><text:span text:style-name="T51">Ejecutar el script de </text:span><text:span text:style-name="T77">inserción de rutas de acceso para el </text:span><text:span text:style-name="T83">reporte</text:span><text:span text:style-name="T77"> </text:span><text:span text:style-name="T83">de </text:span><text:span text:style-name="T77">cierre </text:span><text:span text:style-name="T83">de módulo </text:span><text:span text:style-name="T52">en la base de datos</text:span><text:span text:style-name="T51">.</text:span><text:span text:style-name="T47"> </text:span></text:p>
            <text:p text:style-name="P284">“<text:span text:style-name="T140">2-insert_paths_reporte_unidad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7">4</text:p>
          </table:table-cell>
          <table:table-cell table:style-name="Tabla10.B8" table:number-columns-spanned="3" office:value-type="string">
            <text:p text:style-name="P252"><text:span text:style-name="T51">Ejecutar el script de</text:span><text:span text:style-name="T57"> </text:span><text:span text:style-name="T78">actualización del </text:span><text:span text:style-name="T83">campos porcentaje de asistencia a tipo string</text:span><text:span text:style-name="T78"> en la tabla </text:span><text:span text:style-name="T83">formación beneficiario</text:span><text:span text:style-name="T54"> </text:span><text:span text:style-name="T52">en la base de datos</text:span><text:span text:style-name="T51">.</text:span><text:span text:style-name="T47"> </text:span></text:p>
            <text:p text:style-name="P284">“<text:span text:style-name="T140">3-alter_table_porcentaje_asistencia_string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9">11</text:p>
          </table:table-cell>
          <table:table-cell table:style-name="Tabla10.B8" table:number-columns-spanned="3" office:value-type="string">
            <text:p text:style-name="P135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9">12</text:p>
          </table:table-cell>
          <table:table-cell table:style-name="Tabla10.B8" table:number-columns-spanned="3" office:value-type="string">
            <text:p text:style-name="P106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9">13</text:p>
          </table:table-cell>
          <table:table-cell table:style-name="Tabla10.B8" table:number-columns-spanned="3" office:value-type="string">
            <text:p text:style-name="P106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0"><text:span text:style-name="T29">Fuente: </text:span>Elaboración propia</text:p>
      <text:p text:style-name="P294"/>
      <text:list xml:id="list111944094418598" text:continue-numbering="true" text:style-name="WWNum1">
        <text:list-item>
          <text:h text:style-name="P399" text:outline-level="1"><text:bookmark-start text:name="__RefHeading__5885_1487805163"/>Versión 00<text:span text:style-name="T10">9</text:span>. <text:span text:style-name="T44">Actualización</text:span> del Proyecto<text:bookmark-end text:name="__RefHeading__5885_1487805163"/></text:h>
        </text:list-item>
      </text:list>
      <text:p text:style-name="P311"/>
      <text:p text:style-name="P350"><text:span text:style-name="T33">En esta versión se actualizó y configuró el aplicativo para el reporte de </text:span><text:span text:style-name="T12">c</text:span><text:span text:style-name="T33">ierre de </text:span><text:span text:style-name="T12">m</text:span><text:span text:style-name="T33">ódulo, </text:span><text:span text:style-name="T15">reporte de </text:span><text:span text:style-name="T12">b</text:span><text:span text:style-name="T33">eneficiarios </text:span><text:span text:style-name="T12">y </text:span><text:span text:style-name="T15">sus </text:span><text:span text:style-name="T12">e</text:span><text:span text:style-name="T33">stados, </text:span><text:span text:style-name="T12">cambio de la lógica de formalización de cierre de paquete para la convocatoria No. 1, ajuste en la descarga de documentos soportes de matrícula y preinscripción</text:span><text:span text:style-name="T33">.</text:span> <text:span text:style-name="T33">En esta puesta en producción no se realizó ningún cambio sobre la base de datos. Para su implementación se realizaron los siguientes pasos:</text:span></text:p>
      <text:p text:style-name="P233"/>
      <text:p text:style-name="P333"><text:span text:style-name="T29">Tabla </text:span><text:span text:style-name="T29"><text:sequence text:ref-name="refTable8" text:name="Table" text:formula="ooow:Table+1" style:num-format="1">9</text:sequence></text:span><text:span text:style-name="T29">: </text:span><text:span text:style-name="T39">Paso a producción versión 00</text:span><text:span text:style-name="T10">9</text:span><text:span text:style-name="T39">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2" office:value-type="string">
            <text:p text:style-name="P16">ID <text:span text:style-name="T39">PP</text:span></text:p>
          </table:table-cell>
          <table:covered-table-cell/>
          <table:table-cell table:style-name="Tabla11.A1" office:value-type="string">
            <text:p text:style-name="P16">Fecha</text:p>
          </table:table-cell>
          <table:table-cell table:style-name="Tabla11.D1" office:value-type="string">
            <text:p text:style-name="P16"><text:span text:style-name="T34">Ejecutado</text:span> por</text:p>
          </table:table-cell>
        </table:table-row>
        <table:table-row table:style-name="Tabla11.1">
          <table:table-cell table:style-name="Tabla11.A2" table:number-columns-spanned="2" office:value-type="string">
            <text:p text:style-name="P64"><text:span text:style-name="T34">PP</text:span>-00<text:span text:style-name="T10">9</text:span></text:p>
          </table:table-cell>
          <table:covered-table-cell/>
          <table:table-cell table:style-name="Tabla11.A2" office:value-type="string">
            <text:p text:style-name="P64"><text:span text:style-name="T11">21</text:span> de <text:span text:style-name="T132">Ju</text:span><text:span text:style-name="T3">l</text:span><text:span text:style-name="T132">io</text:span> de 2015</text:p>
          </table:table-cell>
          <table:table-cell table:style-name="Tabla11.D2" office:value-type="string">
            <text:p text:style-name="P209">Jhony Alexander Rocha</text:p>
          </table:table-cell>
        </table:table-row>
        <table:table-row table:style-name="Tabla11.1">
          <table:table-cell table:style-name="Tabla11.D1" table:number-columns-spanned="4" office:value-type="string">
            <text:p text:style-name="P32">Objetivo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2" table:number-columns-spanned="4" office:value-type="string">
            <text:p text:style-name="P77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1" table:number-columns-spanned="4" office:value-type="string">
            <text:p text:style-name="P48">Pasos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48">No.</text:p>
          </table:table-cell>
          <table:table-cell table:style-name="Tabla11.D1" table:number-columns-spanned="3" office:value-type="string">
            <text:p text:style-name="P48">Descripción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21">1</text:p>
          </table:table-cell>
          <table:table-cell table:style-name="Tabla11.D2" table:number-columns-spanned="3" office:value-type="string">
            <text:p text:style-name="P107">Detener servicio del IIS correspondiente al proyecto Talentos para el Empleo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90">2</text:p>
          </table:table-cell>
          <table:table-cell table:style-name="Tabla11.B8" table:number-columns-spanned="3" office:value-type="string">
            <text:p text:style-name="P136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90">3</text:p>
          </table:table-cell>
          <table:table-cell table:style-name="Tabla11.B8" table:number-columns-spanned="3" office:value-type="string">
            <text:p text:style-name="P107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90">4</text:p>
          </table:table-cell>
          <table:table-cell table:style-name="Tabla11.B8" table:number-columns-spanned="3" office:value-type="string">
            <text:p text:style-name="P107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1"><text:span text:style-name="T29">Fuente: </text:span>Elaboración propia</text:p>
      <text:p text:style-name="P295"/>
      <text:list xml:id="list111944358623271" text:continue-numbering="true" text:style-name="WWNum1">
        <text:list-item>
          <text:h text:style-name="P400" text:outline-level="1"><text:bookmark-start text:name="__RefHeading__5887_1487805163"/>Versión 0<text:span text:style-name="T16">10</text:span>. <text:span text:style-name="T44">Actualización</text:span> del Proyecto<text:bookmark-end text:name="__RefHeading__5887_1487805163"/></text:h>
        </text:list-item>
      </text:list>
      <text:p text:style-name="P312"/>
      <text:p text:style-name="P349"><text:span text:style-name="T33">En esta versión se actualizó y configuró el aplicativo para el reporte de </text:span><text:span text:style-name="T12">c</text:span><text:span text:style-name="T33">ierre de </text:span><text:span text:style-name="T12">m</text:span><text:span text:style-name="T33">ódulo, </text:span><text:span text:style-name="T15">reporte de </text:span><text:span text:style-name="T12">b</text:span><text:span text:style-name="T33">eneficiarios </text:span><text:span text:style-name="T12">y </text:span><text:span text:style-name="T15">sus </text:span><text:span text:style-name="T12">e</text:span><text:span text:style-name="T33">stados, r</text:span><text:span text:style-name="T17">eporte</text:span><text:span text:style-name="T12"> </text:span><text:span text:style-name="T17">de asistencia por beneficiario, reporte de cupos y reporte de planillas</text:span><text:span text:style-name="T33">.</text:span> <text:span text:style-name="T33">Para su implementación se realizaron los siguientes pasos:</text:span></text:p>
      <text:p text:style-name="P234"/>
      <text:p text:style-name="P334"><text:span text:style-name="T29">Tabla </text:span><text:span text:style-name="T29"><text:sequence text:ref-name="refTable9" text:name="Table" text:formula="ooow:Table+1" style:num-format="1">10</text:sequence></text:span><text:span text:style-name="T29">: </text:span><text:span text:style-name="T39">Paso a producción versión 00</text:span><text:span text:style-name="T16">10</text:span><text:span text:style-name="T39">.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17">ID <text:span text:style-name="T39">PP</text:span></text:p>
          </table:table-cell>
          <table:covered-table-cell/>
          <table:table-cell table:style-name="Tabla12.A1" office:value-type="string">
            <text:p text:style-name="P17">Fecha</text:p>
          </table:table-cell>
          <table:table-cell table:style-name="Tabla12.D1" office:value-type="string">
            <text:p text:style-name="P17"><text:span text:style-name="T34">Ejecutado</text:span> por</text:p>
          </table:table-cell>
        </table:table-row>
        <table:table-row table:style-name="Tabla12.1">
          <table:table-cell table:style-name="Tabla12.A2" table:number-columns-spanned="2" office:value-type="string">
            <text:p text:style-name="P65"><text:span text:style-name="T34">PP</text:span>-0<text:span text:style-name="T16">10</text:span></text:p>
          </table:table-cell>
          <table:covered-table-cell/>
          <table:table-cell table:style-name="Tabla12.A2" office:value-type="string">
            <text:p text:style-name="P65"><text:span text:style-name="T11">2</text:span><text:span text:style-name="T16">7</text:span> de <text:span text:style-name="T132">Ju</text:span><text:span text:style-name="T3">l</text:span><text:span text:style-name="T132">io</text:span> de 2015</text:p>
          </table:table-cell>
          <table:table-cell table:style-name="Tabla12.D2" office:value-type="string">
            <text:p text:style-name="P210">Jhony Alexander Rocha</text:p>
          </table:table-cell>
        </table:table-row>
        <table:table-row table:style-name="Tabla12.1">
          <table:table-cell table:style-name="Tabla12.D1" table:number-columns-spanned="4" office:value-type="string">
            <text:p text:style-name="P33">Objetivo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2" table:number-columns-spanned="4" office:value-type="string">
            <text:p text:style-name="P78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1" table:number-columns-spanned="4" office:value-type="string">
            <text:p text:style-name="P49">Pasos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49">No.</text:p>
          </table:table-cell>
          <table:table-cell table:style-name="Tabla12.D1" table:number-columns-spanned="3" office:value-type="string">
            <text:p text:style-name="P49">Descripción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122">1</text:p>
          </table:table-cell>
          <table:table-cell table:style-name="Tabla12.D2" table:number-columns-spanned="3" office:value-type="string">
            <text:p text:style-name="P108">Detener servicio del IIS correspondiente al proyecto Talentos para el Empleo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2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85">“<text:span text:style-name="T142">1-insert_paths_reporte_unidad_beneficiario_est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3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85">creación de procedimiento almacenado para el reporte de asistencia por asistencia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2-create_sp_reporte_beneficiario_asistencia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4</text:p>
          </table:table-cell>
          <table:table-cell table:style-name="Tabla12.B8" table:number-columns-spanned="3" office:value-type="string">
            <text:p text:style-name="P254"><text:span text:style-name="T51">Ejecutar el script de</text:span><text:span text:style-name="T57"> </text:span><text:span text:style-name="T85">creación de procedimiento almacenado para el reporte de </text:span><text:span text:style-name="T86">cupos </text:span><text:span text:style-name="T85">por </text:span><text:span text:style-name="T86">paquete y programa de formación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3-create_sp_reporte_cupo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5</text:p>
          </table:table-cell>
          <table:table-cell table:style-name="Tabla12.B8" table:number-columns-spanned="3" office:value-type="string">
            <text:p text:style-name="P255"><text:span text:style-name="T51">Ejecutar el script de</text:span><text:span text:style-name="T57"> </text:span><text:span text:style-name="T85">creación de procedimiento almacenado para el reporte de </text:span><text:span text:style-name="T87">planillas generadas por programa de formación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4-create_sp_reporte_planilla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6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78">actualización de l</text:span><text:span text:style-name="T88">os valores de cupos en la tabla paquete</text:span><text:span text:style-name="T78"> </text:span><text:span text:style-name="T52">en la base de datos</text:span><text:span text:style-name="T51">.</text:span><text:span text:style-name="T47"> </text:span></text:p>
            <text:p text:style-name="P286">“<text:span text:style-name="T143">5-actualizacion_cupos_paquete.sql</text:span>”</text:p>
          </table:table-cell>
          <table:covered-table-cell/>
          <table:covered-table-cell/>
        </table:table-row>
        <text:soft-page-break/>
        <table:table-row table:style-name="Tabla12.1">
          <table:table-cell table:style-name="Tabla12.A8" office:value-type="string">
            <text:p text:style-name="P191">7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88">inserción de estado cerrado de módulo en la tabla de código de referencia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6-insert-codigo-referencia-estado-cerr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6">8</text:p>
          </table:table-cell>
          <table:table-cell table:style-name="Tabla12.B8" table:number-columns-spanned="3" office:value-type="string">
            <text:p text:style-name="P137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6">9</text:p>
          </table:table-cell>
          <table:table-cell table:style-name="Tabla12.B8" table:number-columns-spanned="3" office:value-type="string">
            <text:p text:style-name="P108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6">10</text:p>
          </table:table-cell>
          <table:table-cell table:style-name="Tabla12.B8" table:number-columns-spanned="3" office:value-type="string">
            <text:p text:style-name="P10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2"><text:span text:style-name="T29">Fuente: </text:span>Elaboración propia</text:p>
      <text:p text:style-name="P296"/>
      <text:list xml:id="list111944725475163" text:continue-numbering="true" text:style-name="WWNum1">
        <text:list-item>
          <text:h text:style-name="P401" text:outline-level="1"><text:bookmark-start text:name="__RefHeading__4255_1439298752"/>Versión 0<text:span text:style-name="T16">1</text:span><text:span text:style-name="T18">1</text:span>. <text:span text:style-name="T44">Actualización</text:span> del Proyecto<text:bookmark-end text:name="__RefHeading__4255_1439298752"/></text:h>
        </text:list-item>
      </text:list>
      <text:p text:style-name="P313"/>
      <text:p text:style-name="P351"><text:span text:style-name="T33">En esta versión se actualizó y configuró el aplicativo para el reporte de beneficiarios y sus estados y la funcionalidad de </text:span><text:span text:style-name="T19">control de fechas por programa y departamento</text:span><text:span text:style-name="T33">.</text:span> <text:span text:style-name="T33">Para su implementación se realizaron los siguientes pasos:</text:span></text:p>
      <text:p text:style-name="P235"/>
      <text:p text:style-name="P335"><text:span text:style-name="T29">Tabla </text:span><text:span text:style-name="T29"><text:sequence text:ref-name="refTable10" text:name="Table" text:formula="ooow:Table+1" style:num-format="1">11</text:sequence></text:span><text:span text:style-name="T29">: </text:span><text:span text:style-name="T39">Paso a producción versión 00</text:span><text:span text:style-name="T16">1</text:span><text:span text:style-name="T18">1</text:span><text:span text:style-name="T39">.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2" office:value-type="string">
            <text:p text:style-name="P18">ID <text:span text:style-name="T39">PP</text:span></text:p>
          </table:table-cell>
          <table:covered-table-cell/>
          <table:table-cell table:style-name="Tabla13.A1" office:value-type="string">
            <text:p text:style-name="P18">Fecha</text:p>
          </table:table-cell>
          <table:table-cell table:style-name="Tabla13.D1" office:value-type="string">
            <text:p text:style-name="P18"><text:span text:style-name="T34">Ejecutado</text:span> por</text:p>
          </table:table-cell>
        </table:table-row>
        <table:table-row table:style-name="Tabla13.1">
          <table:table-cell table:style-name="Tabla13.A2" table:number-columns-spanned="2" office:value-type="string">
            <text:p text:style-name="P66"><text:span text:style-name="T34">PP</text:span>-0<text:span text:style-name="T16">1</text:span><text:span text:style-name="T18">1</text:span></text:p>
          </table:table-cell>
          <table:covered-table-cell/>
          <table:table-cell table:style-name="Tabla13.A2" office:value-type="string">
            <text:p text:style-name="P66"><text:span text:style-name="T11">2</text:span><text:span text:style-name="T18">9</text:span> de <text:span text:style-name="T132">Ju</text:span><text:span text:style-name="T3">l</text:span><text:span text:style-name="T132">io</text:span> de 2015</text:p>
          </table:table-cell>
          <table:table-cell table:style-name="Tabla13.D2" office:value-type="string">
            <text:p text:style-name="P211">Jhony Alexander Rocha</text:p>
          </table:table-cell>
        </table:table-row>
        <table:table-row table:style-name="Tabla13.1">
          <table:table-cell table:style-name="Tabla13.D1" table:number-columns-spanned="4" office:value-type="string">
            <text:p text:style-name="P34">Objetivo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D2" table:number-columns-spanned="4" office:value-type="string">
            <text:p text:style-name="P79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D1" table:number-columns-spanned="4" office:value-type="string">
            <text:p text:style-name="P50">Pas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50">No.</text:p>
          </table:table-cell>
          <table:table-cell table:style-name="Tabla13.D1" table:number-columns-spanned="3" office:value-type="string">
            <text:p text:style-name="P50">Descripción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123">1</text:p>
          </table:table-cell>
          <table:table-cell table:style-name="Tabla13.D2" table:number-columns-spanned="3" office:value-type="string">
            <text:p text:style-name="P109">Detener servicio del IIS correspondiente al proyecto Talentos para el Empleo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2">2</text:p>
          </table:table-cell>
          <table:table-cell table:style-name="Tabla13.B8" table:number-columns-spanned="3" office:value-type="string">
            <text:p text:style-name="P256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87">“<text:span text:style-name="T144">1-insert_paths_reporte_unidad_beneficiario_estado.sql</text:span>”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7">3</text:p>
          </table:table-cell>
          <table:table-cell table:style-name="Tabla13.B8" table:number-columns-spanned="3" office:value-type="string">
            <text:p text:style-name="P138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7">4</text:p>
          </table:table-cell>
          <table:table-cell table:style-name="Tabla13.B8" table:number-columns-spanned="3" office:value-type="string">
            <text:p text:style-name="P109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7">5</text:p>
          </table:table-cell>
          <table:table-cell table:style-name="Tabla13.B8" table:number-columns-spanned="3" office:value-type="string">
            <text:p text:style-name="P109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3"><text:span text:style-name="T29">Fuente: </text:span>Elaboración propia</text:p>
      <text:p text:style-name="P297"/>
      <text:list xml:id="list111945594270745" text:continue-numbering="true" text:style-name="WWNum1">
        <text:list-item>
          <text:h text:style-name="P402" text:outline-level="1"><text:bookmark-start text:name="__RefHeading__4257_1439298752"/>Versión 0<text:span text:style-name="T16">1</text:span><text:span text:style-name="T20">2</text:span>. <text:span text:style-name="T44">Actualización</text:span> del Proyecto<text:bookmark-end text:name="__RefHeading__4257_1439298752"/></text:h>
        </text:list-item>
      </text:list>
      <text:p text:style-name="P314"/>
      <text:p text:style-name="P353">En esta versión se actualizó y configuró el aplicativo para el manejo del gestor de documentos soportes de beneficiarios, el reporte de beneficiarios con estado aprobado por la institución, funcionalidad de cálculo de edad a partir de la fecha de nacimiento, funcionalidad de generación de planillas y funcionalidad de administración de control de fechas de los procesos preinscripción, matrícula, seguimiento y cierre. Para su implementación se realizaron los siguientes pasos:</text:p>
      <text:p text:style-name="P236"/>
      <text:p text:style-name="P336"><text:span text:style-name="T29">Tabla </text:span><text:span text:style-name="T29"><text:sequence text:ref-name="refTable11" text:name="Table" text:formula="ooow:Table+1" style:num-format="1">12</text:sequence></text:span><text:span text:style-name="T29">: </text:span><text:span text:style-name="T39">Paso a producción versión 00</text:span><text:span text:style-name="T16">1</text:span><text:span text:style-name="T20">2</text:span><text:span text:style-name="T39">.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2" office:value-type="string">
            <text:p text:style-name="P19">ID <text:span text:style-name="T39">PP</text:span></text:p>
          </table:table-cell>
          <table:covered-table-cell/>
          <table:table-cell table:style-name="Tabla14.A1" office:value-type="string">
            <text:p text:style-name="P19">Fecha</text:p>
          </table:table-cell>
          <table:table-cell table:style-name="Tabla14.D1" office:value-type="string">
            <text:p text:style-name="P19"><text:span text:style-name="T34">Ejecutado</text:span> por</text:p>
          </table:table-cell>
        </table:table-row>
        <table:table-row table:style-name="Tabla14.1">
          <table:table-cell table:style-name="Tabla14.A2" table:number-columns-spanned="2" office:value-type="string">
            <text:p text:style-name="P67"><text:span text:style-name="T34">PP</text:span>-0<text:span text:style-name="T16">1</text:span><text:span text:style-name="T21">2</text:span></text:p>
          </table:table-cell>
          <table:covered-table-cell/>
          <table:table-cell table:style-name="Tabla14.A2" office:value-type="string">
            <text:p text:style-name="P67"><text:span text:style-name="T22">13</text:span> de <text:span text:style-name="T22">Agosto</text:span> de 2015</text:p>
          </table:table-cell>
          <table:table-cell table:style-name="Tabla14.D2" office:value-type="string">
            <text:p text:style-name="P212">Jhony Alexander Rocha</text:p>
          </table:table-cell>
        </table:table-row>
        <table:table-row table:style-name="Tabla14.1">
          <table:table-cell table:style-name="Tabla14.D1" table:number-columns-spanned="4" office:value-type="string">
            <text:p text:style-name="P35">Objetivo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D2" table:number-columns-spanned="4" office:value-type="string">
            <text:p text:style-name="P80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D1" table:number-columns-spanned="4" office:value-type="string">
            <text:p text:style-name="P51">Pas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51">No.</text:p>
          </table:table-cell>
          <table:table-cell table:style-name="Tabla14.D1" table:number-columns-spanned="3" office:value-type="string">
            <text:p text:style-name="P51">Descripción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124">1</text:p>
          </table:table-cell>
          <table:table-cell table:style-name="Tabla14.D2" table:number-columns-spanned="3" office:value-type="string">
            <text:p text:style-name="P110">Detener servicio del IIS correspondiente al proyecto Talentos para el Empleo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3">2</text:p>
          </table:table-cell>
          <table:table-cell table:style-name="Tabla14.B8" table:number-columns-spanned="3" office:value-type="string">
            <text:p text:style-name="P257"><text:span text:style-name="T51">Ejecutar el script de</text:span><text:span text:style-name="T57"> </text:span><text:span text:style-name="T84">inserción de rutas de acceso a </text:span><text:span text:style-name="T89">la administración de control de fechas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1-insert_paths_admin_fechas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3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2-insert_paths_gestor_documentos_soporte_beneficiario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4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60">modificación de la tabla jornada para agregar los campos de fecha de inicio y fin del módulo de cierre</text:span><text:span text:style-name="T90"> </text:span><text:span text:style-name="T52">en la base de datos</text:span><text:span text:style-name="T51">.</text:span><text:span text:style-name="T47"> </text:span></text:p>
            <text:p text:style-name="P288">“<text:span text:style-name="T145">3-alter_table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5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60">modificación de la tabla jornada </text:span><text:span text:style-name="T61">de auditoria</text:span><text:span text:style-name="T60"> para agregar los campos de fecha de inicio y fin del módulo de cierre</text:span><text:span text:style-name="T90"> </text:span><text:span text:style-name="T52">en la base de datos</text:span><text:span text:style-name="T51">.</text:span><text:span text:style-name="T47"> </text:span></text:p>
            <text:p text:style-name="P288">“<text:span text:style-name="T145">4-alter_table_aud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6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91">modificación del disparador de actualización de la tabla de jornada de </text:span><text:soft-page-break/><text:span text:style-name="T91">auditoría </text:span><text:span text:style-name="T52">en la base de datos</text:span><text:span text:style-name="T51">.</text:span><text:span text:style-name="T47"> </text:span></text:p>
            <text:p text:style-name="P288">“<text:span text:style-name="T145">5-alter_disparador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7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92">creación de procedimiento almacenado de control de fechas del proceso de seguimiento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6-create_procedimiento_almacenado_control_fechas_programa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8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93">modificación de documentos soportes activos de los beneficiarios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7-ajuste_documento_soport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9</text:p>
          </table:table-cell>
          <table:table-cell table:style-name="Tabla14.B8" table:number-columns-spanned="3" office:value-type="string">
            <text:p text:style-name="P139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10</text:p>
          </table:table-cell>
          <table:table-cell table:style-name="Tabla14.B8" table:number-columns-spanned="3" office:value-type="string">
            <text:p text:style-name="P110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11</text:p>
          </table:table-cell>
          <table:table-cell table:style-name="Tabla14.B8" table:number-columns-spanned="3" office:value-type="string">
            <text:p text:style-name="P11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4"><text:span text:style-name="T29">Fuente: </text:span>Elaboración propia</text:p>
      <text:p text:style-name="P298"/>
      <text:list xml:id="list111945227768245" text:continue-numbering="true" text:style-name="WWNum1">
        <text:list-item>
          <text:h text:style-name="P403" text:outline-level="1"><text:bookmark-start text:name="__RefHeading__4259_1439298752"/>Versión 0<text:span text:style-name="T16">1</text:span><text:span text:style-name="T23">3</text:span>. <text:span text:style-name="T44">Actualización</text:span> del Proyecto<text:bookmark-end text:name="__RefHeading__4259_1439298752"/></text:h>
        </text:list-item>
      </text:list>
      <text:p text:style-name="P315"/>
      <text:p text:style-name="P354">En esta versión se actualizó y configuró el aplicativo para el manejo de verificación de beneficiarios aprobados y la funcionalidad de control de fechas de los procesos de preinscripción, matrícula, seguimiento y cierre. Para su implementación se realizaron los siguientes pasos:</text:p>
      <text:p text:style-name="P237"/>
      <text:p text:style-name="P337"><text:span text:style-name="T29">Tabla </text:span><text:span text:style-name="T29"><text:sequence text:ref-name="refTable12" text:name="Table" text:formula="ooow:Table+1" style:num-format="1">13</text:sequence></text:span><text:span text:style-name="T29">: </text:span><text:span text:style-name="T39">Paso a producción versión 00</text:span><text:span text:style-name="T16">1</text:span><text:span text:style-name="T23">3</text:span><text:span text:style-name="T39">.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table:number-columns-spanned="2" office:value-type="string">
            <text:p text:style-name="P20">ID <text:span text:style-name="T39">PP</text:span></text:p>
          </table:table-cell>
          <table:covered-table-cell/>
          <table:table-cell table:style-name="Tabla16.A1" office:value-type="string">
            <text:p text:style-name="P20">Fecha</text:p>
          </table:table-cell>
          <table:table-cell table:style-name="Tabla16.D1" office:value-type="string">
            <text:p text:style-name="P20"><text:span text:style-name="T34">Ejecutado</text:span> por</text:p>
          </table:table-cell>
        </table:table-row>
        <table:table-row table:style-name="Tabla16.1">
          <table:table-cell table:style-name="Tabla16.A2" table:number-columns-spanned="2" office:value-type="string">
            <text:p text:style-name="P68"><text:span text:style-name="T34">PP</text:span>-0<text:span text:style-name="T16">1</text:span><text:span text:style-name="T23">3</text:span></text:p>
          </table:table-cell>
          <table:covered-table-cell/>
          <table:table-cell table:style-name="Tabla16.A2" office:value-type="string">
            <text:p text:style-name="P68"><text:span text:style-name="T22">1</text:span><text:span text:style-name="T24">4</text:span> de <text:span text:style-name="T24">Septiembre</text:span> de 2015</text:p>
          </table:table-cell>
          <table:table-cell table:style-name="Tabla16.D2" office:value-type="string">
            <text:p text:style-name="P213">Jhony Alexander Rocha</text:p>
          </table:table-cell>
        </table:table-row>
        <table:table-row table:style-name="Tabla16.1">
          <table:table-cell table:style-name="Tabla16.D1" table:number-columns-spanned="4" office:value-type="string">
            <text:p text:style-name="P36">Objetivo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D2" table:number-columns-spanned="4" office:value-type="string">
            <text:p text:style-name="P81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D1" table:number-columns-spanned="4" office:value-type="string">
            <text:p text:style-name="P52">Pasos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52">No.</text:p>
          </table:table-cell>
          <table:table-cell table:style-name="Tabla16.D1" table:number-columns-spanned="3" office:value-type="string">
            <text:p text:style-name="P52">Descripción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125">1</text:p>
          </table:table-cell>
          <table:table-cell table:style-name="Tabla16.D2" table:number-columns-spanned="3" office:value-type="string">
            <text:p text:style-name="P111">Detener servicio del IIS correspondiente al proyecto Talentos para el Empleo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4">2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62">modificación de procedimiento almacenado para el</text:span><text:span text:style-name="T89"> control de fechas </text:span><text:span text:style-name="T94">del programa</text:span><text:span text:style-name="T54"> </text:span><text:span text:style-name="T52">en la base de datos</text:span><text:span text:style-name="T51">.</text:span><text:span text:style-name="T47"> </text:span></text:p>
            <text:p text:style-name="P289">“<text:span text:style-name="T146">1-alter_sp_control_fechas_proceso_programa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3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94">modificación de la tabla formación beneficiario agregando los campos de verificado, descripción de la verificación y usuario que realiza la verificación de los beneficiarios aprobados por la unidad</text:span><text:span text:style-name="T54"> </text:span><text:span text:style-name="T52">en la base de datos</text:span><text:span text:style-name="T51">.</text:span><text:span text:style-name="T47"> </text:span></text:p>
            <text:p text:style-name="P289">“<text:span text:style-name="T146">2-add_column_formacion_beneficiari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4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60">modificación </text:span><text:span text:style-name="T63">del disparador para la tabla formación beneficiario y su actualización de auditoría</text:span><text:span text:style-name="T90"> </text:span><text:span text:style-name="T52">en la base de datos</text:span><text:span text:style-name="T51">.</text:span><text:span text:style-name="T47"> </text:span></text:p>
            <text:p text:style-name="P289">“<text:span text:style-name="T146">3-alter_tigger_formacion_beneficiari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5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64">inserción de rutas de acceso a la funcionalidad de verificación de beneficiarios aprobados</text:span><text:span text:style-name="T90"> </text:span><text:span text:style-name="T52">en la base de datos</text:span><text:span text:style-name="T51">.</text:span><text:span text:style-name="T47"> </text:span></text:p>
            <text:p text:style-name="P289">“<text:span text:style-name="T146">4-insert_path_verificacion_beneficiario_aprobad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6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91">modificación </text:span><text:span text:style-name="T95">de las fechas de inicio y fin de los procesos de preinscripción, matrícula, seguimiento y cierre</text:span><text:span text:style-name="T91"> </text:span><text:span text:style-name="T52">en la base de datos</text:span><text:span text:style-name="T51">.</text:span><text:span text:style-name="T47"> </text:span></text:p>
            <text:p text:style-name="P289"><text:soft-page-break/>“<text:span text:style-name="T146">5-update_fechas_control_fechas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9</text:p>
          </table:table-cell>
          <table:table-cell table:style-name="Tabla16.B8" table:number-columns-spanned="3" office:value-type="string">
            <text:p text:style-name="P140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10</text:p>
          </table:table-cell>
          <table:table-cell table:style-name="Tabla16.B8" table:number-columns-spanned="3" office:value-type="string">
            <text:p text:style-name="P111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11</text:p>
          </table:table-cell>
          <table:table-cell table:style-name="Tabla16.B8" table:number-columns-spanned="3" office:value-type="string">
            <text:p text:style-name="P111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5"><text:span text:style-name="T29">Fuente: </text:span>Elaboración propia</text:p>
      <text:p text:style-name="P299"/>
      <text:list xml:id="list111945505687458" text:continue-numbering="true" text:style-name="WWNum1">
        <text:list-item>
          <text:h text:style-name="P404" text:outline-level="1"><text:bookmark-start text:name="__RefHeading__4261_1439298752"/>Versión 0<text:span text:style-name="T16">1</text:span><text:span text:style-name="T25">4</text:span>. <text:span text:style-name="T44">Actualización</text:span> del Proyecto<text:bookmark-end text:name="__RefHeading__4261_1439298752"/></text:h>
        </text:list-item>
      </text:list>
      <text:p text:style-name="P316"/>
      <text:p text:style-name="P355">En esta versión se actualizó y configuró el aplicativo para la funcionalidad de verificación de beneficiarios aprobados y su respectiva paginación. En esta puesta en producción no se realizó ningún cambio sobre la base de datos. Para su implementación se realizaron los siguientes pasos:</text:p>
      <text:p text:style-name="P238"/>
      <text:p text:style-name="P338"><text:span text:style-name="T29">Tabla </text:span><text:span text:style-name="T29"><text:sequence text:ref-name="refTable13" text:name="Table" text:formula="ooow:Table+1" style:num-format="1">14</text:sequence></text:span><text:span text:style-name="T29">: </text:span><text:span text:style-name="T39">Paso a producción versión 00</text:span><text:span text:style-name="T16">1</text:span><text:span text:style-name="T25">4</text:span><text:span text:style-name="T39">.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table:number-columns-spanned="2" office:value-type="string">
            <text:p text:style-name="P21">ID <text:span text:style-name="T39">PP</text:span></text:p>
          </table:table-cell>
          <table:covered-table-cell/>
          <table:table-cell table:style-name="Tabla17.A1" office:value-type="string">
            <text:p text:style-name="P21">Fecha</text:p>
          </table:table-cell>
          <table:table-cell table:style-name="Tabla17.D1" office:value-type="string">
            <text:p text:style-name="P21"><text:span text:style-name="T34">Ejecutado</text:span> por</text:p>
          </table:table-cell>
        </table:table-row>
        <table:table-row table:style-name="Tabla17.1">
          <table:table-cell table:style-name="Tabla17.A2" table:number-columns-spanned="2" office:value-type="string">
            <text:p text:style-name="P69"><text:span text:style-name="T34">PP</text:span>-0<text:span text:style-name="T16">1</text:span><text:span text:style-name="T25">4</text:span></text:p>
          </table:table-cell>
          <table:covered-table-cell/>
          <table:table-cell table:style-name="Tabla17.A2" office:value-type="string">
            <text:p text:style-name="P69"><text:span text:style-name="T22">1</text:span><text:span text:style-name="T26">7</text:span> de <text:span text:style-name="T24">Septiembre</text:span> de 2015</text:p>
          </table:table-cell>
          <table:table-cell table:style-name="Tabla17.D2" office:value-type="string">
            <text:p text:style-name="P214">Jhony Alexander Rocha</text:p>
          </table:table-cell>
        </table:table-row>
        <table:table-row table:style-name="Tabla17.1">
          <table:table-cell table:style-name="Tabla17.D1" table:number-columns-spanned="4" office:value-type="string">
            <text:p text:style-name="P37">Objetivo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D2" table:number-columns-spanned="4" office:value-type="string">
            <text:p text:style-name="P8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D1" table:number-columns-spanned="4" office:value-type="string">
            <text:p text:style-name="P53">Pasos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53">No.</text:p>
          </table:table-cell>
          <table:table-cell table:style-name="Tabla17.D1" table:number-columns-spanned="3" office:value-type="string">
            <text:p text:style-name="P53">Descripción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126">1</text:p>
          </table:table-cell>
          <table:table-cell table:style-name="Tabla17.D2" table:number-columns-spanned="3" office:value-type="string">
            <text:p text:style-name="P112">Detener servicio del IIS correspondiente al proyecto Talentos para el Empleo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200">2</text:p>
          </table:table-cell>
          <table:table-cell table:style-name="Tabla17.B8" table:number-columns-spanned="3" office:value-type="string">
            <text:p text:style-name="P141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200">3</text:p>
          </table:table-cell>
          <table:table-cell table:style-name="Tabla17.B8" table:number-columns-spanned="3" office:value-type="string">
            <text:p text:style-name="P112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200">4</text:p>
          </table:table-cell>
          <table:table-cell table:style-name="Tabla17.B8" table:number-columns-spanned="3" office:value-type="string">
            <text:p text:style-name="P112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6"><text:span text:style-name="T29">Fuente: </text:span>Elaboración propia</text:p>
      <text:p text:style-name="P300"/>
      <text:list xml:id="list111945108313591" text:continue-numbering="true" text:style-name="WWNum1">
        <text:list-item>
          <text:h text:style-name="P405" text:outline-level="1"><text:bookmark-start text:name="__RefHeading__4263_1439298752"/>Versión 0<text:span text:style-name="T16">1</text:span><text:span text:style-name="T27">5</text:span>. <text:span text:style-name="T44">Actualización</text:span> del Proyecto<text:bookmark-end text:name="__RefHeading__4263_1439298752"/></text:h>
        </text:list-item>
      </text:list>
      <text:p text:style-name="P317"/>
      <text:p text:style-name="P356">En esta versión se actualizó y configuró el aplicativo para la funcionalidad de control de generación de planillas según el total de planillas y el total de grupos del programa, funcionalidad para la administración de convocatorias, fases, instituciones, sedes, contactos, paquetes, programas y su respectiva asignación de programas a un paquete determinado. Para su implementación se realizaron los siguientes pasos:</text:p>
      <text:p text:style-name="P239"/>
      <text:p text:style-name="P339"><text:span text:style-name="T29">Tabla </text:span><text:span text:style-name="T29"><text:sequence text:ref-name="refTable14" text:name="Table" text:formula="ooow:Table+1" style:num-format="1">15</text:sequence></text:span><text:span text:style-name="T29">: </text:span><text:span text:style-name="T39">Paso a producción versión 00</text:span><text:span text:style-name="T16">1</text:span><text:span text:style-name="T27">5</text:span><text:span text:style-name="T39">.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2" office:value-type="string">
            <text:p text:style-name="P22">ID <text:span text:style-name="T39">PP</text:span></text:p>
          </table:table-cell>
          <table:covered-table-cell/>
          <table:table-cell table:style-name="Tabla18.A1" office:value-type="string">
            <text:p text:style-name="P22">Fecha</text:p>
          </table:table-cell>
          <table:table-cell table:style-name="Tabla18.D1" office:value-type="string">
            <text:p text:style-name="P22"><text:span text:style-name="T34">Ejecutado</text:span> por</text:p>
          </table:table-cell>
        </table:table-row>
        <table:table-row table:style-name="Tabla18.1">
          <table:table-cell table:style-name="Tabla18.A2" table:number-columns-spanned="2" office:value-type="string">
            <text:p text:style-name="P70"><text:span text:style-name="T34">PP</text:span>-0<text:span text:style-name="T16">1</text:span><text:span text:style-name="T27">5</text:span></text:p>
          </table:table-cell>
          <table:covered-table-cell/>
          <table:table-cell table:style-name="Tabla18.A2" office:value-type="string">
            <text:p text:style-name="P70"><text:span text:style-name="T27">23 </text:span>de <text:span text:style-name="T27">Octubre</text:span> de 2015</text:p>
          </table:table-cell>
          <table:table-cell table:style-name="Tabla18.D2" office:value-type="string">
            <text:p text:style-name="P215">Jhony Alexander Rocha</text:p>
          </table:table-cell>
        </table:table-row>
        <table:table-row table:style-name="Tabla18.1">
          <table:table-cell table:style-name="Tabla18.D1" table:number-columns-spanned="4" office:value-type="string">
            <text:p text:style-name="P38">Objetivo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D2" table:number-columns-spanned="4" office:value-type="string">
            <text:p text:style-name="P83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D1" table:number-columns-spanned="4" office:value-type="string">
            <text:p text:style-name="P54">Pasos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54">No.</text:p>
          </table:table-cell>
          <table:table-cell table:style-name="Tabla18.D1" table:number-columns-spanned="3" office:value-type="string">
            <text:p text:style-name="P54">Descripción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127">1</text:p>
          </table:table-cell>
          <table:table-cell table:style-name="Tabla18.D2" table:number-columns-spanned="3" office:value-type="string">
            <text:p text:style-name="P113">Detener servicio del IIS correspondiente al proyecto Talentos para el Empleo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2</text:p>
          </table:table-cell>
          <table:table-cell table:style-name="Tabla18.B8" table:number-columns-spanned="3" office:value-type="string">
            <text:p text:style-name="P261"><text:span text:style-name="T51">Ejecutar el script de </text:span><text:span text:style-name="T65">modificación de las rutas de acceso para el control de fechas</text:span><text:span text:style-name="T57"> </text:span><text:span text:style-name="T52">en la base de datos</text:span><text:span text:style-name="T51">.</text:span><text:span text:style-name="T47"> </text:span></text:p>
            <text:p text:style-name="P290">“<text:span text:style-name="T148">1-update-path-control-fechas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3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inserción de rutas de acceso para la administración de convocatoria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2-insert_path_periodo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4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modificación de las ocupacione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3-update_ocupaciones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5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inserción de rutas de acceso para la administración de institucione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4-insert_path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6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actualización de selección de sedes administrativas para las instituciones</text:span><text:span text:style-name="T90"> </text:span><text:span text:style-name="T52">en la base de datos</text:span><text:span text:style-name="T51">.</text:span><text:span text:style-name="T47"> </text:span></text:p>
            <text:p text:style-name="P290"><text:soft-page-break/>“<text:span text:style-name="T148">5-update_sede_administrativ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7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actualización de los contactos de las institucione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6-update_contacto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8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actualización de las clases de institución en la tabla código de referencia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7-delete_clase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0</text:p>
          </table:table-cell>
          <table:table-cell table:style-name="Tabla18.B8" table:number-columns-spanned="3" office:value-type="string">
            <text:p text:style-name="P261"><text:span text:style-name="T51">Ejecutar el script de </text:span><text:span text:style-name="T68">limpieza de datos de experiencia y soporte de institución</text:span><text:span text:style-name="T57"> </text:span><text:span text:style-name="T52">en la base de datos</text:span><text:span text:style-name="T51">.</text:span><text:span text:style-name="T47"> </text:span></text:p>
            <text:p text:style-name="P290">“<text:span text:style-name="T149">8-delete_experiencia_soporte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1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9">rutas de acceso para la administración de las sedes por institución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9">9-insert_path_sed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2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0">rutas de acceso para la administración de paquetes de formación por sed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0-insert_path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3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0">modificación de la tabla paquete para agregar el campo de costo del paquet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1-add_column_cost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4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1">modificación de la tabla INSTITUCION_FORMACION_PAQUETE para agregar una secuencia lógica para el manejo automático del identificador de la tabla</text:span><text:span text:style-name="T90"> </text:span><text:span text:style-name="T52">en la base de datos. Tener cuidado con esta ejecución, dado el caso que se debe </text:span><text:span text:style-name="T67">realizar un backup a la tabla INSTITUCION_FORMACION_PAQUETE.</text:span><text:span text:style-name="T52"> </text:span></text:p>
            <text:p text:style-name="P290">“<text:span text:style-name="T148">12-INSTITUCION_FORMACION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5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2">inserción en la tabla código de referencia de los códigos de tipo paquet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3-insert_codigo_tip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6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2">modificación de la tabla paquete agregando el campo tipo paquet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4-add_column_tip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7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2">inserción de rutas de acceso a la administración de programa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5-insert_path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8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2">modificación de la tabla programa agregando el campo tipo programa</text:span><text:span text:style-name="T90"> </text:span><text:span text:style-name="T52">en la base de datos</text:span><text:span text:style-name="T51">.</text:span><text:span text:style-name="T47"> </text:span></text:p>
            <text:p text:style-name="P290"><text:soft-page-break/>“<text:span text:style-name="T148">16-add_column_tipo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19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3">actualización de datos de programa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7-update_datos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7">21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3">modificación en la tabla paquete </text:span><text:span text:style-name="T74">programa para agregar los campos de total planillas y total grupo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50">18-add_column_total_planilla_grupo_paquete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01">2<text:span text:style-name="T147">2</text:span></text:p>
          </table:table-cell>
          <table:table-cell table:style-name="Tabla18.B8" table:number-columns-spanned="3" office:value-type="string">
            <text:p text:style-name="P142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01"><text:span text:style-name="T147">2</text:span>3</text:p>
          </table:table-cell>
          <table:table-cell table:style-name="Tabla18.B8" table:number-columns-spanned="3" office:value-type="string">
            <text:p text:style-name="P113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01"><text:span text:style-name="T147">2</text:span>4</text:p>
          </table:table-cell>
          <table:table-cell table:style-name="Tabla18.B8" table:number-columns-spanned="3" office:value-type="string">
            <text:p text:style-name="P113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77"><text:span text:style-name="T29">Fuente: </text:span>Elaboración propia</text:p>
      <text:p text:style-name="P301"/>
      <text:list xml:id="list111945648434535" text:continue-numbering="true" text:style-name="WWNum1">
        <text:list-item>
          <text:h text:style-name="P406" text:outline-level="1"><text:bookmark-start text:name="__RefHeading__4265_1439298752"/>Versión 0<text:span text:style-name="T16">1</text:span><text:span text:style-name="T28">6</text:span>. <text:span text:style-name="T44">Actualización</text:span> del Proyecto<text:bookmark-end text:name="__RefHeading__4265_1439298752"/></text:h>
        </text:list-item>
      </text:list>
      <text:p text:style-name="P318"/>
      <text:p text:style-name="P352"><text:span text:style-name="T33">En esta versión se actualizó y configuró el aplicativo para la funcionalidad de cierre de módulo en diferentes sedes, reporte de asistencia de beneficiarios por paquete, reporte de cupos por paquete, y administración de centros de empleo.</text:span> <text:span text:style-name="T33">Para su implementación se realizaron los siguientes pasos:</text:span></text:p>
      <text:p text:style-name="P240"/>
      <text:p text:style-name="P340"><text:span text:style-name="T29">Tabla </text:span><text:span text:style-name="T29"><text:sequence text:ref-name="refTable15" text:name="Table" text:formula="ooow:Table+1" style:num-format="1">16</text:sequence></text:span><text:span text:style-name="T29">: </text:span><text:span text:style-name="T39">Paso a producción versión 00</text:span><text:span text:style-name="T16">1</text:span><text:span text:style-name="T28">6</text:span><text:span text:style-name="T39">.</text:span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2" office:value-type="string">
            <text:p text:style-name="P23">ID <text:span text:style-name="T39">PP</text:span></text:p>
          </table:table-cell>
          <table:covered-table-cell/>
          <table:table-cell table:style-name="Tabla19.A1" office:value-type="string">
            <text:p text:style-name="P23">Fecha</text:p>
          </table:table-cell>
          <table:table-cell table:style-name="Tabla19.D1" office:value-type="string">
            <text:p text:style-name="P23"><text:span text:style-name="T34">Ejecutado</text:span> por</text:p>
          </table:table-cell>
        </table:table-row>
        <table:table-row table:style-name="Tabla19.1">
          <table:table-cell table:style-name="Tabla19.A2" table:number-columns-spanned="2" office:value-type="string">
            <text:p text:style-name="P71"><text:span text:style-name="T34">PP</text:span>-0<text:span text:style-name="T16">1</text:span><text:span text:style-name="T28">6</text:span></text:p>
          </table:table-cell>
          <table:covered-table-cell/>
          <table:table-cell table:style-name="Tabla19.A2" office:value-type="string">
            <text:p text:style-name="P71"><text:span text:style-name="T28">30</text:span> de <text:span text:style-name="T28">Noviembre</text:span> de 2015</text:p>
          </table:table-cell>
          <table:table-cell table:style-name="Tabla19.D2" office:value-type="string">
            <text:p text:style-name="P216">Jhony Alexander Rocha</text:p>
          </table:table-cell>
        </table:table-row>
        <table:table-row table:style-name="Tabla19.1">
          <table:table-cell table:style-name="Tabla19.D1" table:number-columns-spanned="4" office:value-type="string">
            <text:p text:style-name="P39">Objetivo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D2" table:number-columns-spanned="4" office:value-type="string">
            <text:p text:style-name="P84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D1" table:number-columns-spanned="4" office:value-type="string">
            <text:p text:style-name="P55">Pasos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55">No.</text:p>
          </table:table-cell>
          <table:table-cell table:style-name="Tabla19.D1" table:number-columns-spanned="3" office:value-type="string">
            <text:p text:style-name="P55">Descripción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128">1</text:p>
          </table:table-cell>
          <table:table-cell table:style-name="Tabla19.D2" table:number-columns-spanned="3" office:value-type="string">
            <text:p text:style-name="P114">Detener servicio del IIS correspondiente al proyecto Talentos para el Empleo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195">2</text:p>
          </table:table-cell>
          <table:table-cell table:style-name="Tabla19.B8" table:number-columns-spanned="3" office:value-type="string">
            <text:p text:style-name="P263"><text:span text:style-name="T51">Ejecutar el script </text:span><text:span text:style-name="T75">de inserción de rutas de acceso a la administración de centros de empleo</text:span><text:span text:style-name="T51"> </text:span><text:span text:style-name="T52">en la base de datos</text:span><text:span text:style-name="T51">.</text:span><text:span text:style-name="T47"> </text:span></text:p>
            <text:p text:style-name="P291">“<text:span text:style-name="T151">1-insert_path_centro_empleo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3</text:p>
          </table:table-cell>
          <table:table-cell table:style-name="Tabla19.B8" table:number-columns-spanned="3" office:value-type="string">
            <text:p text:style-name="P264"><text:span text:style-name="T51">Ejecutar el script de</text:span><text:span text:style-name="T57"> </text:span><text:span text:style-name="T75">actualización del procedimiento almacenado del reporte de beneficiarios y su asistencia</text:span><text:span text:style-name="T54"> </text:span><text:span text:style-name="T52">en la base de datos</text:span><text:span text:style-name="T51">.</text:span><text:span text:style-name="T47"> </text:span></text:p>
            <text:p text:style-name="P291">“<text:span text:style-name="T151">2-alter-sp_BeneficiarioAsistenciaList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4</text:p>
          </table:table-cell>
          <table:table-cell table:style-name="Tabla19.B8" table:number-columns-spanned="3" office:value-type="string">
            <text:p text:style-name="P264"><text:span text:style-name="T51">Ejecutar el script de</text:span><text:span text:style-name="T57"> </text:span><text:span text:style-name="T75">actualización del procedimiento almacenado del reporte de cupos por paquete</text:span><text:span text:style-name="T54"> </text:span><text:span text:style-name="T52">en la base de datos</text:span><text:span text:style-name="T51">.</text:span><text:span text:style-name="T47"> </text:span></text:p>
            <text:p text:style-name="P291">“<text:span text:style-name="T151">3-alter-sp_reporteCuposList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3">5</text:p>
          </table:table-cell>
          <table:table-cell table:style-name="Tabla19.B8" table:number-columns-spanned="3" office:value-type="string">
            <text:p text:style-name="P14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6</text:p>
          </table:table-cell>
          <table:table-cell table:style-name="Tabla19.B8" table:number-columns-spanned="3" office:value-type="string">
            <text:p text:style-name="P11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7</text:p>
          </table:table-cell>
          <table:table-cell table:style-name="Tabla19.B8" table:number-columns-spanned="3" office:value-type="string">
            <text:p text:style-name="P114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7"><text:span text:style-name="T30">Fuente: </text:span><text:span text:style-name="T152">Elaboración prop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fo:color="#111111" style:font-name="Tahoma" fo:font-family="Tahoma" style:font-family-generic="roman" style:font-pitch="variable" fo:font-size="12pt" fo:language="es" fo:country="CO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break-before="page" fo:keep-with-next="always" style:vertical-align="middle"/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text-transform="uppercase" fo:color="#666666" style:font-name="Tahoma" fo:font-family="Tahoma" style:font-family-generic="roman" style:font-pitch="variable"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1c1c1c" style:font-name="Tahoma" fo:font-family="Tahoma" style:font-family-generic="roman" style:font-pitch="variable" fo:font-size="10pt" style:font-size-asian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2pt" fo:language="es" fo:country="CO" style:font-name-asian="ＭＳ 明朝" style:font-family-asian="'ＭＳ 明朝'" style:font-family-generic-asian="system" style:font-pitch-asian="variable" style:font-size-asian="12pt" style:language-asian="es" style:country-asian="CO" style:font-name-complex="Tahoma2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cccccc" style:vertical-align="middle"/>
      <style:text-properties fo:color="#808080" style:font-name="Tahoma" fo:font-family="Tahom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WW-Encabezamiento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Encabezado_20_1" style:display-name="WW-Encabezado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008080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Illustration" style:family="paragraph" style:parent-style-name="Caption" style:class="extra">
      <style:text-properties fo:font-size="12pt"/>
    </style:style>
    <style:style style:name="Illustration_20_Index_20_Heading" style:display-name="Illustration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Illustration_20_Index_20_1" style:display-name="Illustration Index 1" style:family="paragraph" style:parent-style-name="Index" style:class="index">
      <style:text-properties fo:color="#1c1c1c" fo:font-size="10pt"/>
    </style:style>
    <style:style style:name="Table" style:family="paragraph" style:parent-style-name="Caption" style:class="extra">
      <style:paragraph-properties fo:text-align="center" style:justify-single-word="false" style:shadow="none"/>
      <style:text-properties fo:font-size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Table_20_index_20_1" style:display-name="Table index 1" style:family="paragraph" style:parent-style-name="Index" style:class="index">
      <style:text-properties fo:color="#1c1c1c" fo:font-size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-asian="ＭＳ 明朝" style:font-family-asian="'ＭＳ 明朝'" style:font-family-generic-asian="system" style:font-pitch-asian="variable" style:language-asian="es" style:country-asian="CO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WW8Num3z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WW8Num3z1" style:family="text"/>
    <style:style style:name="WW8Num2z0" style:family="text"/>
    <style:style style:name="WW8Num4z0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Tahoma" fo:font-family="Tahom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13" style:display-name="ListLabel 1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3.09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8.6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" style:family="table">
      <style:table-properties style:width="15.589cm" fo:margin-left="0.002cm" fo:margin-top="0cm" fo:margin-bottom="0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3.244cm"/>
    </style:style>
    <style:style style:name="Tabla4.C" style:family="table-column">
      <style:table-column-properties style:column-width="2.006cm"/>
    </style:style>
    <style:style style:name="Tabla4.D" style:family="table-column">
      <style:table-column-properties style:column-width="7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" style:family="table">
      <style:table-properties style:width="15.589cm" fo:margin-left="0.002cm" fo:margin-top="0cm" fo:margin-bottom="0cm" table:align="left" style:writing-mode="lr-tb"/>
    </style:style>
    <style:style style:name="Tabla5.A" style:family="table-column">
      <style:table-column-properties style:column-width="2.549cm"/>
    </style:style>
    <style:style style:name="Tabla5.B" style:family="table-column">
      <style:table-column-properties style:column-width="3.161cm"/>
    </style:style>
    <style:style style:name="Tabla5.C" style:family="table-column">
      <style:table-column-properties style:column-width="2.088cm"/>
    </style:style>
    <style:style style:name="Tabla5.D" style:family="table-column">
      <style:table-column-properties style:column-width="7.7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MP3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808080" fo:font-size="10pt" style:font-size-asian="10pt" style:font-size-complex="10pt"/>
    </style:style>
    <style:style style:name="MP5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P6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MP1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MP11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M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0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1"/>
            </table:table-cell>
            <table:table-cell table:style-name="Tabla1.A1" table:number-rows-spanned="3" office:value-type="string">
              <text:p text:style-name="MP2">Paso a producción</text:p>
            </table:table-cell>
            <table:table-cell table:style-name="Tabla1.C1" office:value-type="string">
              <text:p text:style-name="MP3">Proyecto</text:p>
            </table:table-cell>
            <table:table-cell table:style-name="Tabla1.D1" office:value-type="string">
              <text:p text:style-name="MP4">Talentos para el empleo</text:p>
            </table:table-cell>
          </table:table-row>
          <table:table-row table:style-name="Tabla1.1">
            <table:covered-table-cell/>
            <table:covered-table-cell/>
            <table:table-cell table:style-name="Tabla1.C2" office:value-type="string">
              <text:p text:style-name="MP3">Autor</text:p>
            </table:table-cell>
            <table:table-cell table:style-name="Tabla1.D2" office:value-type="string">
              <text:p text:style-name="MP4">Ing. Jhony Alexander Rocha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MP5">Página</text:p>
            </table:table-cell>
            <table:table-cell table:style-name="Tabla1.D3" office:value-type="string">
              <text:p text:style-name="MP6"><text:page-number text:select-page="current">1</text:page-number> de <text:page-count>32</text:page-count></text:p>
            </table:table-cell>
          </table:table-row>
        </table:table>
        <text:p text:style-name="MP7"/>
      </style:header>
      <style:footer>
        <text:p text:style-name="MP8"><text:s/><text:page-number text:select-page="current">1</text:page-number></text:p>
        <text:p text:style-name="MP9"><text:tab/><text:tab/></text:p>
        <text:p text:style-name="MP10"/>
      </style:footer>
    </style:master-page>
    <style:master-page style:name="Converted1" style:page-layout-name="Mpm2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table:number-rows-spanned="3" office:value-type="string">
              <text:p text:style-name="MP1"/>
            </table:table-cell>
            <table:table-cell table:style-name="Tabla4.A1" table:number-rows-spanned="3" office:value-type="string">
              <text:p text:style-name="MP11">Paso a producción</text:p>
            </table:table-cell>
            <table:table-cell table:style-name="Tabla4.C1" office:value-type="string">
              <text:p text:style-name="MP3">Proyecto</text:p>
            </table:table-cell>
            <table:table-cell table:style-name="Tabla4.D1" office:value-type="string">
              <text:p text:style-name="MP4">Talentos para el empleo</text:p>
            </table:table-cell>
          </table:table-row>
          <table:table-row table:style-name="Tabla4.1">
            <table:covered-table-cell/>
            <table:covered-table-cell/>
            <table:table-cell table:style-name="Tabla4.C2" office:value-type="string">
              <text:p text:style-name="MP3">Autor</text:p>
            </table:table-cell>
            <table:table-cell table:style-name="Tabla4.D2" office:value-type="string">
              <text:p text:style-name="MP4">Ing. Jhony Alexander Rocha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MP5">Página</text:p>
            </table:table-cell>
            <table:table-cell table:style-name="Tabla4.D3" office:value-type="string">
              <text:p text:style-name="MP6"><text:page-number text:select-page="current">3</text:page-number> de <text:page-count>32</text:page-count></text:p>
            </table:table-cell>
          </table:table-row>
        </table:table>
        <text:p text:style-name="Standard"/>
      </style:header>
      <style:footer>
        <text:p text:style-name="MP12"/>
      </style:footer>
    </style:master-page>
    <style:master-page style:name="Converted2" style:page-layout-name="Mpm2" style:next-style-name="Converted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3" office:value-type="string">
              <text:p text:style-name="MP1"/>
            </table:table-cell>
            <table:table-cell table:style-name="Tabla5.A1" table:number-rows-spanned="3" office:value-type="string">
              <text:p text:style-name="MP11">Paso a producción</text:p>
            </table:table-cell>
            <table:table-cell table:style-name="Tabla5.C1" office:value-type="string">
              <text:p text:style-name="MP3">Proyecto</text:p>
            </table:table-cell>
            <table:table-cell table:style-name="Tabla5.D1" office:value-type="string">
              <text:p text:style-name="MP4">Talentos para el empleo</text:p>
            </table:table-cell>
          </table:table-row>
          <table:table-row table:style-name="Tabla5.1">
            <table:covered-table-cell/>
            <table:covered-table-cell/>
            <table:table-cell table:style-name="Tabla5.C2" office:value-type="string">
              <text:p text:style-name="MP3">Autor</text:p>
            </table:table-cell>
            <table:table-cell table:style-name="Tabla5.D2" office:value-type="string">
              <text:p text:style-name="MP4">Ing. Jhony Alexander Rocha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MP5">Página</text:p>
            </table:table-cell>
            <table:table-cell table:style-name="Tabla5.D3" office:value-type="string">
              <text:p text:style-name="MP6"><text:page-number text:select-page="current">2</text:page-number> de <text:page-count>32</text:page-count></text:p>
            </table:table-cell>
          </table:table-row>
        </table:table>
        <text:p text:style-name="Standard"/>
      </style:header>
      <style:footer>
        <text:p text:style-name="MP13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26:00</meta:creation-date>
    <meta:initial-creator>Pablo-PC</meta:initial-creator>
    <dc:language>es-ES</dc:language>
    <dc:date>2015-12-18T11:19:42.919000000</dc:date>
    <meta:editing-cycles>567</meta:editing-cycles>
    <meta:editing-duration>P1DT7H28M17S</meta:editing-duration>
    <meta:generator>LibreOffice/4.4.1.2$Windows_x86 LibreOffice_project/45e2de17089c24a1fa810c8f975a7171ba4cd432</meta:generator>
    <meta:document-statistic meta:table-count="19" meta:image-count="0" meta:object-count="0" meta:page-count="32" meta:paragraph-count="748" meta:word-count="5390" meta:character-count="37233" meta:non-whitespace-character-count="324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